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5.25pt" style:use-optimal-column-width="fals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102.8pt" style:use-optimal-column-width="true"/>
    </style:style>
    <style:style style:name="ACOL-11" style:family="table-column">
      <style:table-column-properties style:column-width="104.2pt" style:use-optimal-column-width="fals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6"/>
        <table:table-column table:style-name="ACOL-8"/>
        <table:table-column table:style-name="ACOL-6" table:number-columns-repeated="2"/>
        <table:table-column table:style-name="ACOL-9"/>
        <table:table-column table:style-name="ACOL-10" table:number-columns-repeated="3"/>
        <table:table-column table:style-name="ACOL-6"/>
        <table:table-column table:style-name="ACOL-11"/>
        <table:table-column table:style-name="ACOL-9"/>
        <table:table-column table:style-name="ACOL-10" table:number-columns-repeated="2"/>
        <table:table-column table:style-name="ACOL-12"/>
        <table:table-column table:style-name="ACOL-0" table:number-columns-repeated="2"/>
        <table:table-column table:style-name="ACOL-9" table:number-columns-repeated="2"/>
        <table:table-column table:style-name="ACOL-0" table:number-columns-repeated="23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uplift_rat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number-columns-repeated="234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]-[.F2]*[.R$2]" office:value-type="float" office:value="-47.539999999999992">
            <text:p>−47.5</text:p>
          </table:table-cell>
          <table:table-cell table:style-name="ACE-4" table:formula="of:=SQRT(([.Y2]-[.M2])^2+[.T2]^2)" office:value-type="float" office:value="9.5524865872713995">
            <text:p>9.6</text:p>
          </table:table-cell>
          <table:table-cell table:style-name="ACE-4" table:formula="of:=SQRT(([.M2]-[.X2])^2+[.U2]^2)" office:value-type="float" office:value="9.9105802050132255">
            <text:p>9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16999999999999999">
            <text:p>0.0017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]+[.G2]*2" office:value-type="float" office:value="68000">
            <text:p>68000</text:p>
          </table:table-cell>
          <table:table-cell table:style-name="ACE-0" table:formula="of:=[.F2]-[.G2]*2" office:value-type="float" office:value="64400">
            <text:p>64400</text:p>
          </table:table-cell>
          <table:table-cell table:style-name="ACE-0" table:formula="of:=[.S2]-[.V2]*([.R$2]+[.R$3])" office:value-type="float" office:value="-57.399999999999991">
            <text:p>−57.39999999999999</text:p>
          </table:table-cell>
          <table:table-cell table:style-name="ACE-0" table:formula="of:=[.S2]-[.W2]*([.R$2]-[.R$3])" office:value-type="float" office:value="-38.039999999999992">
            <text:p>−38.0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]-[.F3]*[.R$2]" office:value-type="float" office:value="-50.259999999999991">
            <text:p>−50.3</text:p>
          </table:table-cell>
          <table:table-cell table:style-name="ACE-4" table:formula="of:=SQRT(([.Y3]-[.M3])^2+[.T3]^2)" office:value-type="float" office:value="13.217881827282319">
            <text:p>13.2</text:p>
          </table:table-cell>
          <table:table-cell table:style-name="ACE-4" table:formula="of:=SQRT(([.M3]-[.X3])^2+[.U3]^2)" office:value-type="float" office:value="14.015719746056588">
            <text:p>14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01">
            <text:p>0.000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]+[.G3]*2" office:value-type="float" office:value="71800">
            <text:p>71800</text:p>
          </table:table-cell>
          <table:table-cell table:style-name="ACE-0" table:formula="of:=[.F3]-[.G3]*2" office:value-type="float" office:value="63800">
            <text:p>63800</text:p>
          </table:table-cell>
          <table:table-cell table:style-name="ACE-0" table:formula="of:=[.S3]-[.V3]*([.R$2]+[.R$3])" office:value-type="float" office:value="-64.240000000000009">
            <text:p>−64.24000000000001</text:p>
          </table:table-cell>
          <table:table-cell table:style-name="ACE-0" table:formula="of:=[.S3]-[.W3]*([.R$2]-[.R$3])" office:value-type="float" office:value="-37.079999999999984">
            <text:p>−37.07999999999998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]-[.F4]*[.R$2]" office:value-type="float" office:value="-70.329999999999998">
            <text:p>−70.3</text:p>
          </table:table-cell>
          <table:table-cell table:style-name="ACE-4" table:formula="of:=SQRT(([.Y4]-[.M4])^2+[.T4]^2)" office:value-type="float" office:value="10.418104434108928">
            <text:p>10.4</text:p>
          </table:table-cell>
          <table:table-cell table:style-name="ACE-4" table:formula="of:=SQRT(([.M4]-[.X4])^2+[.U4]^2)" office:value-type="float" office:value="10.776497575743248">
            <text:p>10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7">
            <text:p>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]+[.G4]*2" office:value-type="float" office:value="76700">
            <text:p>76700</text:p>
          </table:table-cell>
          <table:table-cell table:style-name="ACE-0" table:formula="of:=[.F4]-[.G4]*2" office:value-type="float" office:value="73100">
            <text:p>73100</text:p>
          </table:table-cell>
          <table:table-cell table:style-name="ACE-0" table:formula="of:=[.S4]-[.V4]*([.R$2]+[.R$3])" office:value-type="float" office:value="-81.060000000000002">
            <text:p>−81.06</text:p>
          </table:table-cell>
          <table:table-cell table:style-name="ACE-0" table:formula="of:=[.S4]-[.W4]*([.R$2]-[.R$3])" office:value-type="float" office:value="-59.959999999999994">
            <text:p>−59.95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]-[.F5]*[.R$2]" office:value-type="float" office:value="-60.5">
            <text:p>−60.5</text:p>
          </table:table-cell>
          <table:table-cell table:style-name="ACE-4" table:formula="of:=SQRT(([.Y5]-[.M5])^2+[.T5]^2)" office:value-type="float" office:value="9.433154297476543">
            <text:p>9.4</text:p>
          </table:table-cell>
          <table:table-cell table:style-name="ACE-4" table:formula="of:=SQRT(([.M5]-[.X5])^2+[.U5]^2)" office:value-type="float" office:value="9.7912001307296279">
            <text:p>9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]+[.G5]*2" office:value-type="float" office:value="66800">
            <text:p>66800</text:p>
          </table:table-cell>
          <table:table-cell table:style-name="ACE-0" table:formula="of:=[.F5]-[.G5]*2" office:value-type="float" office:value="63200">
            <text:p>63200</text:p>
          </table:table-cell>
          <table:table-cell table:style-name="ACE-0" table:formula="of:=[.S5]-[.V5]*([.R$2]+[.R$3])" office:value-type="float" office:value="-70.239999999999995">
            <text:p>−70.24</text:p>
          </table:table-cell>
          <table:table-cell table:style-name="ACE-0" table:formula="of:=[.S5]-[.W5]*([.R$2]-[.R$3])" office:value-type="float" office:value="-51.11999999999999">
            <text:p>−51.11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]-[.F6]*[.R$2]" office:value-type="float" office:value="-73.289999999999992">
            <text:p>−73.3</text:p>
          </table:table-cell>
          <table:table-cell table:style-name="ACE-4" table:formula="of:=SQRT(([.Y6]-[.M6])^2+[.T6]^2)" office:value-type="float" office:value="9.3038970329641977">
            <text:p>9.3</text:p>
          </table:table-cell>
          <table:table-cell table:style-name="ACE-4" table:formula="of:=SQRT(([.M6]-[.X6])^2+[.U6]^2)" office:value-type="float" office:value="9.6618890492491172">
            <text:p>9.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]+[.G6]*2" office:value-type="float" office:value="65500">
            <text:p>65500</text:p>
          </table:table-cell>
          <table:table-cell table:style-name="ACE-0" table:formula="of:=[.F6]-[.G6]*2" office:value-type="float" office:value="61900">
            <text:p>61900</text:p>
          </table:table-cell>
          <table:table-cell table:style-name="ACE-0" table:formula="of:=[.S6]-[.V6]*([.R$2]+[.R$3])" office:value-type="float" office:value="-82.899999999999991">
            <text:p>−82.89999999999999</text:p>
          </table:table-cell>
          <table:table-cell table:style-name="ACE-0" table:formula="of:=[.S6]-[.W6]*([.R$2]-[.R$3])" office:value-type="float" office:value="-64.039999999999992">
            <text:p>−64.0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]-[.F7]*[.R$2]" office:value-type="float" office:value="-83.539999999999992">
            <text:p>−83.5</text:p>
          </table:table-cell>
          <table:table-cell table:style-name="ACE-4" table:formula="of:=SQRT(([.Y7]-[.M7])^2+[.T7]^2)" office:value-type="float" office:value="9.0553851381374173">
            <text:p>9.1</text:p>
          </table:table-cell>
          <table:table-cell table:style-name="ACE-4" table:formula="of:=SQRT(([.M7]-[.X7])^2+[.U7]^2)" office:value-type="float" office:value="9.4132672330068257">
            <text:p>9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.5">
            <text:p>2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7]+[.G7]*2" office:value-type="float" office:value="63000">
            <text:p>63000</text:p>
          </table:table-cell>
          <table:table-cell table:style-name="ACE-0" table:formula="of:=[.F7]-[.G7]*2" office:value-type="float" office:value="59400">
            <text:p>59400</text:p>
          </table:table-cell>
          <table:table-cell table:style-name="ACE-0" table:formula="of:=[.S7]-[.V7]*([.R$2]+[.R$3])" office:value-type="float" office:value="-92.899999999999991">
            <text:p>−92.89999999999999</text:p>
          </table:table-cell>
          <table:table-cell table:style-name="ACE-0" table:formula="of:=[.S7]-[.W7]*([.R$2]-[.R$3])" office:value-type="float" office:value="-74.539999999999992">
            <text:p>−74.5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]-[.F8]*[.R$2]" office:value-type="float" office:value="-97.919999999999987">
            <text:p>−97.9</text:p>
          </table:table-cell>
          <table:table-cell table:style-name="ACE-4" table:formula="of:=SQRT(([.Y8]-[.M8])^2+[.T8]^2)" office:value-type="float" office:value="10.010074924794512">
            <text:p>10.0</text:p>
          </table:table-cell>
          <table:table-cell table:style-name="ACE-4" table:formula="of:=SQRT(([.M8]-[.X8])^2+[.U8]^2)" office:value-type="float" office:value="10.408150652253276">
            <text:p>10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8]+[.G8]*2" office:value-type="float" office:value="69600">
            <text:p>69600</text:p>
          </table:table-cell>
          <table:table-cell table:style-name="ACE-0" table:formula="of:=[.F8]-[.G8]*2" office:value-type="float" office:value="65600">
            <text:p>65600</text:p>
          </table:table-cell>
          <table:table-cell table:style-name="ACE-0" table:formula="of:=[.S8]-[.V8]*([.R$2]+[.R$3])" office:value-type="float" office:value="-108.28">
            <text:p>−108.28</text:p>
          </table:table-cell>
          <table:table-cell table:style-name="ACE-0" table:formula="of:=[.S8]-[.W8]*([.R$2]-[.R$3])" office:value-type="float" office:value="-87.959999999999994">
            <text:p>−87.96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9]-[.F9]*[.R$2]" office:value-type="float" office:value="-74.879999999999995">
            <text:p>−74.9</text:p>
          </table:table-cell>
          <table:table-cell table:style-name="ACE-4" table:formula="of:=SQRT(([.Y9]-[.M9])^2+[.T9]^2)" office:value-type="float" office:value="9.1071400560219811">
            <text:p>9.1</text:p>
          </table:table-cell>
          <table:table-cell table:style-name="ACE-4" table:formula="of:=SQRT(([.M9]-[.X9])^2+[.U9]^2)" office:value-type="float" office:value="9.4133097261271459">
            <text:p>9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9.5">
            <text:p>29.5</text:p>
          </table:table-cell>
          <table:table-cell table:style-name="ACE-0" office:value-type="float" office:value="2.6925824035672519">
            <text:p>2.692582403567252</text:p>
          </table:table-cell>
          <table:table-cell table:style-name="ACE-0" office:value-type="float" office:value="2.6925824035672519">
            <text:p>2.69258240356725</text:p>
          </table:table-cell>
          <table:table-cell table:style-name="ACE-0" table:formula="of:=[.F9]+[.G9]*2" office:value-type="float" office:value="63000">
            <text:p>63000</text:p>
          </table:table-cell>
          <table:table-cell table:style-name="ACE-0" table:formula="of:=[.F9]-[.G9]*2" office:value-type="float" office:value="59800">
            <text:p>59800</text:p>
          </table:table-cell>
          <table:table-cell table:style-name="ACE-0" table:formula="of:=[.S9]-[.V9]*([.R$2]+[.R$3])" office:value-type="float" office:value="-83.899999999999991">
            <text:p>−83.89999999999999</text:p>
          </table:table-cell>
          <table:table-cell table:style-name="ACE-0" table:formula="of:=[.S9]-[.W9]*([.R$2]-[.R$3])" office:value-type="float" office:value="-66.179999999999993">
            <text:p>−66.17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0]-[.F10]*[.R$2]" office:value-type="float" office:value="-65.579999999999998">
            <text:p>−65.6</text:p>
          </table:table-cell>
          <table:table-cell table:style-name="ACE-4" table:formula="of:=SQRT(([.Y10]-[.M10])^2+[.T10]^2)" office:value-type="float" office:value="11.605602095539904">
            <text:p>11.6</text:p>
          </table:table-cell>
          <table:table-cell table:style-name="ACE-4" table:formula="of:=SQRT(([.M10]-[.X10])^2+[.U10]^2)" office:value-type="float" office:value="11.850080168505194">
            <text:p>11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40.5">
            <text:p>40.5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table:formula="of:=[.F10]+[.G10]*2" office:value-type="float" office:value="64000">
            <text:p>64000</text:p>
          </table:table-cell>
          <table:table-cell table:style-name="ACE-0" table:formula="of:=[.F10]-[.G10]*2" office:value-type="float" office:value="60800">
            <text:p>60800</text:p>
          </table:table-cell>
          <table:table-cell table:style-name="ACE-0" table:formula="of:=[.S10]-[.V10]*([.R$2]+[.R$3])" office:value-type="float" office:value="-74.700000000000003">
            <text:p>−74.7</text:p>
          </table:table-cell>
          <table:table-cell table:style-name="ACE-0" table:formula="of:=[.S10]-[.W10]*([.R$2]-[.R$3])" office:value-type="float" office:value="-56.779999999999987">
            <text:p>−56.77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1]-[.F11]*[.R$2]" office:value-type="float" office:value="-54.409999999999997">
            <text:p>−54.4</text:p>
          </table:table-cell>
          <table:table-cell table:style-name="ACE-4" table:formula="of:=SQRT(([.Y11]-[.M11])^2+[.T11]^2)" office:value-type="float" office:value="10.85974677421164">
            <text:p>10.9</text:p>
          </table:table-cell>
          <table:table-cell table:style-name="ACE-4" table:formula="of:=SQRT(([.M11]-[.X11])^2+[.U11]^2)" office:value-type="float" office:value="11.091532806605226">
            <text:p>11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4.5">
            <text:p>34.5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table:formula="of:=[.F11]+[.G11]*2" office:value-type="float" office:value="53900">
            <text:p>53900</text:p>
          </table:table-cell>
          <table:table-cell table:style-name="ACE-0" table:formula="of:=[.F11]-[.G11]*2" office:value-type="float" office:value="50700">
            <text:p>50700</text:p>
          </table:table-cell>
          <table:table-cell table:style-name="ACE-0" table:formula="of:=[.S11]-[.V11]*([.R$2]+[.R$3])" office:value-type="float" office:value="-62.519999999999996">
            <text:p>−62.52</text:p>
          </table:table-cell>
          <table:table-cell table:style-name="ACE-0" table:formula="of:=[.S11]-[.W11]*([.R$2]-[.R$3])" office:value-type="float" office:value="-46.61999999999999">
            <text:p>−46.61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2]-[.F12]*[.R$2]" office:value-type="float" office:value="-69.209999999999994">
            <text:p>−69.2</text:p>
          </table:table-cell>
          <table:table-cell table:style-name="ACE-4" table:formula="of:=SQRT(([.Y12]-[.M12])^2+[.T12]^2)" office:value-type="float" office:value="7.1205687975048706">
            <text:p>7.1</text:p>
          </table:table-cell>
          <table:table-cell table:style-name="ACE-4" table:formula="of:=SQRT(([.M12]-[.X12])^2+[.U12]^2)" office:value-type="float" office:value="7.3582674591237911">
            <text:p>7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2]+[.G12]*2" office:value-type="float" office:value="52500">
            <text:p>52500</text:p>
          </table:table-cell>
          <table:table-cell table:style-name="ACE-0" table:formula="of:=[.F12]-[.G12]*2" office:value-type="float" office:value="50100">
            <text:p>50100</text:p>
          </table:table-cell>
          <table:table-cell table:style-name="ACE-0" table:formula="of:=[.S12]-[.V12]*([.R$2]+[.R$3])" office:value-type="float" office:value="-76.5">
            <text:p>−76.5</text:p>
          </table:table-cell>
          <table:table-cell table:style-name="ACE-0" table:formula="of:=[.S12]-[.W12]*([.R$2]-[.R$3])" office:value-type="float" office:value="-62.159999999999997">
            <text:p>−62.16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3]-[.F13]*[.R$2]" office:value-type="float" office:value="-85.059999999999988">
            <text:p>−85.1</text:p>
          </table:table-cell>
          <table:table-cell table:style-name="ACE-4" table:formula="of:=SQRT(([.Y13]-[.M13])^2+[.T13]^2)" office:value-type="float" office:value="11.344161493913948">
            <text:p>11.3</text:p>
          </table:table-cell>
          <table:table-cell table:style-name="ACE-4" table:formula="of:=SQRT(([.M13]-[.X13])^2+[.U13]^2)" office:value-type="float" office:value="11.981802869351519">
            <text:p>12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3]+[.G13]*2" office:value-type="float" office:value="65000">
            <text:p>65000</text:p>
          </table:table-cell>
          <table:table-cell table:style-name="ACE-0" table:formula="of:=[.F13]-[.G13]*2" office:value-type="float" office:value="58600">
            <text:p>58600</text:p>
          </table:table-cell>
          <table:table-cell table:style-name="ACE-0" table:formula="of:=[.S13]-[.V13]*([.R$2]+[.R$3])" office:value-type="float" office:value="-97">
            <text:p>−97</text:p>
          </table:table-cell>
          <table:table-cell table:style-name="ACE-0" table:formula="of:=[.S13]-[.W13]*([.R$2]-[.R$3])" office:value-type="float" office:value="-73.759999999999991">
            <text:p>−73.75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4]-[.F14]*[.R$2]" office:value-type="float" office:value="-74.309999999999988">
            <text:p>−74.3</text:p>
          </table:table-cell>
          <table:table-cell table:style-name="ACE-4" table:formula="of:=SQRT(([.Y14]-[.M14])^2+[.T14]^2)" office:value-type="float" office:value="7.7349143498813238">
            <text:p>7.7</text:p>
          </table:table-cell>
          <table:table-cell table:style-name="ACE-4" table:formula="of:=SQRT(([.M14]-[.X14])^2+[.U14]^2)" office:value-type="float" office:value="8.012646254515424">
            <text:p>8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4]+[.G14]*2" office:value-type="float" office:value="55700">
            <text:p>55700</text:p>
          </table:table-cell>
          <table:table-cell table:style-name="ACE-0" table:formula="of:=[.F14]-[.G14]*2" office:value-type="float" office:value="52900">
            <text:p>52900</text:p>
          </table:table-cell>
          <table:table-cell table:style-name="ACE-0" table:formula="of:=[.S14]-[.V14]*([.R$2]+[.R$3])" office:value-type="float" office:value="-82.259999999999991">
            <text:p>−82.25999999999999</text:p>
          </table:table-cell>
          <table:table-cell table:style-name="ACE-0" table:formula="of:=[.S14]-[.W14]*([.R$2]-[.R$3])" office:value-type="float" office:value="-66.639999999999986">
            <text:p>−66.6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5]-[.F15]*[.R$2]" office:value-type="float" office:value="-72.36999999999999">
            <text:p>−72.4</text:p>
          </table:table-cell>
          <table:table-cell table:style-name="ACE-4" table:formula="of:=SQRT(([.Y15]-[.M15])^2+[.T15]^2)" office:value-type="float" office:value="8.548689958116384">
            <text:p>8.5</text:p>
          </table:table-cell>
          <table:table-cell table:style-name="ACE-4" table:formula="of:=SQRT(([.M15]-[.X15])^2+[.U15]^2)" office:value-type="float" office:value="8.9063179821966916">
            <text:p>8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5]+[.G15]*2" office:value-type="float" office:value="57900">
            <text:p>57900</text:p>
          </table:table-cell>
          <table:table-cell table:style-name="ACE-0" table:formula="of:=[.F15]-[.G15]*2" office:value-type="float" office:value="54300">
            <text:p>54300</text:p>
          </table:table-cell>
          <table:table-cell table:style-name="ACE-0" table:formula="of:=[.S15]-[.V15]*([.R$2]+[.R$3])" office:value-type="float" office:value="-81.219999999999999">
            <text:p>−81.22</text:p>
          </table:table-cell>
          <table:table-cell table:style-name="ACE-0" table:formula="of:=[.S15]-[.W15]*([.R$2]-[.R$3])" office:value-type="float" office:value="-63.879999999999995">
            <text:p>−63.88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]-[.F16]*[.R$2]" office:value-type="float" office:value="-73.049999999999997">
            <text:p>−73.0</text:p>
          </table:table-cell>
          <table:table-cell table:style-name="ACE-4" table:formula="of:=SQRT(([.Y16]-[.M16])^2+[.T16]^2)" office:value-type="float" office:value="8.2706771185919319">
            <text:p>8.3</text:p>
          </table:table-cell>
          <table:table-cell table:style-name="ACE-4" table:formula="of:=SQRT(([.M16]-[.X16])^2+[.U16]^2)" office:value-type="float" office:value="8.5884166177474199">
            <text:p>8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]+[.G16]*2" office:value-type="float" office:value="58100">
            <text:p>58100</text:p>
          </table:table-cell>
          <table:table-cell table:style-name="ACE-0" table:formula="of:=[.F16]-[.G16]*2" office:value-type="float" office:value="54900">
            <text:p>54900</text:p>
          </table:table-cell>
          <table:table-cell table:style-name="ACE-0" table:formula="of:=[.S16]-[.V16]*([.R$2]+[.R$3])" office:value-type="float" office:value="-81.579999999999998">
            <text:p>−81.58</text:p>
          </table:table-cell>
          <table:table-cell table:style-name="ACE-0" table:formula="of:=[.S16]-[.W16]*([.R$2]-[.R$3])" office:value-type="float" office:value="-64.839999999999989">
            <text:p>−64.8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97700">
            <text:p>977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]-[.F17]*[.R$2]" office:value-type="float" office:value="28.909999999999997">
            <text:p>28.9</text:p>
          </table:table-cell>
          <table:table-cell table:style-name="ACE-4" table:formula="of:=SQRT(([.Y17]-[.M17])^2+[.T17]^2)" office:value-type="float" office:value="14.604276770864097">
            <text:p>14.6</text:p>
          </table:table-cell>
          <table:table-cell table:style-name="ACE-4" table:formula="of:=SQRT(([.M17]-[.X17])^2+[.U17]^2)" office:value-type="float" office:value="15.202924060850913">
            <text:p>15.2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]+[.G17]*2" office:value-type="float" office:value="100700">
            <text:p>100700</text:p>
          </table:table-cell>
          <table:table-cell table:style-name="ACE-0" table:formula="of:=[.F17]-[.G17]*2" office:value-type="float" office:value="94700">
            <text:p>94700</text:p>
          </table:table-cell>
          <table:table-cell table:style-name="ACE-0" table:formula="of:=[.S17]-[.V17]*([.R$2]+[.R$3])" office:value-type="float" office:value="13.740000000000009">
            <text:p>13.740000000000009</text:p>
          </table:table-cell>
          <table:table-cell table:style-name="ACE-0" table:formula="of:=[.S17]-[.W17]*([.R$2]-[.R$3])" office:value-type="float" office:value="43.480000000000018">
            <text:p>43.48000000000002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3000">
            <text:p>1030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]-[.F18]*[.R$2]" office:value-type="float" office:value="4.9000000000000057">
            <text:p>4.9</text:p>
          </table:table-cell>
          <table:table-cell table:style-name="ACE-4" table:formula="of:=SQRT(([.Y18]-[.M18])^2+[.T18]^2)" office:value-type="float" office:value="15.133076356114767">
            <text:p>15.1</text:p>
          </table:table-cell>
          <table:table-cell table:style-name="ACE-4" table:formula="of:=SQRT(([.M18]-[.X18])^2+[.U18]^2)" office:value-type="float" office:value="15.731814898478802">
            <text:p>15.7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268</text:p>
          </table:table-cell>
          <table:table-cell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]+[.G18]*2" office:value-type="float" office:value="106000">
            <text:p>106000</text:p>
          </table:table-cell>
          <table:table-cell table:style-name="ACE-0" table:formula="of:=[.F18]-[.G18]*2" office:value-type="float" office:value="100000">
            <text:p>100000</text:p>
          </table:table-cell>
          <table:table-cell table:style-name="ACE-0" table:formula="of:=[.S18]-[.V18]*([.R$2]+[.R$3])" office:value-type="float" office:value="-10.799999999999983">
            <text:p>−10.79999999999998</text:p>
          </table:table-cell>
          <table:table-cell table:style-name="ACE-0" table:formula="of:=[.S18]-[.W18]*([.R$2]-[.R$3])" office:value-type="float" office:value="20">
            <text:p>20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4500">
            <text:p>1045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]-[.F19]*[.R$2]" office:value-type="float" office:value="17.350000000000023">
            <text:p>17.4</text:p>
          </table:table-cell>
          <table:table-cell table:style-name="ACE-4" table:formula="of:=SQRT(([.Y19]-[.M19])^2+[.T19]^2)" office:value-type="float" office:value="15.282751715577925">
            <text:p>15.3</text:p>
          </table:table-cell>
          <table:table-cell table:style-name="ACE-4" table:formula="of:=SQRT(([.M19]-[.X19])^2+[.U19]^2)" office:value-type="float" office:value="15.881514411415578">
            <text:p>15.9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]+[.G19]*2" office:value-type="float" office:value="107500">
            <text:p>107500</text:p>
          </table:table-cell>
          <table:table-cell table:style-name="ACE-0" table:formula="of:=[.F19]-[.G19]*2" office:value-type="float" office:value="101500">
            <text:p>101500</text:p>
          </table:table-cell>
          <table:table-cell table:style-name="ACE-0" table:formula="of:=[.S19]-[.V19]*([.R$2]+[.R$3])" office:value-type="float" office:value="1.5">
            <text:p>1.5</text:p>
          </table:table-cell>
          <table:table-cell table:style-name="ACE-0" table:formula="of:=[.S19]-[.W19]*([.R$2]-[.R$3])" office:value-type="float" office:value="32.600000000000023">
            <text:p>32.60000000000002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2100">
            <text:p>1221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]-[.F20]*[.R$2]" office:value-type="float" office:value="-2.5699999999999932">
            <text:p>−2.6</text:p>
          </table:table-cell>
          <table:table-cell table:style-name="ACE-4" table:formula="of:=SQRT(([.Y20]-[.M20])^2+[.T20]^2)" office:value-type="float" office:value="18.317316943264391">
            <text:p>18.3</text:p>
          </table:table-cell>
          <table:table-cell table:style-name="ACE-4" table:formula="of:=SQRT(([.M20]-[.X20])^2+[.U20]^2)" office:value-type="float" office:value="19.076228662919736">
            <text:p>19.1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007</text:p>
          </table:table-cell>
          <table:table-cell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]+[.G20]*2" office:value-type="float" office:value="125900">
            <text:p>125900</text:p>
          </table:table-cell>
          <table:table-cell table:style-name="ACE-0" table:formula="of:=[.F20]-[.G20]*2" office:value-type="float" office:value="118300">
            <text:p>118300</text:p>
          </table:table-cell>
          <table:table-cell table:style-name="ACE-0" table:formula="of:=[.S20]-[.V20]*([.R$2]+[.R$3])" office:value-type="float" office:value="-21.620000000000005">
            <text:p>−21.62</text:p>
          </table:table-cell>
          <table:table-cell table:style-name="ACE-0" table:formula="of:=[.S20]-[.W20]*([.R$2]-[.R$3])" office:value-type="float" office:value="15.720000000000027">
            <text:p>15.720000000000027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42700">
            <text:p>142700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1]-[.F21]*[.R$2]" office:value-type="float" office:value="-42.589999999999975">
            <text:p>−42.6</text:p>
          </table:table-cell>
          <table:table-cell table:style-name="ACE-4" table:formula="of:=SQRT(([.Y21]-[.M21])^2+[.T21]^2)" office:value-type="float" office:value="23.571221860565462">
            <text:p>23.6</text:p>
          </table:table-cell>
          <table:table-cell table:style-name="ACE-4" table:formula="of:=SQRT(([.M21]-[.X21])^2+[.U21]^2)" office:value-type="float" office:value="24.730226444575916">
            <text:p>24.7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1]+[.G21]*2" office:value-type="float" office:value="148500">
            <text:p>148500</text:p>
          </table:table-cell>
          <table:table-cell table:style-name="ACE-0" table:formula="of:=[.F21]-[.G21]*2" office:value-type="float" office:value="136900">
            <text:p>136900</text:p>
          </table:table-cell>
          <table:table-cell table:style-name="ACE-0" table:formula="of:=[.S21]-[.V21]*([.R$2]+[.R$3])" office:value-type="float" office:value="-67.300000000000011">
            <text:p>−67.30000000000001</text:p>
          </table:table-cell>
          <table:table-cell table:style-name="ACE-0" table:formula="of:=[.S21]-[.W21]*([.R$2]-[.R$3])" office:value-type="float" office:value="-19.039999999999992">
            <text:p>−19.0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54800">
            <text:p>154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Acant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2]-[.F22]*[.R$2]" office:value-type="float" office:value="-60.159999999999968">
            <text:p>−60.2</text:p>
          </table:table-cell>
          <table:table-cell table:style-name="ACE-4" table:formula="of:=SQRT(([.Y22]-[.M22])^2+[.T22]^2)" office:value-type="float" office:value="25.73943278318308">
            <text:p>25.7</text:p>
          </table:table-cell>
          <table:table-cell table:style-name="ACE-4" table:formula="of:=SQRT(([.M22]-[.X22])^2+[.U22]^2)" office:value-type="float" office:value="27.018512172212592">
            <text:p>27.0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3">
            <text:p>20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2]+[.G22]*2" office:value-type="float" office:value="161200">
            <text:p>161200</text:p>
          </table:table-cell>
          <table:table-cell table:style-name="ACE-0" table:formula="of:=[.F22]-[.G22]*2" office:value-type="float" office:value="148400">
            <text:p>148400</text:p>
          </table:table-cell>
          <table:table-cell table:style-name="ACE-0" table:formula="of:=[.S22]-[.V22]*([.R$2]+[.R$3])" office:value-type="float" office:value="-87.159999999999968">
            <text:p>−87.15999999999997</text:p>
          </table:table-cell>
          <table:table-cell table:style-name="ACE-0" table:formula="of:=[.S22]-[.W22]*([.R$2]-[.R$3])" office:value-type="float" office:value="-34.439999999999969">
            <text:p>−34.43999999999997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31000">
            <text:p>13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3]-[.F23]*[.R$2]" office:value-type="float" office:value="-52.699999999999989">
            <text:p>−52.7</text:p>
          </table:table-cell>
          <table:table-cell table:style-name="ACE-4" table:formula="of:=SQRT(([.Y23]-[.M23])^2+[.T23]^2)" office:value-type="float" office:value="19.525624189766635">
            <text:p>19.5</text:p>
          </table:table-cell>
          <table:table-cell table:style-name="ACE-4" table:formula="of:=SQRT(([.M23]-[.X23])^2+[.U23]^2)" office:value-type="float" office:value="20.324615617521541">
            <text:p>20.3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3]+[.G23]*2" office:value-type="float" office:value="135000">
            <text:p>135000</text:p>
          </table:table-cell>
          <table:table-cell table:style-name="ACE-0" table:formula="of:=[.F23]-[.G23]*2" office:value-type="float" office:value="127000">
            <text:p>127000</text:p>
          </table:table-cell>
          <table:table-cell table:style-name="ACE-0" table:formula="of:=[.S23]-[.V23]*([.R$2]+[.R$3])" office:value-type="float" office:value="-73">
            <text:p>−73</text:p>
          </table:table-cell>
          <table:table-cell table:style-name="ACE-0" table:formula="of:=[.S23]-[.W23]*([.R$2]-[.R$3])" office:value-type="float" office:value="-33.199999999999989">
            <text:p>−33.1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7000">
            <text:p>127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4]-[.F24]*[.R$2]" office:value-type="float" office:value="-45.899999999999977">
            <text:p>−45.9</text:p>
          </table:table-cell>
          <table:table-cell table:style-name="ACE-4" table:formula="of:=SQRT(([.Y24]-[.M24])^2+[.T24]^2)" office:value-type="float" office:value="27.118443908159623">
            <text:p>27.1</text:p>
          </table:table-cell>
          <table:table-cell table:style-name="ACE-4" table:formula="of:=SQRT(([.M24]-[.X24])^2+[.U24]^2)" office:value-type="float" office:value="28.917295862511079">
            <text:p>28.9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4]+[.G24]*2" office:value-type="float" office:value="136000">
            <text:p>136000</text:p>
          </table:table-cell>
          <table:table-cell table:style-name="ACE-0" table:formula="of:=[.F24]-[.G24]*2" office:value-type="float" office:value="118000">
            <text:p>118000</text:p>
          </table:table-cell>
          <table:table-cell table:style-name="ACE-0" table:formula="of:=[.S24]-[.V24]*([.R$2]+[.R$3])" office:value-type="float" office:value="-74.799999999999983">
            <text:p>−74.79999999999998</text:p>
          </table:table-cell>
          <table:table-cell table:style-name="ACE-0" table:formula="of:=[.S24]-[.W24]*([.R$2]-[.R$3])" office:value-type="float" office:value="-18.799999999999983">
            <text:p>−18.79999999999998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0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4000">
            <text:p>1040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5]-[.F25]*[.R$2]" office:value-type="float" office:value="3.2000000000000171">
            <text:p>3.2</text:p>
          </table:table-cell>
          <table:table-cell table:style-name="ACE-4" table:formula="of:=SQRT(([.Y25]-[.M25])^2+[.T25]^2)" office:value-type="float" office:value="28.0178514522438">
            <text:p>28.0</text:p>
          </table:table-cell>
          <table:table-cell table:style-name="ACE-4" table:formula="of:=SQRT(([.M25]-[.X25])^2+[.U25]^2)" office:value-type="float" office:value="30.21655175561899">
            <text:p>30.2</text:p>
          </table:table-cell>
          <table:table-cell table:style-name="ACE-0" office:value-type="string">
            <text:p>InagakiOmura2006,OmuraEtal1985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5]+[.G25]*2" office:value-type="float" office:value="115000">
            <text:p>115000</text:p>
          </table:table-cell>
          <table:table-cell table:style-name="ACE-0" table:formula="of:=[.F25]-[.G25]*2" office:value-type="float" office:value="93000">
            <text:p>93000</text:p>
          </table:table-cell>
          <table:table-cell table:style-name="ACE-0" table:formula="of:=[.S25]-[.V25]*([.R$2]+[.R$3])" office:value-type="float" office:value="-27">
            <text:p>−27</text:p>
          </table:table-cell>
          <table:table-cell table:style-name="ACE-0" table:formula="of:=[.S25]-[.W25]*([.R$2]-[.R$3])" office:value-type="float" office:value="31.200000000000017">
            <text:p>31.200000000000017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6000">
            <text:p>126000</text:p>
          </table:table-cell>
          <table:table-cell table:style-name="ACE-0" office:value-type="float" office:value="6000">
            <text:p>6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6]-[.F26]*[.R$2]" office:value-type="float" office:value="-9.1999999999999886">
            <text:p>−9.2</text:p>
          </table:table-cell>
          <table:table-cell table:style-name="ACE-4" table:formula="of:=SQRT(([.Y26]-[.M26])^2+[.T26]^2)" office:value-type="float" office:value="31.815719385234726">
            <text:p>31.8</text:p>
          </table:table-cell>
          <table:table-cell table:style-name="ACE-4" table:formula="of:=SQRT(([.M26]-[.X26])^2+[.U26]^2)" office:value-type="float" office:value="34.214616759507933">
            <text:p>34.2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6]+[.G26]*2" office:value-type="float" office:value="138000">
            <text:p>138000</text:p>
          </table:table-cell>
          <table:table-cell table:style-name="ACE-0" table:formula="of:=[.F26]-[.G26]*2" office:value-type="float" office:value="114000">
            <text:p>114000</text:p>
          </table:table-cell>
          <table:table-cell table:style-name="ACE-0" table:formula="of:=[.S26]-[.V26]*([.R$2]+[.R$3])" office:value-type="float" office:value="-43.400000000000006">
            <text:p>−43.40000000000001</text:p>
          </table:table-cell>
          <table:table-cell table:style-name="ACE-0" table:formula="of:=[.S26]-[.W26]*([.R$2]-[.R$3])" office:value-type="float" office:value="22.600000000000023">
            <text:p>22.600000000000023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3000">
            <text:p>103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7]-[.F27]*[.R$2]" office:value-type="float" office:value="4.9000000000000057">
            <text:p>4.9</text:p>
          </table:table-cell>
          <table:table-cell table:style-name="ACE-4" table:formula="of:=SQRT(([.Y27]-[.M27])^2+[.T27]^2)" office:value-type="float" office:value="24.720234626718266">
            <text:p>24.7</text:p>
          </table:table-cell>
          <table:table-cell table:style-name="ACE-4" table:formula="of:=SQRT(([.M27]-[.X27])^2+[.U27]^2)" office:value-type="float" office:value="26.518861212352238">
            <text:p>26.5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7]+[.G27]*2" office:value-type="float" office:value="112000">
            <text:p>112000</text:p>
          </table:table-cell>
          <table:table-cell table:style-name="ACE-0" table:formula="of:=[.F27]-[.G27]*2" office:value-type="float" office:value="94000">
            <text:p>94000</text:p>
          </table:table-cell>
          <table:table-cell table:style-name="ACE-0" table:formula="of:=[.S27]-[.V27]*([.R$2]+[.R$3])" office:value-type="float" office:value="-21.599999999999994">
            <text:p>−21.59999999999999</text:p>
          </table:table-cell>
          <table:table-cell table:style-name="ACE-0" table:formula="of:=[.S27]-[.W27]*([.R$2]-[.R$3])" office:value-type="float" office:value="29.600000000000023">
            <text:p>29.600000000000023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47000">
            <text:p>347000</text:p>
          </table:table-cell>
          <table:table-cell table:style-name="ACE-0" office:value-type="float" office:value="35500">
            <text:p>3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8]-[.F28]*[.R$2]" office:value-type="float" office:value="-419.89999999999998">
            <text:p>−419.9</text:p>
          </table:table-cell>
          <table:table-cell table:style-name="ACE-4" table:formula="of:=SQRT(([.Y28]-[.M28])^2+[.T28]^2)" office:value-type="float" office:value="148.30337150584273">
            <text:p>148.3</text:p>
          </table:table-cell>
          <table:table-cell table:style-name="ACE-4" table:formula="of:=SQRT(([.M28]-[.X28])^2+[.U28]^2)" office:value-type="float" office:value="162.50307689394685">
            <text:p>162.5</text:p>
          </table:table-cell>
          <table:table-cell table:style-name="ACE-0" office:value-type="string">
            <text:p>InagakiOmura2006,Omura1988</text:p>
          </table:table-cell>
          <table:table-cell table:style-name="ACE-0" office:value-type="string">
            <text:p>reported error is +71 -43</text:p>
          </table:table-cell>
          <table:table-cell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8]+[.G28]*2" office:value-type="float" office:value="418000">
            <text:p>418000</text:p>
          </table:table-cell>
          <table:table-cell table:style-name="ACE-0" table:formula="of:=[.F28]-[.G28]*2" office:value-type="float" office:value="276000">
            <text:p>276000</text:p>
          </table:table-cell>
          <table:table-cell table:style-name="ACE-0" table:formula="of:=[.S28]-[.V28]*([.R$2]+[.R$3])" office:value-type="float" office:value="-582.39999999999998">
            <text:p>−582.4</text:p>
          </table:table-cell>
          <table:table-cell table:style-name="ACE-0" table:formula="of:=[.S28]-[.W28]*([.R$2]-[.R$3])" office:value-type="float" office:value="-271.59999999999997">
            <text:p>−271.6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6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1000">
            <text:p>121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9]-[.F29]*[.R$2]" office:value-type="float" office:value="-5.6999999999999886">
            <text:p>−5.7</text:p>
          </table:table-cell>
          <table:table-cell table:style-name="ACE-4" table:formula="of:=SQRT(([.Y29]-[.M29])^2+[.T29]^2)" office:value-type="float" office:value="26.518861212352238">
            <text:p>26.5</text:p>
          </table:table-cell>
          <table:table-cell table:style-name="ACE-4" table:formula="of:=SQRT(([.M29]-[.X29])^2+[.U29]^2)" office:value-type="float" office:value="28.317662332897477">
            <text:p>28.3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9]+[.G29]*2" office:value-type="float" office:value="130000">
            <text:p>130000</text:p>
          </table:table-cell>
          <table:table-cell table:style-name="ACE-0" table:formula="of:=[.F29]-[.G29]*2" office:value-type="float" office:value="112000">
            <text:p>112000</text:p>
          </table:table-cell>
          <table:table-cell table:style-name="ACE-0" table:formula="of:=[.S29]-[.V29]*([.R$2]+[.R$3])" office:value-type="float" office:value="-34">
            <text:p>−34</text:p>
          </table:table-cell>
          <table:table-cell table:style-name="ACE-0" table:formula="of:=[.S29]-[.W29]*([.R$2]-[.R$3])" office:value-type="float" office:value="20.800000000000011">
            <text:p>20.80000000000001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0]-[.F30]*[.R$2]" office:value-type="float" office:value="-39.599999999999994">
            <text:p>−39.6</text:p>
          </table:table-cell>
          <table:table-cell table:style-name="ACE-4" table:formula="of:=SQRT(([.Y30]-[.M30])^2+[.T30]^2)" office:value-type="float" office:value="10.248902380255162">
            <text:p>10.2</text:p>
          </table:table-cell>
          <table:table-cell table:style-name="ACE-4" table:formula="of:=SQRT(([.M30]-[.X30])^2+[.U30]^2)" office:value-type="float" office:value="11.045361017187261">
            <text:p>11.0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0]+[.G30]*2" office:value-type="float" office:value="42000">
            <text:p>42000</text:p>
          </table:table-cell>
          <table:table-cell table:style-name="ACE-0" table:formula="of:=[.F30]-[.G30]*2" office:value-type="float" office:value="34000">
            <text:p>34000</text:p>
          </table:table-cell>
          <table:table-cell table:style-name="ACE-0" table:formula="of:=[.S30]-[.V30]*([.R$2]+[.R$3])" office:value-type="float" office:value="-50.599999999999994">
            <text:p>−50.59999999999999</text:p>
          </table:table-cell>
          <table:table-cell table:style-name="ACE-0" table:formula="of:=[.S30]-[.W30]*([.R$2]-[.R$3])" office:value-type="float" office:value="-29.399999999999999">
            <text:p>−29.4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1]-[.F31]*[.R$2]" office:value-type="float" office:value="-38.299999999999997">
            <text:p>−38.3</text:p>
          </table:table-cell>
          <table:table-cell table:style-name="ACE-4" table:formula="of:=SQRT(([.Y31]-[.M31])^2+[.T31]^2)" office:value-type="float" office:value="10.348429832588135">
            <text:p>10.3</text:p>
          </table:table-cell>
          <table:table-cell table:style-name="ACE-4" table:formula="of:=SQRT(([.M31]-[.X31])^2+[.U31]^2)" office:value-type="float" office:value="11.144954015158604">
            <text:p>11.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1]+[.G31]*2" office:value-type="float" office:value="43000">
            <text:p>43000</text:p>
          </table:table-cell>
          <table:table-cell table:style-name="ACE-0" table:formula="of:=[.F31]-[.G31]*2" office:value-type="float" office:value="35000">
            <text:p>35000</text:p>
          </table:table-cell>
          <table:table-cell table:style-name="ACE-0" table:formula="of:=[.S31]-[.V31]*([.R$2]+[.R$3])" office:value-type="float" office:value="-49.399999999999991">
            <text:p>−49.39999999999999</text:p>
          </table:table-cell>
          <table:table-cell table:style-name="ACE-0" table:formula="of:=[.S31]-[.W31]*([.R$2]-[.R$3])" office:value-type="float" office:value="-27.999999999999993">
            <text:p>−27.9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2]-[.F32]*[.R$2]" office:value-type="float" office:value="-49.700000000000003">
            <text:p>−49.7</text:p>
          </table:table-cell>
          <table:table-cell table:style-name="ACE-4" table:formula="of:=SQRT(([.Y32]-[.M32])^2+[.T32]^2)" office:value-type="float" office:value="16.92955994702757">
            <text:p>16.9</text:p>
          </table:table-cell>
          <table:table-cell table:style-name="ACE-4" table:formula="of:=SQRT(([.M32]-[.X32])^2+[.U32]^2)" office:value-type="float" office:value="18.527007313648905">
            <text:p>18.5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2]+[.G32]*2" office:value-type="float" office:value="49000">
            <text:p>49000</text:p>
          </table:table-cell>
          <table:table-cell table:style-name="ACE-0" table:formula="of:=[.F32]-[.G32]*2" office:value-type="float" office:value="33000">
            <text:p>33000</text:p>
          </table:table-cell>
          <table:table-cell table:style-name="ACE-0" table:formula="of:=[.S32]-[.V32]*([.R$2]+[.R$3])" office:value-type="float" office:value="-68.200000000000003">
            <text:p>−68.2</text:p>
          </table:table-cell>
          <table:table-cell table:style-name="ACE-0" table:formula="of:=[.S32]-[.W32]*([.R$2]-[.R$3])" office:value-type="float" office:value="-32.799999999999997">
            <text:p>−32.8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3]-[.F33]*[.R$2]" office:value-type="float" office:value="-43.399999999999991">
            <text:p>−43.4</text:p>
          </table:table-cell>
          <table:table-cell table:style-name="ACE-4" table:formula="of:=SQRT(([.Y33]-[.M33])^2+[.T33]^2)" office:value-type="float" office:value="13.836184445142379">
            <text:p>13.8</text:p>
          </table:table-cell>
          <table:table-cell table:style-name="ACE-4" table:formula="of:=SQRT(([.M33]-[.X33])^2+[.U33]^2)" office:value-type="float" office:value="15.033296378372908">
            <text:p>15.0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3]+[.G33]*2" office:value-type="float" office:value="48000">
            <text:p>48000</text:p>
          </table:table-cell>
          <table:table-cell table:style-name="ACE-0" table:formula="of:=[.F33]-[.G33]*2" office:value-type="float" office:value="36000">
            <text:p>36000</text:p>
          </table:table-cell>
          <table:table-cell table:style-name="ACE-0" table:formula="of:=[.S33]-[.V33]*([.R$2]+[.R$3])" office:value-type="float" office:value="-58.399999999999991">
            <text:p>−58.39999999999999</text:p>
          </table:table-cell>
          <table:table-cell table:style-name="ACE-0" table:formula="of:=[.S33]-[.W33]*([.R$2]-[.R$3])" office:value-type="float" office:value="-29.599999999999994">
            <text:p>−29.5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4]-[.F34]*[.R$2]" office:value-type="float" office:value="-46.099999999999994">
            <text:p>−46.1</text:p>
          </table:table-cell>
          <table:table-cell table:style-name="ACE-4" table:formula="of:=SQRT(([.Y34]-[.M34])^2+[.T34]^2)" office:value-type="float" office:value="13.935924798878615">
            <text:p>13.9</text:p>
          </table:table-cell>
          <table:table-cell table:style-name="ACE-4" table:formula="of:=SQRT(([.M34]-[.X34])^2+[.U34]^2)" office:value-type="float" office:value="15.133076356114781">
            <text:p>15.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4]+[.G34]*2" office:value-type="float" office:value="49000">
            <text:p>49000</text:p>
          </table:table-cell>
          <table:table-cell table:style-name="ACE-0" table:formula="of:=[.F34]-[.G34]*2" office:value-type="float" office:value="37000">
            <text:p>37000</text:p>
          </table:table-cell>
          <table:table-cell table:style-name="ACE-0" table:formula="of:=[.S34]-[.V34]*([.R$2]+[.R$3])" office:value-type="float" office:value="-61.200000000000003">
            <text:p>−61.2</text:p>
          </table:table-cell>
          <table:table-cell table:style-name="ACE-0" table:formula="of:=[.S34]-[.W34]*([.R$2]-[.R$3])" office:value-type="float" office:value="-32.199999999999996">
            <text:p>−32.2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5]-[.F35]*[.R$2]" office:value-type="float" office:value="-51.5">
            <text:p>−51.5</text:p>
          </table:table-cell>
          <table:table-cell table:style-name="ACE-4" table:formula="of:=SQRT(([.Y35]-[.M35])^2+[.T35]^2)" office:value-type="float" office:value="10.945775440780801">
            <text:p>10.9</text:p>
          </table:table-cell>
          <table:table-cell table:style-name="ACE-4" table:formula="of:=SQRT(([.M35]-[.X35])^2+[.U35]^2)" office:value-type="float" office:value="11.742657280190036">
            <text:p>11.7</text:p>
          </table:table-cell>
          <table:table-cell table:style-name="ACE-0" office:value-type="string">
            <text:p>OmuraEtal2000,Omura1988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5]+[.G35]*2" office:value-type="float" office:value="49000">
            <text:p>49000</text:p>
          </table:table-cell>
          <table:table-cell table:style-name="ACE-0" table:formula="of:=[.F35]-[.G35]*2" office:value-type="float" office:value="41000">
            <text:p>41000</text:p>
          </table:table-cell>
          <table:table-cell table:style-name="ACE-0" table:formula="of:=[.S35]-[.V35]*([.R$2]+[.R$3])" office:value-type="float" office:value="-63.200000000000003">
            <text:p>−63.2</text:p>
          </table:table-cell>
          <table:table-cell table:style-name="ACE-0" table:formula="of:=[.S35]-[.W35]*([.R$2]-[.R$3])" office:value-type="float" office:value="-40.599999999999994">
            <text:p>−40.5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6]-[.F36]*[.R$2]" office:value-type="float" office:value="-53.199999999999989">
            <text:p>−53.2</text:p>
          </table:table-cell>
          <table:table-cell table:style-name="ACE-4" table:formula="of:=SQRT(([.Y36]-[.M36])^2+[.T36]^2)" office:value-type="float" office:value="20.624257562394817">
            <text:p>20.6</text:p>
          </table:table-cell>
          <table:table-cell table:style-name="ACE-4" table:formula="of:=SQRT(([.M36]-[.X36])^2+[.U36]^2)" office:value-type="float" office:value="22.622113075484357">
            <text:p>22.6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6]+[.G36]*2" office:value-type="float" office:value="56000">
            <text:p>56000</text:p>
          </table:table-cell>
          <table:table-cell table:style-name="ACE-0" table:formula="of:=[.F36]-[.G36]*2" office:value-type="float" office:value="36000">
            <text:p>36000</text:p>
          </table:table-cell>
          <table:table-cell table:style-name="ACE-0" table:formula="of:=[.S36]-[.V36]*([.R$2]+[.R$3])" office:value-type="float" office:value="-75.799999999999997">
            <text:p>−75.8</text:p>
          </table:table-cell>
          <table:table-cell table:style-name="ACE-0" table:formula="of:=[.S36]-[.W36]*([.R$2]-[.R$3])" office:value-type="float" office:value="-32.599999999999994">
            <text:p>−32.5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7]-[.F37]*[.R$2]" office:value-type="float" office:value="-62.409999999999997">
            <text:p>−62.4</text:p>
          </table:table-cell>
          <table:table-cell table:style-name="ACE-4" table:formula="of:=SQRT(([.Y37]-[.M37])^2+[.T37]^2)" office:value-type="float" office:value="7.0413706052160032">
            <text:p>7.0</text:p>
          </table:table-cell>
          <table:table-cell table:style-name="ACE-4" table:formula="of:=SQRT(([.M37]-[.X37])^2+[.U37]^2)" office:value-type="float" office:value="7.3186405841522237">
            <text:p>7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7]+[.G37]*2" office:value-type="float" office:value="48700">
            <text:p>48700</text:p>
          </table:table-cell>
          <table:table-cell table:style-name="ACE-0" table:formula="of:=[.F37]-[.G37]*2" office:value-type="float" office:value="45900">
            <text:p>45900</text:p>
          </table:table-cell>
          <table:table-cell table:style-name="ACE-0" table:formula="of:=[.S37]-[.V37]*([.R$2]+[.R$3])" office:value-type="float" office:value="-69.659999999999997">
            <text:p>−69.66</text:p>
          </table:table-cell>
          <table:table-cell table:style-name="ACE-0" table:formula="of:=[.S37]-[.W37]*([.R$2]-[.R$3])" office:value-type="float" office:value="-55.439999999999998">
            <text:p>−55.44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8]-[.F38]*[.R$2]" office:value-type="float" office:value="-65.469999999999999">
            <text:p>−65.5</text:p>
          </table:table-cell>
          <table:table-cell table:style-name="ACE-4" table:formula="of:=SQRT(([.Y38]-[.M38])^2+[.T38]^2)" office:value-type="float" office:value="6.9028182650277099">
            <text:p>6.9</text:p>
          </table:table-cell>
          <table:table-cell table:style-name="ACE-4" table:formula="of:=SQRT(([.M38]-[.X38])^2+[.U38]^2)" office:value-type="float" office:value="7.1403711388134372">
            <text:p>7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8]+[.G38]*2" office:value-type="float" office:value="50300">
            <text:p>50300</text:p>
          </table:table-cell>
          <table:table-cell table:style-name="ACE-0" table:formula="of:=[.F38]-[.G38]*2" office:value-type="float" office:value="47900">
            <text:p>47900</text:p>
          </table:table-cell>
          <table:table-cell table:style-name="ACE-0" table:formula="of:=[.S38]-[.V38]*([.R$2]+[.R$3])" office:value-type="float" office:value="-72.539999999999992">
            <text:p>−72.53999999999999</text:p>
          </table:table-cell>
          <table:table-cell table:style-name="ACE-0" table:formula="of:=[.S38]-[.W38]*([.R$2]-[.R$3])" office:value-type="float" office:value="-58.639999999999986">
            <text:p>−58.63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9]-[.F39]*[.R$2]" office:value-type="float" office:value="-35">
            <text:p>−35.0</text:p>
          </table:table-cell>
          <table:table-cell table:style-name="ACE-4" table:formula="of:=SQRT(([.Y39]-[.M39])^2+[.T39]^2)" office:value-type="float" office:value="11.443775600735979">
            <text:p>11.4</text:p>
          </table:table-cell>
          <table:table-cell table:style-name="ACE-4" table:formula="of:=SQRT(([.M39]-[.X39])^2+[.U39]^2)" office:value-type="float" office:value="12.240914998479488">
            <text:p>12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9]+[.G39]*2" office:value-type="float" office:value="54000">
            <text:p>54000</text:p>
          </table:table-cell>
          <table:table-cell table:style-name="ACE-0" table:formula="of:=[.F39]-[.G39]*2" office:value-type="float" office:value="46000">
            <text:p>46000</text:p>
          </table:table-cell>
          <table:table-cell table:style-name="ACE-0" table:formula="of:=[.S39]-[.V39]*([.R$2]+[.R$3])" office:value-type="float" office:value="-47.200000000000003">
            <text:p>−47.2</text:p>
          </table:table-cell>
          <table:table-cell table:style-name="ACE-0" table:formula="of:=[.S39]-[.W39]*([.R$2]-[.R$3])" office:value-type="float" office:value="-23.599999999999994">
            <text:p>−23.5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0]-[.F40]*[.R$2]" office:value-type="float" office:value="-75">
            <text:p>−75.0</text:p>
          </table:table-cell>
          <table:table-cell table:style-name="ACE-4" table:formula="of:=SQRT(([.Y40]-[.M40])^2+[.T40]^2)" office:value-type="float" office:value="14.634206503941382">
            <text:p>14.6</text:p>
          </table:table-cell>
          <table:table-cell table:style-name="ACE-4" table:formula="of:=SQRT(([.M40]-[.X40])^2+[.U40]^2)" office:value-type="float" office:value="15.831613941730637">
            <text:p>15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0]+[.G40]*2" office:value-type="float" office:value="56000">
            <text:p>56000</text:p>
          </table:table-cell>
          <table:table-cell table:style-name="ACE-0" table:formula="of:=[.F40]-[.G40]*2" office:value-type="float" office:value="44000">
            <text:p>44000</text:p>
          </table:table-cell>
          <table:table-cell table:style-name="ACE-0" table:formula="of:=[.S40]-[.V40]*([.R$2]+[.R$3])" office:value-type="float" office:value="-90.799999999999997">
            <text:p>−90.8</text:p>
          </table:table-cell>
          <table:table-cell table:style-name="ACE-0" table:formula="of:=[.S40]-[.W40]*([.R$2]-[.R$3])" office:value-type="float" office:value="-60.399999999999991">
            <text:p>−60.39999999999999</text:p>
          </table:table-cell>
          <table:table-cell table:number-columns-repeated="230" table:style-name="ACE-0"/>
          <table:table-cell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1]-[.F41]*[.R$2]" office:value-type="float" office:value="-54.359999999999999">
            <text:p>−54.4</text:p>
          </table:table-cell>
          <table:table-cell table:style-name="ACE-4" table:formula="of:=SQRT(([.Y41]-[.M41])^2+[.T41]^2)" office:value-type="float" office:value="7.7051670974742663">
            <text:p>7.7</text:p>
          </table:table-cell>
          <table:table-cell table:style-name="ACE-4" table:formula="of:=SQRT(([.M41]-[.X41])^2+[.U41]^2)" office:value-type="float" office:value="8.0225681673638576">
            <text:p>8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1]+[.G41]*2" office:value-type="float" office:value="52400">
            <text:p>52400</text:p>
          </table:table-cell>
          <table:table-cell table:style-name="ACE-0" table:formula="of:=[.F41]-[.G41]*2" office:value-type="float" office:value="49200">
            <text:p>49200</text:p>
          </table:table-cell>
          <table:table-cell table:style-name="ACE-0" table:formula="of:=[.S41]-[.V41]*([.R$2]+[.R$3])" office:value-type="float" office:value="-62.319999999999993">
            <text:p>−62.31999999999999</text:p>
          </table:table-cell>
          <table:table-cell table:style-name="ACE-0" table:formula="of:=[.S41]-[.W41]*([.R$2]-[.R$3])" office:value-type="float" office:value="-46.719999999999999">
            <text:p>−46.7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2]-[.F42]*[.R$2]" office:value-type="float" office:value="-54.699999999999989">
            <text:p>−54.7</text:p>
          </table:table-cell>
          <table:table-cell table:style-name="ACE-4" table:formula="of:=SQRT(([.Y42]-[.M42])^2+[.T42]^2)" office:value-type="float" office:value="7.4078066929422395">
            <text:p>7.4</text:p>
          </table:table-cell>
          <table:table-cell table:style-name="ACE-4" table:formula="of:=SQRT(([.M42]-[.X42])^2+[.U42]^2)" office:value-type="float" office:value="7.6853366874848152">
            <text:p>7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2]+[.G42]*2" office:value-type="float" office:value="52400">
            <text:p>52400</text:p>
          </table:table-cell>
          <table:table-cell table:style-name="ACE-0" table:formula="of:=[.F42]-[.G42]*2" office:value-type="float" office:value="49600">
            <text:p>49600</text:p>
          </table:table-cell>
          <table:table-cell table:style-name="ACE-0" table:formula="of:=[.S42]-[.V42]*([.R$2]+[.R$3])" office:value-type="float" office:value="-62.319999999999993">
            <text:p>−62.31999999999999</text:p>
          </table:table-cell>
          <table:table-cell table:style-name="ACE-0" table:formula="of:=[.S42]-[.W42]*([.R$2]-[.R$3])" office:value-type="float" office:value="-47.359999999999999">
            <text:p>−47.3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3]-[.F43]*[.R$2]" office:value-type="float" office:value="-76.699999999999989">
            <text:p>−76.7</text:p>
          </table:table-cell>
          <table:table-cell table:style-name="ACE-4" table:formula="of:=SQRT(([.Y43]-[.M43])^2+[.T43]^2)" office:value-type="float" office:value="11.543396380615196">
            <text:p>11.5</text:p>
          </table:table-cell>
          <table:table-cell table:style-name="ACE-4" table:formula="of:=SQRT(([.M43]-[.X43])^2+[.U43]^2)" office:value-type="float" office:value="12.340583454602148">
            <text:p>12.3</text:p>
          </table:table-cell>
          <table:table-cell table:style-name="ACE-0" office:value-type="string">
            <text:p>OmuraEtal2000,KonishiEtal1974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3]+[.G43]*2" office:value-type="float" office:value="55000">
            <text:p>55000</text:p>
          </table:table-cell>
          <table:table-cell table:style-name="ACE-0" table:formula="of:=[.F43]-[.G43]*2" office:value-type="float" office:value="47000">
            <text:p>47000</text:p>
          </table:table-cell>
          <table:table-cell table:style-name="ACE-0" table:formula="of:=[.S43]-[.V43]*([.R$2]+[.R$3])" office:value-type="float" office:value="-89">
            <text:p>−89</text:p>
          </table:table-cell>
          <table:table-cell table:style-name="ACE-0" table:formula="of:=[.S43]-[.W43]*([.R$2]-[.R$3])" office:value-type="float" office:value="-65.199999999999989">
            <text:p>−65.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4]-[.F44]*[.R$2]" office:value-type="float" office:value="-61.699999999999989">
            <text:p>−61.7</text:p>
          </table:table-cell>
          <table:table-cell table:style-name="ACE-4" table:formula="of:=SQRT(([.Y44]-[.M44])^2+[.T44]^2)" office:value-type="float" office:value="14.733974345029914">
            <text:p>14.7</text:p>
          </table:table-cell>
          <table:table-cell table:style-name="ACE-4" table:formula="of:=SQRT(([.M44]-[.X44])^2+[.U44]^2)" office:value-type="float" office:value="15.931415505221128">
            <text:p>15.9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4]+[.G44]*2" office:value-type="float" office:value="57000">
            <text:p>57000</text:p>
          </table:table-cell>
          <table:table-cell table:style-name="ACE-0" table:formula="of:=[.F44]-[.G44]*2" office:value-type="float" office:value="45000">
            <text:p>45000</text:p>
          </table:table-cell>
          <table:table-cell table:style-name="ACE-0" table:formula="of:=[.S44]-[.V44]*([.R$2]+[.R$3])" office:value-type="float" office:value="-77.599999999999994">
            <text:p>−77.6</text:p>
          </table:table-cell>
          <table:table-cell table:style-name="ACE-0" table:formula="of:=[.S44]-[.W44]*([.R$2]-[.R$3])" office:value-type="float" office:value="-47">
            <text:p>−4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5]-[.F45]*[.R$2]" office:value-type="float" office:value="-61.699999999999989">
            <text:p>−61.7</text:p>
          </table:table-cell>
          <table:table-cell table:style-name="ACE-4" table:formula="of:=SQRT(([.Y45]-[.M45])^2+[.T45]^2)" office:value-type="float" office:value="17.927911200137057">
            <text:p>17.9</text:p>
          </table:table-cell>
          <table:table-cell table:style-name="ACE-4" table:formula="of:=SQRT(([.M45]-[.X45])^2+[.U45]^2)" office:value-type="float" office:value="19.525624189766649">
            <text:p>19.5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5]+[.G45]*2" office:value-type="float" office:value="59000">
            <text:p>59000</text:p>
          </table:table-cell>
          <table:table-cell table:style-name="ACE-0" table:formula="of:=[.F45]-[.G45]*2" office:value-type="float" office:value="43000">
            <text:p>43000</text:p>
          </table:table-cell>
          <table:table-cell table:style-name="ACE-0" table:formula="of:=[.S45]-[.V45]*([.R$2]+[.R$3])" office:value-type="float" office:value="-81.200000000000003">
            <text:p>−81.2</text:p>
          </table:table-cell>
          <table:table-cell table:style-name="ACE-0" table:formula="of:=[.S45]-[.W45]*([.R$2]-[.R$3])" office:value-type="float" office:value="-43.799999999999997">
            <text:p>−43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y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6]-[.F46]*[.R$2]" office:value-type="float" office:value="-68.909999999999997">
            <text:p>−68.9</text:p>
          </table:table-cell>
          <table:table-cell table:style-name="ACE-4" table:formula="of:=SQRT(([.Y46]-[.M46])^2+[.T46]^2)" office:value-type="float" office:value="7.8539225868351989">
            <text:p>7.9</text:p>
          </table:table-cell>
          <table:table-cell table:style-name="ACE-4" table:formula="of:=SQRT(([.M46]-[.X46])^2+[.U46]^2)" office:value-type="float" office:value="8.1714197052898943">
            <text:p>8.2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6]+[.G46]*2" office:value-type="float" office:value="53900">
            <text:p>53900</text:p>
          </table:table-cell>
          <table:table-cell table:style-name="ACE-0" table:formula="of:=[.F46]-[.G46]*2" office:value-type="float" office:value="50700">
            <text:p>50700</text:p>
          </table:table-cell>
          <table:table-cell table:style-name="ACE-0" table:formula="of:=[.S46]-[.V46]*([.R$2]+[.R$3])" office:value-type="float" office:value="-77.019999999999996">
            <text:p>−77.02</text:p>
          </table:table-cell>
          <table:table-cell table:style-name="ACE-0" table:formula="of:=[.S46]-[.W46]*([.R$2]-[.R$3])" office:value-type="float" office:value="-61.11999999999999">
            <text:p>−61.1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400">
            <text:p>524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7]-[.F47]*[.R$2]" office:value-type="float" office:value="-67.079999999999998">
            <text:p>−67.1</text:p>
          </table:table-cell>
          <table:table-cell table:style-name="ACE-4" table:formula="of:=SQRT(([.Y47]-[.M47])^2+[.T47]^2)" office:value-type="float" office:value="7.5465488801173253">
            <text:p>7.5</text:p>
          </table:table-cell>
          <table:table-cell table:style-name="ACE-4" table:formula="of:=SQRT(([.M47]-[.X47])^2+[.U47]^2)" office:value-type="float" office:value="7.8241676873645849">
            <text:p>7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2">
            <text:p>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7]+[.G47]*2" office:value-type="float" office:value="53800">
            <text:p>53800</text:p>
          </table:table-cell>
          <table:table-cell table:style-name="ACE-0" table:formula="of:=[.F47]-[.G47]*2" office:value-type="float" office:value="51000">
            <text:p>51000</text:p>
          </table:table-cell>
          <table:table-cell table:style-name="ACE-0" table:formula="of:=[.S47]-[.V47]*([.R$2]+[.R$3])" office:value-type="float" office:value="-74.840000000000003">
            <text:p>−74.84</text:p>
          </table:table-cell>
          <table:table-cell table:style-name="ACE-0" table:formula="of:=[.S47]-[.W47]*([.R$2]-[.R$3])" office:value-type="float" office:value="-59.599999999999994">
            <text:p>−59.5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8]-[.F48]*[.R$2]" office:value-type="float" office:value="-51.799999999999997">
            <text:p>−51.8</text:p>
          </table:table-cell>
          <table:table-cell table:style-name="ACE-4" table:formula="of:=SQRT(([.Y48]-[.M48])^2+[.T48]^2)" office:value-type="float" office:value="11.842297074469966">
            <text:p>11.8</text:p>
          </table:table-cell>
          <table:table-cell table:style-name="ACE-4" table:formula="of:=SQRT(([.M48]-[.X48])^2+[.U48]^2)" office:value-type="float" office:value="12.639620247459963">
            <text:p>12.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8]+[.G48]*2" office:value-type="float" office:value="58000">
            <text:p>58000</text:p>
          </table:table-cell>
          <table:table-cell table:style-name="ACE-0" table:formula="of:=[.F48]-[.G48]*2" office:value-type="float" office:value="50000">
            <text:p>50000</text:p>
          </table:table-cell>
          <table:table-cell table:style-name="ACE-0" table:formula="of:=[.S48]-[.V48]*([.R$2]+[.R$3])" office:value-type="float" office:value="-64.399999999999991">
            <text:p>−64.39999999999999</text:p>
          </table:table-cell>
          <table:table-cell table:style-name="ACE-0" table:formula="of:=[.S48]-[.W48]*([.R$2]-[.R$3])" office:value-type="float" office:value="-40">
            <text:p>−40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9]-[.F49]*[.R$2]" office:value-type="float" office:value="-51.799999999999997">
            <text:p>−51.8</text:p>
          </table:table-cell>
          <table:table-cell table:style-name="ACE-4" table:formula="of:=SQRT(([.Y49]-[.M49])^2+[.T49]^2)" office:value-type="float" office:value="18.22745182410312">
            <text:p>18.2</text:p>
          </table:table-cell>
          <table:table-cell table:style-name="ACE-4" table:formula="of:=SQRT(([.M49]-[.X49])^2+[.U49]^2)" office:value-type="float" office:value="19.825236442474019">
            <text:p>19.8</text:p>
          </table:table-cell>
          <table:table-cell table:style-name="ACE-0" office:value-type="string">
            <text:p>OmuraEtal2000,OmuraKonishi1970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9]+[.G49]*2" office:value-type="float" office:value="62000">
            <text:p>62000</text:p>
          </table:table-cell>
          <table:table-cell table:style-name="ACE-0" table:formula="of:=[.F49]-[.G49]*2" office:value-type="float" office:value="46000">
            <text:p>46000</text:p>
          </table:table-cell>
          <table:table-cell table:style-name="ACE-0" table:formula="of:=[.S49]-[.V49]*([.R$2]+[.R$3])" office:value-type="float" office:value="-71.599999999999994">
            <text:p>−71.6</text:p>
          </table:table-cell>
          <table:table-cell table:style-name="ACE-0" table:formula="of:=[.S49]-[.W49]*([.R$2]-[.R$3])" office:value-type="float" office:value="-33.599999999999994">
            <text:p>−33.5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0]-[.F50]*[.R$2]" office:value-type="float" office:value="-67.5">
            <text:p>−67.5</text:p>
          </table:table-cell>
          <table:table-cell table:style-name="ACE-4" table:formula="of:=SQRT(([.Y50]-[.M50])^2+[.T50]^2)" office:value-type="float" office:value="11.941942890501533">
            <text:p>11.9</text:p>
          </table:table-cell>
          <table:table-cell table:style-name="ACE-4" table:formula="of:=SQRT(([.M50]-[.X50])^2+[.U50]^2)" office:value-type="float" office:value="12.739309243440166">
            <text:p>12.7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0]+[.G50]*2" office:value-type="float" office:value="59000">
            <text:p>59000</text:p>
          </table:table-cell>
          <table:table-cell table:style-name="ACE-0" table:formula="of:=[.F50]-[.G50]*2" office:value-type="float" office:value="51000">
            <text:p>51000</text:p>
          </table:table-cell>
          <table:table-cell table:style-name="ACE-0" table:formula="of:=[.S50]-[.V50]*([.R$2]+[.R$3])" office:value-type="float" office:value="-80.200000000000003">
            <text:p>−80.2</text:p>
          </table:table-cell>
          <table:table-cell table:style-name="ACE-0" table:formula="of:=[.S50]-[.W50]*([.R$2]-[.R$3])" office:value-type="float" office:value="-55.599999999999994">
            <text:p>−55.5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1]-[.F51]*[.R$2]" office:value-type="float" office:value="-68.5">
            <text:p>−68.5</text:p>
          </table:table-cell>
          <table:table-cell table:style-name="ACE-4" table:formula="of:=SQRT(([.Y51]-[.M51])^2+[.T51]^2)" office:value-type="float" office:value="11.941942890501533">
            <text:p>11.9</text:p>
          </table:table-cell>
          <table:table-cell table:style-name="ACE-4" table:formula="of:=SQRT(([.M51]-[.X51])^2+[.U51]^2)" office:value-type="float" office:value="12.739309243440166">
            <text:p>12.7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1]+[.G51]*2" office:value-type="float" office:value="59000">
            <text:p>59000</text:p>
          </table:table-cell>
          <table:table-cell table:style-name="ACE-0" table:formula="of:=[.F51]-[.G51]*2" office:value-type="float" office:value="51000">
            <text:p>51000</text:p>
          </table:table-cell>
          <table:table-cell table:style-name="ACE-0" table:formula="of:=[.S51]-[.V51]*([.R$2]+[.R$3])" office:value-type="float" office:value="-81.200000000000003">
            <text:p>−81.2</text:p>
          </table:table-cell>
          <table:table-cell table:style-name="ACE-0" table:formula="of:=[.S51]-[.W51]*([.R$2]-[.R$3])" office:value-type="float" office:value="-56.599999999999994">
            <text:p>−56.5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2]-[.F52]*[.R$2]" office:value-type="float" office:value="-83.939999999999998">
            <text:p>−83.9</text:p>
          </table:table-cell>
          <table:table-cell table:style-name="ACE-4" table:formula="of:=SQRT(([.Y52]-[.M52])^2+[.T52]^2)" office:value-type="float" office:value="11.304317759157344">
            <text:p>11.3</text:p>
          </table:table-cell>
          <table:table-cell table:style-name="ACE-4" table:formula="of:=SQRT(([.M52]-[.X52])^2+[.U52]^2)" office:value-type="float" office:value="11.981802869351505">
            <text:p>12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2]+[.G52]*2" office:value-type="float" office:value="61600">
            <text:p>61600</text:p>
          </table:table-cell>
          <table:table-cell table:style-name="ACE-0" table:formula="of:=[.F52]-[.G52]*2" office:value-type="float" office:value="54800">
            <text:p>54800</text:p>
          </table:table-cell>
          <table:table-cell table:style-name="ACE-0" table:formula="of:=[.S52]-[.V52]*([.R$2]+[.R$3])" office:value-type="float" office:value="-95.879999999999995">
            <text:p>−95.88</text:p>
          </table:table-cell>
          <table:table-cell table:style-name="ACE-0" table:formula="of:=[.S52]-[.W52]*([.R$2]-[.R$3])" office:value-type="float" office:value="-72.679999999999993">
            <text:p>−72.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3]-[.F53]*[.R$2]" office:value-type="float" office:value="-62.679999999999993">
            <text:p>−62.7</text:p>
          </table:table-cell>
          <table:table-cell table:style-name="ACE-4" table:formula="of:=SQRT(([.Y53]-[.M53])^2+[.T53]^2)" office:value-type="float" office:value="11.204713293966959">
            <text:p>11.2</text:p>
          </table:table-cell>
          <table:table-cell table:style-name="ACE-4" table:formula="of:=SQRT(([.M53]-[.X53])^2+[.U53]^2)" office:value-type="float" office:value="11.842297074469966">
            <text:p>11.8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3]+[.G53]*2" office:value-type="float" office:value="63600">
            <text:p>63600</text:p>
          </table:table-cell>
          <table:table-cell table:style-name="ACE-0" table:formula="of:=[.F53]-[.G53]*2" office:value-type="float" office:value="57200">
            <text:p>57200</text:p>
          </table:table-cell>
          <table:table-cell table:style-name="ACE-0" table:formula="of:=[.S53]-[.V53]*([.R$2]+[.R$3])" office:value-type="float" office:value="-74.47999999999999">
            <text:p>−74.47999999999999</text:p>
          </table:table-cell>
          <table:table-cell table:style-name="ACE-0" table:formula="of:=[.S53]-[.W53]*([.R$2]-[.R$3])" office:value-type="float" office:value="-51.519999999999996">
            <text:p>−51.5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4]-[.F54]*[.R$2]" office:value-type="float" office:value="-92.699999999999989">
            <text:p>−92.7</text:p>
          </table:table-cell>
          <table:table-cell table:style-name="ACE-4" table:formula="of:=SQRT(([.Y54]-[.M54])^2+[.T54]^2)" office:value-type="float" office:value="9.3536089291780815">
            <text:p>9.4</text:p>
          </table:table-cell>
          <table:table-cell table:style-name="ACE-4" table:formula="of:=SQRT(([.M54]-[.X54])^2+[.U54]^2)" office:value-type="float" office:value="9.7514101544340779">
            <text:p>9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4]+[.G54]*2" office:value-type="float" office:value="63000">
            <text:p>63000</text:p>
          </table:table-cell>
          <table:table-cell table:style-name="ACE-0" table:formula="of:=[.F54]-[.G54]*2" office:value-type="float" office:value="59000">
            <text:p>59000</text:p>
          </table:table-cell>
          <table:table-cell table:style-name="ACE-0" table:formula="of:=[.S54]-[.V54]*([.R$2]+[.R$3])" office:value-type="float" office:value="-102.39999999999999">
            <text:p>−102.4</text:p>
          </table:table-cell>
          <table:table-cell table:style-name="ACE-0" table:formula="of:=[.S54]-[.W54]*([.R$2]-[.R$3])" office:value-type="float" office:value="-83.399999999999991">
            <text:p>−83.3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5]-[.F55]*[.R$2]" office:value-type="float" office:value="-83.039999999999992">
            <text:p>−83.0</text:p>
          </table:table-cell>
          <table:table-cell table:style-name="ACE-4" table:formula="of:=SQRT(([.Y55]-[.M55])^2+[.T55]^2)" office:value-type="float" office:value="9.0553851381374173">
            <text:p>9.1</text:p>
          </table:table-cell>
          <table:table-cell table:style-name="ACE-4" table:formula="of:=SQRT(([.M55]-[.X55])^2+[.U55]^2)" office:value-type="float" office:value="9.4132672330068257">
            <text:p>9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1">
            <text:p>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5]+[.G55]*2" office:value-type="float" office:value="63000">
            <text:p>63000</text:p>
          </table:table-cell>
          <table:table-cell table:style-name="ACE-0" table:formula="of:=[.F55]-[.G55]*2" office:value-type="float" office:value="59400">
            <text:p>59400</text:p>
          </table:table-cell>
          <table:table-cell table:style-name="ACE-0" table:formula="of:=[.S55]-[.V55]*([.R$2]+[.R$3])" office:value-type="float" office:value="-92.399999999999991">
            <text:p>−92.39999999999999</text:p>
          </table:table-cell>
          <table:table-cell table:style-name="ACE-0" table:formula="of:=[.S55]-[.W55]*([.R$2]-[.R$3])" office:value-type="float" office:value="-74.039999999999992">
            <text:p>−74.0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i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6]-[.F56]*[.R$2]" office:value-type="float" office:value="-77.379999999999995">
            <text:p>−77.4</text:p>
          </table:table-cell>
          <table:table-cell table:style-name="ACE-4" table:formula="of:=SQRT(([.Y56]-[.M56])^2+[.T56]^2)" office:value-type="float" office:value="8.7572826835725728">
            <text:p>8.8</text:p>
          </table:table-cell>
          <table:table-cell table:style-name="ACE-4" table:formula="of:=SQRT(([.M56]-[.X56])^2+[.U56]^2)" office:value-type="float" office:value="9.0752630815861153">
            <text:p>9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6]+[.G56]*2" office:value-type="float" office:value="63000">
            <text:p>63000</text:p>
          </table:table-cell>
          <table:table-cell table:style-name="ACE-0" table:formula="of:=[.F56]-[.G56]*2" office:value-type="float" office:value="59800">
            <text:p>59800</text:p>
          </table:table-cell>
          <table:table-cell table:style-name="ACE-0" table:formula="of:=[.S56]-[.V56]*([.R$2]+[.R$3])" office:value-type="float" office:value="-86.399999999999991">
            <text:p>−86.39999999999999</text:p>
          </table:table-cell>
          <table:table-cell table:style-name="ACE-0" table:formula="of:=[.S56]-[.W56]*([.R$2]-[.R$3])" office:value-type="float" office:value="-68.679999999999993">
            <text:p>−68.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800">
            <text:p>638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7]-[.F57]*[.R$2]" office:value-type="float" office:value="-73.459999999999994">
            <text:p>−73.5</text:p>
          </table:table-cell>
          <table:table-cell table:style-name="ACE-4" table:formula="of:=SQRT(([.Y57]-[.M57])^2+[.T57]^2)" office:value-type="float" office:value="9.9503768772846044">
            <text:p>10.0</text:p>
          </table:table-cell>
          <table:table-cell table:style-name="ACE-4" table:formula="of:=SQRT(([.M57]-[.X57])^2+[.U57]^2)" office:value-type="float" office:value="10.388243354869969">
            <text:p>10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7]+[.G57]*2" office:value-type="float" office:value="66000">
            <text:p>66000</text:p>
          </table:table-cell>
          <table:table-cell table:style-name="ACE-0" table:formula="of:=[.F57]-[.G57]*2" office:value-type="float" office:value="61600">
            <text:p>61600</text:p>
          </table:table-cell>
          <table:table-cell table:style-name="ACE-0" table:formula="of:=[.S57]-[.V57]*([.R$2]+[.R$3])" office:value-type="float" office:value="-83.799999999999997">
            <text:p>−83.8</text:p>
          </table:table-cell>
          <table:table-cell table:style-name="ACE-0" table:formula="of:=[.S57]-[.W57]*([.R$2]-[.R$3])" office:value-type="float" office:value="-63.559999999999988">
            <text:p>−63.5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8]-[.F58]*[.R$2]" office:value-type="float" office:value="-99.649999999999991">
            <text:p>−99.6</text:p>
          </table:table-cell>
          <table:table-cell table:style-name="ACE-4" table:formula="of:=SQRT(([.Y58]-[.M58])^2+[.T58]^2)" office:value-type="float" office:value="9.7016751130925893">
            <text:p>9.7</text:p>
          </table:table-cell>
          <table:table-cell table:style-name="ACE-4" table:formula="of:=SQRT(([.M58]-[.X58])^2+[.U58]^2)" office:value-type="float" office:value="10.099628706046586">
            <text:p>10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8]+[.G58]*2" office:value-type="float" office:value="66500">
            <text:p>66500</text:p>
          </table:table-cell>
          <table:table-cell table:style-name="ACE-0" table:formula="of:=[.F58]-[.G58]*2" office:value-type="float" office:value="62500">
            <text:p>62500</text:p>
          </table:table-cell>
          <table:table-cell table:style-name="ACE-0" table:formula="of:=[.S58]-[.V58]*([.R$2]+[.R$3])" office:value-type="float" office:value="-109.7">
            <text:p>−109.7</text:p>
          </table:table-cell>
          <table:table-cell table:style-name="ACE-0" table:formula="of:=[.S58]-[.W58]*([.R$2]-[.R$3])" office:value-type="float" office:value="-89.999999999999986">
            <text:p>−89.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200">
            <text:p>652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9]-[.F59]*[.R$2]" office:value-type="float" office:value="-75.839999999999989">
            <text:p>−75.8</text:p>
          </table:table-cell>
          <table:table-cell table:style-name="ACE-4" table:formula="of:=SQRT(([.Y59]-[.M59])^2+[.T59]^2)" office:value-type="float" office:value="12.639620247459963">
            <text:p>12.6</text:p>
          </table:table-cell>
          <table:table-cell table:style-name="ACE-4" table:formula="of:=SQRT(([.M59]-[.X59])^2+[.U59]^2)" office:value-type="float" office:value="13.397372876799405">
            <text:p>13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9]+[.G59]*2" office:value-type="float" office:value="69000">
            <text:p>69000</text:p>
          </table:table-cell>
          <table:table-cell table:style-name="ACE-0" table:formula="of:=[.F59]-[.G59]*2" office:value-type="float" office:value="61400">
            <text:p>61400</text:p>
          </table:table-cell>
          <table:table-cell table:style-name="ACE-0" table:formula="of:=[.S59]-[.V59]*([.R$2]+[.R$3])" office:value-type="float" office:value="-89.200000000000003">
            <text:p>−89.2</text:p>
          </table:table-cell>
          <table:table-cell table:style-name="ACE-0" table:formula="of:=[.S59]-[.W59]*([.R$2]-[.R$3])" office:value-type="float" office:value="-63.239999999999995">
            <text:p>−63.2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0]-[.F60]*[.R$2]" office:value-type="float" office:value="-47.539999999999992">
            <text:p>−47.5</text:p>
          </table:table-cell>
          <table:table-cell table:style-name="ACE-4" table:formula="of:=SQRT(([.Y60]-[.M60])^2+[.T60]^2)" office:value-type="float" office:value="9.5524865872713995">
            <text:p>9.6</text:p>
          </table:table-cell>
          <table:table-cell table:style-name="ACE-4" table:formula="of:=SQRT(([.M60]-[.X60])^2+[.U60]^2)" office:value-type="float" office:value="9.9105802050132255">
            <text:p>9.9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0]+[.G60]*2" office:value-type="float" office:value="68000">
            <text:p>68000</text:p>
          </table:table-cell>
          <table:table-cell table:style-name="ACE-0" table:formula="of:=[.F60]-[.G60]*2" office:value-type="float" office:value="64400">
            <text:p>64400</text:p>
          </table:table-cell>
          <table:table-cell table:style-name="ACE-0" table:formula="of:=[.S60]-[.V60]*([.R$2]+[.R$3])" office:value-type="float" office:value="-57.399999999999991">
            <text:p>−57.39999999999999</text:p>
          </table:table-cell>
          <table:table-cell table:style-name="ACE-0" table:formula="of:=[.S60]-[.W60]*([.R$2]-[.R$3])" office:value-type="float" office:value="-38.039999999999992">
            <text:p>−38.0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300">
            <text:p>67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1]-[.F61]*[.R$2]" office:value-type="float" office:value="-49.409999999999997">
            <text:p>−49.4</text:p>
          </table:table-cell>
          <table:table-cell table:style-name="ACE-4" table:formula="of:=SQRT(([.Y61]-[.M61])^2+[.T61]^2)" office:value-type="float" office:value="10.935817299132243">
            <text:p>10.9</text:p>
          </table:table-cell>
          <table:table-cell table:style-name="ACE-4" table:formula="of:=SQRT(([.M61]-[.X61])^2+[.U61]^2)" office:value-type="float" office:value="11.453737381309208">
            <text:p>11.5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1]+[.G61]*2" office:value-type="float" office:value="69900">
            <text:p>69900</text:p>
          </table:table-cell>
          <table:table-cell table:style-name="ACE-0" table:formula="of:=[.F61]-[.G61]*2" office:value-type="float" office:value="64700">
            <text:p>64700</text:p>
          </table:table-cell>
          <table:table-cell table:style-name="ACE-0" table:formula="of:=[.S61]-[.V61]*([.R$2]+[.R$3])" office:value-type="float" office:value="-60.819999999999993">
            <text:p>−60.81999999999999</text:p>
          </table:table-cell>
          <table:table-cell table:style-name="ACE-0" table:formula="of:=[.S61]-[.W61]*([.R$2]-[.R$3])" office:value-type="float" office:value="-38.519999999999996">
            <text:p>−38.5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300">
            <text:p>673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2]-[.F62]*[.R$2]" office:value-type="float" office:value="-96.409999999999997">
            <text:p>−96.4</text:p>
          </table:table-cell>
          <table:table-cell table:style-name="ACE-4" table:formula="of:=SQRT(([.Y62]-[.M62])^2+[.T62]^2)" office:value-type="float" office:value="9.6618890492491172">
            <text:p>9.7</text:p>
          </table:table-cell>
          <table:table-cell table:style-name="ACE-4" table:formula="of:=SQRT(([.M62]-[.X62])^2+[.U62]^2)" office:value-type="float" office:value="10.020024950068736">
            <text:p>10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2]+[.G62]*2" office:value-type="float" office:value="69100">
            <text:p>69100</text:p>
          </table:table-cell>
          <table:table-cell table:style-name="ACE-0" table:formula="of:=[.F62]-[.G62]*2" office:value-type="float" office:value="65500">
            <text:p>65500</text:p>
          </table:table-cell>
          <table:table-cell table:style-name="ACE-0" table:formula="of:=[.S62]-[.V62]*([.R$2]+[.R$3])" office:value-type="float" office:value="-106.38">
            <text:p>−106.38</text:p>
          </table:table-cell>
          <table:table-cell table:style-name="ACE-0" table:formula="of:=[.S62]-[.W62]*([.R$2]-[.R$3])" office:value-type="float" office:value="-86.799999999999997">
            <text:p>−86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3]-[.F63]*[.R$2]" office:value-type="float" office:value="-50.259999999999991">
            <text:p>−50.3</text:p>
          </table:table-cell>
          <table:table-cell table:style-name="ACE-4" table:formula="of:=SQRT(([.Y63]-[.M63])^2+[.T63]^2)" office:value-type="float" office:value="13.217881827282319">
            <text:p>13.2</text:p>
          </table:table-cell>
          <table:table-cell table:style-name="ACE-4" table:formula="of:=SQRT(([.M63]-[.X63])^2+[.U63]^2)" office:value-type="float" office:value="14.015719746056588">
            <text:p>14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3]+[.G63]*2" office:value-type="float" office:value="71800">
            <text:p>71800</text:p>
          </table:table-cell>
          <table:table-cell table:style-name="ACE-0" table:formula="of:=[.F63]-[.G63]*2" office:value-type="float" office:value="63800">
            <text:p>63800</text:p>
          </table:table-cell>
          <table:table-cell table:style-name="ACE-0" table:formula="of:=[.S63]-[.V63]*([.R$2]+[.R$3])" office:value-type="float" office:value="-64.240000000000009">
            <text:p>−64.24000000000001</text:p>
          </table:table-cell>
          <table:table-cell table:style-name="ACE-0" table:formula="of:=[.S63]-[.W63]*([.R$2]-[.R$3])" office:value-type="float" office:value="-37.079999999999984">
            <text:p>−37.07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800">
            <text:p>698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4]-[.F64]*[.R$2]" office:value-type="float" office:value="-98.659999999999997">
            <text:p>−98.7</text:p>
          </table:table-cell>
          <table:table-cell table:style-name="ACE-4" table:formula="of:=SQRT(([.Y64]-[.M64])^2+[.T64]^2)" office:value-type="float" office:value="9.9105802050132255">
            <text:p>9.9</text:p>
          </table:table-cell>
          <table:table-cell table:style-name="ACE-4" table:formula="of:=SQRT(([.M64]-[.X64])^2+[.U64]^2)" office:value-type="float" office:value="10.268807136177015">
            <text:p>10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4]+[.G64]*2" office:value-type="float" office:value="71600">
            <text:p>71600</text:p>
          </table:table-cell>
          <table:table-cell table:style-name="ACE-0" table:formula="of:=[.F64]-[.G64]*2" office:value-type="float" office:value="68000">
            <text:p>68000</text:p>
          </table:table-cell>
          <table:table-cell table:style-name="ACE-0" table:formula="of:=[.S64]-[.V64]*([.R$2]+[.R$3])" office:value-type="float" office:value="-108.88">
            <text:p>−108.88</text:p>
          </table:table-cell>
          <table:table-cell table:style-name="ACE-0" table:formula="of:=[.S64]-[.W64]*([.R$2]-[.R$3])" office:value-type="float" office:value="-88.799999999999997">
            <text:p>−88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5]-[.F65]*[.R$2]" office:value-type="float" office:value="-9.4329999999999998">
            <text:p>−9.4</text:p>
          </table:table-cell>
          <table:table-cell table:style-name="ACE-4" table:formula="of:=SQRT(([.Y65]-[.M65])^2+[.T65]^2)" office:value-type="float" office:value="1.1460911831089178">
            <text:p>1.1</text:p>
          </table:table-cell>
          <table:table-cell table:style-name="ACE-4" table:formula="of:=SQRT(([.M65]-[.X65])^2+[.U65]^2)" office:value-type="float" office:value="1.1980438222368988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96">
            <text:p>2.9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5]+[.G65]*2" office:value-type="float" office:value="7550">
            <text:p>7550</text:p>
          </table:table-cell>
          <table:table-cell table:style-name="ACE-0" table:formula="of:=[.F65]-[.G65]*2" office:value-type="float" office:value="7030">
            <text:p>7030</text:p>
          </table:table-cell>
          <table:table-cell table:style-name="ACE-0" table:formula="of:=[.S65]-[.V65]*([.R$2]+[.R$3])" office:value-type="float" office:value="-10.629999999999999">
            <text:p>−10.63</text:p>
          </table:table-cell>
          <table:table-cell table:style-name="ACE-0" table:formula="of:=[.S65]-[.W65]*([.R$2]-[.R$3])" office:value-type="float" office:value="-8.2880000000000003">
            <text:p>−8.2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6]-[.F66]*[.R$2]" office:value-type="float" office:value="-8.2029999999999994">
            <text:p>−8.2</text:p>
          </table:table-cell>
          <table:table-cell table:style-name="ACE-4" table:formula="of:=SQRT(([.Y66]-[.M66])^2+[.T66]^2)" office:value-type="float" office:value="1.1361007877824922">
            <text:p>1.1</text:p>
          </table:table-cell>
          <table:table-cell table:style-name="ACE-4" table:formula="of:=SQRT(([.M66]-[.X66])^2+[.U66]^2)" office:value-type="float" office:value="1.1880526082627834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4.0199999999999996">
            <text:p>4.0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6]+[.G66]*2" office:value-type="float" office:value="7450">
            <text:p>7450</text:p>
          </table:table-cell>
          <table:table-cell table:style-name="ACE-0" table:formula="of:=[.F66]-[.G66]*2" office:value-type="float" office:value="6930">
            <text:p>6930</text:p>
          </table:table-cell>
          <table:table-cell table:style-name="ACE-0" table:formula="of:=[.S66]-[.V66]*([.R$2]+[.R$3])" office:value-type="float" office:value="-9.3900000000000006">
            <text:p>−9.39</text:p>
          </table:table-cell>
          <table:table-cell table:style-name="ACE-0" table:formula="of:=[.S66]-[.W66]*([.R$2]-[.R$3])" office:value-type="float" office:value="-7.0679999999999996">
            <text:p>−7.06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7]-[.F67]*[.R$2]" office:value-type="float" office:value="-8.0079999999999991">
            <text:p>−8.0</text:p>
          </table:table-cell>
          <table:table-cell table:style-name="ACE-4" table:formula="of:=SQRT(([.Y67]-[.M67])^2+[.T67]^2)" office:value-type="float" office:value="1.1430940468745345">
            <text:p>1.1</text:p>
          </table:table-cell>
          <table:table-cell table:style-name="ACE-4" table:formula="of:=SQRT(([.M67]-[.X67])^2+[.U67]^2)" office:value-type="float" office:value="1.1990429516910563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7]+[.G67]*2" office:value-type="float" office:value="7220">
            <text:p>7220</text:p>
          </table:table-cell>
          <table:table-cell table:style-name="ACE-0" table:formula="of:=[.F67]-[.G67]*2" office:value-type="float" office:value="6660">
            <text:p>6660</text:p>
          </table:table-cell>
          <table:table-cell table:style-name="ACE-0" table:formula="of:=[.S67]-[.V67]*([.R$2]+[.R$3])" office:value-type="float" office:value="-9.2059999999999995">
            <text:p>−9.206</text:p>
          </table:table-cell>
          <table:table-cell table:style-name="ACE-0" table:formula="of:=[.S67]-[.W67]*([.R$2]-[.R$3])" office:value-type="float" office:value="-6.8659999999999988">
            <text:p>−6.86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8]-[.F68]*[.R$2]" office:value-type="float" office:value="-7.2770000000000001">
            <text:p>−7.3</text:p>
          </table:table-cell>
          <table:table-cell table:style-name="ACE-4" table:formula="of:=SQRT(([.Y68]-[.M68])^2+[.T68]^2)" office:value-type="float" office:value="1.1001368096741424">
            <text:p>1.1</text:p>
          </table:table-cell>
          <table:table-cell table:style-name="ACE-4" table:formula="of:=SQRT(([.M68]-[.X68])^2+[.U68]^2)" office:value-type="float" office:value="1.1560817445146327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8]+[.G68]*2" office:value-type="float" office:value="6790">
            <text:p>6790</text:p>
          </table:table-cell>
          <table:table-cell table:style-name="ACE-0" table:formula="of:=[.F68]-[.G68]*2" office:value-type="float" office:value="6230">
            <text:p>6230</text:p>
          </table:table-cell>
          <table:table-cell table:style-name="ACE-0" table:formula="of:=[.S68]-[.V68]*([.R$2]+[.R$3])" office:value-type="float" office:value="-8.4319999999999986">
            <text:p>−8.431999999999999</text:p>
          </table:table-cell>
          <table:table-cell table:style-name="ACE-0" table:formula="of:=[.S68]-[.W68]*([.R$2]-[.R$3])" office:value-type="float" office:value="-6.1779999999999999">
            <text:p>−6.17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9]-[.F69]*[.R$2]" office:value-type="float" office:value="-7.2719999999999994">
            <text:p>−7.3</text:p>
          </table:table-cell>
          <table:table-cell table:style-name="ACE-4" table:formula="of:=SQRT(([.Y69]-[.M69])^2+[.T69]^2)" office:value-type="float" office:value="1.0631763729504145">
            <text:p>1.1</text:p>
          </table:table-cell>
          <table:table-cell table:style-name="ACE-4" table:formula="of:=SQRT(([.M69]-[.X69])^2+[.U69]^2)" office:value-type="float" office:value="1.1151215180418679">
            <text:p>1.1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1">
            <text:p>3.7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9]+[.G69]*2" office:value-type="float" office:value="6720">
            <text:p>6720</text:p>
          </table:table-cell>
          <table:table-cell table:style-name="ACE-0" table:formula="of:=[.F69]-[.G69]*2" office:value-type="float" office:value="6200">
            <text:p>6200</text:p>
          </table:table-cell>
          <table:table-cell table:style-name="ACE-0" table:formula="of:=[.S69]-[.V69]*([.R$2]+[.R$3])" office:value-type="float" office:value="-8.3859999999999992">
            <text:p>−8.386</text:p>
          </table:table-cell>
          <table:table-cell table:style-name="ACE-0" table:formula="of:=[.S69]-[.W69]*([.R$2]-[.R$3])" office:value-type="float" office:value="-6.21">
            <text:p>−6.2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0]-[.F70]*[.R$2]" office:value-type="float" office:value="-6.8529999999999998">
            <text:p>−6.9</text:p>
          </table:table-cell>
          <table:table-cell table:style-name="ACE-4" table:formula="of:=SQRT(([.Y70]-[.M70])^2+[.T70]^2)" office:value-type="float" office:value="1.0781600066780441">
            <text:p>1.1</text:p>
          </table:table-cell>
          <table:table-cell table:style-name="ACE-4" table:formula="of:=SQRT(([.M70]-[.X70])^2+[.U70]^2)" office:value-type="float" office:value="1.1341027290329575">
            <text:p>1.1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0]+[.G70]*2" office:value-type="float" office:value="6570">
            <text:p>6570</text:p>
          </table:table-cell>
          <table:table-cell table:style-name="ACE-0" table:formula="of:=[.F70]-[.G70]*2" office:value-type="float" office:value="6010">
            <text:p>6010</text:p>
          </table:table-cell>
          <table:table-cell table:style-name="ACE-0" table:formula="of:=[.S70]-[.V70]*([.R$2]+[.R$3])" office:value-type="float" office:value="-7.9860000000000007">
            <text:p>−7.986000000000001</text:p>
          </table:table-cell>
          <table:table-cell table:style-name="ACE-0" table:formula="of:=[.S70]-[.W70]*([.R$2]-[.R$3])" office:value-type="float" office:value="-5.7759999999999998">
            <text:p>−5.77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1]-[.F71]*[.R$2]" office:value-type="float" office:value="-6.2219999999999995">
            <text:p>−6.2</text:p>
          </table:table-cell>
          <table:table-cell table:style-name="ACE-4" table:formula="of:=SQRT(([.Y71]-[.M71])^2+[.T71]^2)" office:value-type="float" office:value="0.90937560996543243">
            <text:p>0.9</text:p>
          </table:table-cell>
          <table:table-cell table:style-name="ACE-4" table:formula="of:=SQRT(([.M71]-[.X71])^2+[.U71]^2)" office:value-type="float" office:value="0.95331212097612594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23">
            <text:p>3.2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1]+[.G71]*2" office:value-type="float" office:value="5780">
            <text:p>5780</text:p>
          </table:table-cell>
          <table:table-cell table:style-name="ACE-0" table:formula="of:=[.F71]-[.G71]*2" office:value-type="float" office:value="5340">
            <text:p>5340</text:p>
          </table:table-cell>
          <table:table-cell table:style-name="ACE-0" table:formula="of:=[.S71]-[.V71]*([.R$2]+[.R$3])" office:value-type="float" office:value="-7.1739999999999995">
            <text:p>−7.173999999999999</text:p>
          </table:table-cell>
          <table:table-cell table:style-name="ACE-0" table:formula="of:=[.S71]-[.W71]*([.R$2]-[.R$3])" office:value-type="float" office:value="-5.3139999999999983">
            <text:p>−5.313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2]-[.F72]*[.R$2]" office:value-type="float" office:value="-4.8469999999999995">
            <text:p>−4.8</text:p>
          </table:table-cell>
          <table:table-cell table:style-name="ACE-4" table:formula="of:=SQRT(([.Y72]-[.M72])^2+[.T72]^2)" office:value-type="float" office:value="0.8644472222177596">
            <text:p>0.9</text:p>
          </table:table-cell>
          <table:table-cell table:style-name="ACE-4" table:formula="of:=SQRT(([.M72]-[.X72])^2+[.U72]^2)" office:value-type="float" office:value="0.90837712432667528">
            <text:p>0.9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2]+[.G72]*2" office:value-type="float" office:value="5330">
            <text:p>5330</text:p>
          </table:table-cell>
          <table:table-cell table:style-name="ACE-0" table:formula="of:=[.F72]-[.G72]*2" office:value-type="float" office:value="4890">
            <text:p>4890</text:p>
          </table:table-cell>
          <table:table-cell table:style-name="ACE-0" table:formula="of:=[.S72]-[.V72]*([.R$2]+[.R$3])" office:value-type="float" office:value="-5.7539999999999996">
            <text:p>−5.754</text:p>
          </table:table-cell>
          <table:table-cell table:style-name="ACE-0" table:formula="of:=[.S72]-[.W72]*([.R$2]-[.R$3])" office:value-type="float" office:value="-3.9839999999999991">
            <text:p>−3.98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3]-[.F73]*[.R$2]" office:value-type="float" office:value="-4.7449999999999992">
            <text:p>−4.7</text:p>
          </table:table-cell>
          <table:table-cell table:style-name="ACE-4" table:formula="of:=SQRT(([.Y73]-[.M73])^2+[.T73]^2)" office:value-type="float" office:value="0.85845733732084717">
            <text:p>0.9</text:p>
          </table:table-cell>
          <table:table-cell table:style-name="ACE-4" table:formula="of:=SQRT(([.M73]-[.X73])^2+[.U73]^2)" office:value-type="float" office:value="0.90238628092408391">
            <text:p>0.9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3]+[.G73]*2" office:value-type="float" office:value="5270">
            <text:p>5270</text:p>
          </table:table-cell>
          <table:table-cell table:style-name="ACE-0" table:formula="of:=[.F73]-[.G73]*2" office:value-type="float" office:value="4830">
            <text:p>4830</text:p>
          </table:table-cell>
          <table:table-cell table:style-name="ACE-0" table:formula="of:=[.S73]-[.V73]*([.R$2]+[.R$3])" office:value-type="float" office:value="-5.645999999999999">
            <text:p>−5.645999999999999</text:p>
          </table:table-cell>
          <table:table-cell table:style-name="ACE-0" table:formula="of:=[.S73]-[.W73]*([.R$2]-[.R$3])" office:value-type="float" office:value="-3.8879999999999999">
            <text:p>−3.8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avon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4]-[.F74]*[.R$2]" office:value-type="float" office:value="-6.4349999999999987">
            <text:p>−6.4</text:p>
          </table:table-cell>
          <table:table-cell table:style-name="ACE-4" table:formula="of:=SQRT(([.Y74]-[.M74])^2+[.T74]^2)" office:value-type="float" office:value="0.94033026113169416">
            <text:p>0.9</text:p>
          </table:table-cell>
          <table:table-cell table:style-name="ACE-4" table:formula="of:=SQRT(([.M74]-[.X74])^2+[.U74]^2)" office:value-type="float" office:value="0.98826565254490339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4]+[.G74]*2" office:value-type="float" office:value="5790">
            <text:p>5790</text:p>
          </table:table-cell>
          <table:table-cell table:style-name="ACE-0" table:formula="of:=[.F74]-[.G74]*2" office:value-type="float" office:value="5310">
            <text:p>5310</text:p>
          </table:table-cell>
          <table:table-cell table:style-name="ACE-0" table:formula="of:=[.S74]-[.V74]*([.R$2]+[.R$3])" office:value-type="float" office:value="-7.4220000000000006">
            <text:p>−7.422000000000001</text:p>
          </table:table-cell>
          <table:table-cell table:style-name="ACE-0" table:formula="of:=[.S74]-[.W74]*([.R$2]-[.R$3])" office:value-type="float" office:value="-5.4959999999999987">
            <text:p>−5.49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5]-[.F75]*[.R$2]" office:value-type="float" office:value="-4.2619999999999987">
            <text:p>−4.3</text:p>
          </table:table-cell>
          <table:table-cell table:style-name="ACE-4" table:formula="of:=SQRT(([.Y75]-[.M75])^2+[.T75]^2)" office:value-type="float" office:value="0.71774368684092205">
            <text:p>0.7</text:p>
          </table:table-cell>
          <table:table-cell table:style-name="ACE-4" table:formula="of:=SQRT(([.M75]-[.X75])^2+[.U75]^2)" office:value-type="float" office:value="0.75765163498800714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4700000000000002">
            <text:p>2.4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5]+[.G75]*2" office:value-type="float" office:value="4160">
            <text:p>4160</text:p>
          </table:table-cell>
          <table:table-cell table:style-name="ACE-0" table:formula="of:=[.F75]-[.G75]*2" office:value-type="float" office:value="3760">
            <text:p>3760</text:p>
          </table:table-cell>
          <table:table-cell table:style-name="ACE-0" table:formula="of:=[.S75]-[.V75]*([.R$2]+[.R$3])" office:value-type="float" office:value="-5.0179999999999989">
            <text:p>−5.017999999999999</text:p>
          </table:table-cell>
          <table:table-cell table:style-name="ACE-0" table:formula="of:=[.S75]-[.W75]*([.R$2]-[.R$3])" office:value-type="float" office:value="-3.5459999999999989">
            <text:p>−3.54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6]-[.F76]*[.R$2]" office:value-type="float" office:value="-4.625">
            <text:p>−4.6</text:p>
          </table:table-cell>
          <table:table-cell table:style-name="ACE-4" table:formula="of:=SQRT(([.Y76]-[.M76])^2+[.T76]^2)" office:value-type="float" office:value="0.64294712068723037">
            <text:p>0.6</text:p>
          </table:table-cell>
          <table:table-cell table:style-name="ACE-4" table:formula="of:=SQRT(([.M76]-[.X76])^2+[.U76]^2)" office:value-type="float" office:value="0.67485479919757563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9199999999999999">
            <text:p>1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6]+[.G76]*2" office:value-type="float" office:value="4010">
            <text:p>4010</text:p>
          </table:table-cell>
          <table:table-cell table:style-name="ACE-0" table:formula="of:=[.F76]-[.G76]*2" office:value-type="float" office:value="3690">
            <text:p>3690</text:p>
          </table:table-cell>
          <table:table-cell table:style-name="ACE-0" table:formula="of:=[.S76]-[.V76]*([.R$2]+[.R$3])" office:value-type="float" office:value="-5.298">
            <text:p>−5.298</text:p>
          </table:table-cell>
          <table:table-cell table:style-name="ACE-0" table:formula="of:=[.S76]-[.W76]*([.R$2]-[.R$3])" office:value-type="float" office:value="-3.984">
            <text:p>−3.9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7]-[.F77]*[.R$2]" office:value-type="float" office:value="-3.1239999999999997">
            <text:p>−3.1</text:p>
          </table:table-cell>
          <table:table-cell table:style-name="ACE-4" table:formula="of:=SQRT(([.Y77]-[.M77])^2+[.T77]^2)" office:value-type="float" office:value="0.51841682071476036">
            <text:p>0.5</text:p>
          </table:table-cell>
          <table:table-cell table:style-name="ACE-4" table:formula="of:=SQRT(([.M77]-[.X77])^2+[.U77]^2)" office:value-type="float" office:value="0.54629296169729347">
            <text:p>0.5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8400000000000001">
            <text:p>1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7]+[.G77]*2" office:value-type="float" office:value="3060">
            <text:p>3060</text:p>
          </table:table-cell>
          <table:table-cell table:style-name="ACE-0" table:formula="of:=[.F77]-[.G77]*2" office:value-type="float" office:value="2780">
            <text:p>2780</text:p>
          </table:table-cell>
          <table:table-cell table:style-name="ACE-0" table:formula="of:=[.S77]-[.V77]*([.R$2]+[.R$3])" office:value-type="float" office:value="-3.6680000000000001">
            <text:p>−3.668</text:p>
          </table:table-cell>
          <table:table-cell table:style-name="ACE-0" table:formula="of:=[.S77]-[.W77]*([.R$2]-[.R$3])" office:value-type="float" office:value="-2.6079999999999997">
            <text:p>−2.6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8]-[.F78]*[.R$2]" office:value-type="float" office:value="-6.1259999999999994">
            <text:p>−6.1</text:p>
          </table:table-cell>
          <table:table-cell table:style-name="ACE-4" table:formula="of:=SQRT(([.Y78]-[.M78])^2+[.T78]^2)" office:value-type="float" office:value="0.72971501286461116">
            <text:p>0.7</text:p>
          </table:table-cell>
          <table:table-cell table:style-name="ACE-4" table:formula="of:=SQRT(([.M78]-[.X78])^2+[.U78]^2)" office:value-type="float" office:value="0.76962588314063407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81000000000000005">
            <text:p>0.8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8]+[.G78]*2" office:value-type="float" office:value="4280">
            <text:p>4280</text:p>
          </table:table-cell>
          <table:table-cell table:style-name="ACE-0" table:formula="of:=[.F78]-[.G78]*2" office:value-type="float" office:value="3880">
            <text:p>3880</text:p>
          </table:table-cell>
          <table:table-cell table:style-name="ACE-0" table:formula="of:=[.S78]-[.V78]*([.R$2]+[.R$3])" office:value-type="float" office:value="-6.8940000000000001">
            <text:p>−6.894</text:p>
          </table:table-cell>
          <table:table-cell table:style-name="ACE-0" table:formula="of:=[.S78]-[.W78]*([.R$2]-[.R$3])" office:value-type="float" office:value="-5.3979999999999997">
            <text:p>−5.3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9]-[.F79]*[.R$2]" office:value-type="float" office:value="-4.6709999999999994">
            <text:p>−4.7</text:p>
          </table:table-cell>
          <table:table-cell table:style-name="ACE-4" table:formula="of:=SQRT(([.Y79]-[.M79])^2+[.T79]^2)" office:value-type="float" office:value="0.57119261199703897">
            <text:p>0.6</text:p>
          </table:table-cell>
          <table:table-cell table:style-name="ACE-4" table:formula="of:=SQRT(([.M79]-[.X79])^2+[.U79]^2)" office:value-type="float" office:value="0.60307628041567019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65000000000000002">
            <text:p>0.6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9]+[.G79]*2" office:value-type="float" office:value="3290">
            <text:p>3290</text:p>
          </table:table-cell>
          <table:table-cell table:style-name="ACE-0" table:formula="of:=[.F79]-[.G79]*2" office:value-type="float" office:value="2970">
            <text:p>2970</text:p>
          </table:table-cell>
          <table:table-cell table:style-name="ACE-0" table:formula="of:=[.S79]-[.V79]*([.R$2]+[.R$3])" office:value-type="float" office:value="-5.2719999999999994">
            <text:p>−5.271999999999999</text:p>
          </table:table-cell>
          <table:table-cell table:style-name="ACE-0" table:formula="of:=[.S79]-[.W79]*([.R$2]-[.R$3])" office:value-type="float" office:value="-4.1019999999999994">
            <text:p>−4.10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0]-[.F80]*[.R$2]" office:value-type="float" office:value="-3.8149999999999995">
            <text:p>−3.8</text:p>
          </table:table-cell>
          <table:table-cell table:style-name="ACE-4" table:formula="of:=SQRT(([.Y80]-[.M80])^2+[.T80]^2)" office:value-type="float" office:value="0.54330562301526053">
            <text:p>0.5</text:p>
          </table:table-cell>
          <table:table-cell table:style-name="ACE-4" table:formula="of:=SQRT(([.M80]-[.X80])^2+[.U80]^2)" office:value-type="float" office:value="0.57517736394959118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03">
            <text:p>1.0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0]+[.G80]*2" office:value-type="float" office:value="3010">
            <text:p>3010</text:p>
          </table:table-cell>
          <table:table-cell table:style-name="ACE-0" table:formula="of:=[.F80]-[.G80]*2" office:value-type="float" office:value="2690">
            <text:p>2690</text:p>
          </table:table-cell>
          <table:table-cell table:style-name="ACE-0" table:formula="of:=[.S80]-[.V80]*([.R$2]+[.R$3])" office:value-type="float" office:value="-4.3879999999999999">
            <text:p>−4.388</text:p>
          </table:table-cell>
          <table:table-cell table:style-name="ACE-0" table:formula="of:=[.S80]-[.W80]*([.R$2]-[.R$3])" office:value-type="float" office:value="-3.2739999999999991">
            <text:p>−3.27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1]-[.F81]*[.R$2]" office:value-type="float" office:value="-3.3689999999999998">
            <text:p>−3.4</text:p>
          </table:table-cell>
          <table:table-cell table:style-name="ACE-4" table:formula="of:=SQRT(([.Y81]-[.M81])^2+[.T81]^2)" office:value-type="float" office:value="0.4517753866690839">
            <text:p>0.5</text:p>
          </table:table-cell>
          <table:table-cell table:style-name="ACE-4" table:formula="of:=SQRT(([.M81]-[.X81])^2+[.U81]^2)" office:value-type="float" office:value="0.47563536453884492">
            <text:p>0.5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1]+[.G81]*2" office:value-type="float" office:value="2690">
            <text:p>2690</text:p>
          </table:table-cell>
          <table:table-cell table:style-name="ACE-0" table:formula="of:=[.F81]-[.G81]*2" office:value-type="float" office:value="2450">
            <text:p>2450</text:p>
          </table:table-cell>
          <table:table-cell table:style-name="ACE-0" table:formula="of:=[.S81]-[.V81]*([.R$2]+[.R$3])" office:value-type="float" office:value="-3.8419999999999996">
            <text:p>−3.842</text:p>
          </table:table-cell>
          <table:table-cell table:style-name="ACE-0" table:formula="of:=[.S81]-[.W81]*([.R$2]-[.R$3])" office:value-type="float" office:value="-2.9199999999999995">
            <text:p>−2.9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2]-[.F82]*[.R$2]" office:value-type="float" office:value="-5.8999999999999986">
            <text:p>−5.9</text:p>
          </table:table-cell>
          <table:table-cell table:style-name="ACE-4" table:formula="of:=SQRT(([.Y82]-[.M82])^2+[.T82]^2)" office:value-type="float" office:value="1.0851525238416944">
            <text:p>1.1</text:p>
          </table:table-cell>
          <table:table-cell table:style-name="ACE-4" table:formula="of:=SQRT(([.M82]-[.X82])^2+[.U82]^2)" office:value-type="float" office:value="1.1331037022267658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2]+[.G82]*2" office:value-type="float" office:value="7240">
            <text:p>7240</text:p>
          </table:table-cell>
          <table:table-cell table:style-name="ACE-0" table:formula="of:=[.F82]-[.G82]*2" office:value-type="float" office:value="6760">
            <text:p>6760</text:p>
          </table:table-cell>
          <table:table-cell table:style-name="ACE-0" table:formula="of:=[.S82]-[.V82]*([.R$2]+[.R$3])" office:value-type="float" office:value="-7.032">
            <text:p>−7.032</text:p>
          </table:table-cell>
          <table:table-cell table:style-name="ACE-0" table:formula="of:=[.S82]-[.W82]*([.R$2]-[.R$3])" office:value-type="float" office:value="-4.8159999999999989">
            <text:p>−4.81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3]-[.F83]*[.R$2]" office:value-type="float" office:value="-8.9879999999999995">
            <text:p>−9.0</text:p>
          </table:table-cell>
          <table:table-cell table:style-name="ACE-4" table:formula="of:=SQRT(([.Y83]-[.M83])^2+[.T83]^2)" office:value-type="float" office:value="1.1131235331264908">
            <text:p>1.1</text:p>
          </table:table-cell>
          <table:table-cell table:style-name="ACE-4" table:formula="of:=SQRT(([.M83]-[.X83])^2+[.U83]^2)" office:value-type="float" office:value="1.1690697156286267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999999999999998">
            <text:p>2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3]+[.G83]*2" office:value-type="float" office:value="6920">
            <text:p>6920</text:p>
          </table:table-cell>
          <table:table-cell table:style-name="ACE-0" table:formula="of:=[.F83]-[.G83]*2" office:value-type="float" office:value="6360">
            <text:p>6360</text:p>
          </table:table-cell>
          <table:table-cell table:style-name="ACE-0" table:formula="of:=[.S83]-[.V83]*([.R$2]+[.R$3])" office:value-type="float" office:value="-10.155999999999999">
            <text:p>−10.156</text:p>
          </table:table-cell>
          <table:table-cell table:style-name="ACE-0" table:formula="of:=[.S83]-[.W83]*([.R$2]-[.R$3])" office:value-type="float" office:value="-7.8759999999999986">
            <text:p>−7.87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ardineroseris planul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4]-[.F84]*[.R$2]" office:value-type="float" office:value="-6.9799999999999986">
            <text:p>−7.0</text:p>
          </table:table-cell>
          <table:table-cell table:style-name="ACE-4" table:formula="of:=SQRT(([.Y84]-[.M84])^2+[.T84]^2)" office:value-type="float" office:value="1.0891482910972217">
            <text:p>1.1</text:p>
          </table:table-cell>
          <table:table-cell table:style-name="ACE-4" table:formula="of:=SQRT(([.M84]-[.X84])^2+[.U84]^2)" office:value-type="float" office:value="1.1450921360309834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4]+[.G84]*2" office:value-type="float" office:value="6680">
            <text:p>6680</text:p>
          </table:table-cell>
          <table:table-cell table:style-name="ACE-0" table:formula="of:=[.F84]-[.G84]*2" office:value-type="float" office:value="6120">
            <text:p>6120</text:p>
          </table:table-cell>
          <table:table-cell table:style-name="ACE-0" table:formula="of:=[.S84]-[.V84]*([.R$2]+[.R$3])" office:value-type="float" office:value="-8.1239999999999988">
            <text:p>−8.123999999999999</text:p>
          </table:table-cell>
          <table:table-cell table:style-name="ACE-0" table:formula="of:=[.S84]-[.W84]*([.R$2]-[.R$3])" office:value-type="float" office:value="-5.8919999999999995">
            <text:p>−5.89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5]-[.F85]*[.R$2]" office:value-type="float" office:value="-6.8609999999999989">
            <text:p>−6.9</text:p>
          </table:table-cell>
          <table:table-cell table:style-name="ACE-4" table:formula="of:=SQRT(([.Y85]-[.M85])^2+[.T85]^2)" office:value-type="float" office:value="1.0501909350208651">
            <text:p>1.1</text:p>
          </table:table-cell>
          <table:table-cell table:style-name="ACE-4" table:formula="of:=SQRT(([.M85]-[.X85])^2+[.U85]^2)" office:value-type="float" office:value="1.102134746752865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5]+[.G85]*2" office:value-type="float" office:value="6590">
            <text:p>6590</text:p>
          </table:table-cell>
          <table:table-cell table:style-name="ACE-0" table:formula="of:=[.F85]-[.G85]*2" office:value-type="float" office:value="6070">
            <text:p>6070</text:p>
          </table:table-cell>
          <table:table-cell table:style-name="ACE-0" table:formula="of:=[.S85]-[.V85]*([.R$2]+[.R$3])" office:value-type="float" office:value="-7.9619999999999997">
            <text:p>−7.962</text:p>
          </table:table-cell>
          <table:table-cell table:style-name="ACE-0" table:formula="of:=[.S85]-[.W85]*([.R$2]-[.R$3])" office:value-type="float" office:value="-5.8119999999999994">
            <text:p>−5.81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6]-[.F86]*[.R$2]" office:value-type="float" office:value="-7.5549999999999997">
            <text:p>−7.6</text:p>
          </table:table-cell>
          <table:table-cell table:style-name="ACE-4" table:formula="of:=SQRT(([.Y86]-[.M86])^2+[.T86]^2)" office:value-type="float" office:value="1.0322117030919584">
            <text:p>1.0</text:p>
          </table:table-cell>
          <table:table-cell table:style-name="ACE-4" table:formula="of:=SQRT(([.M86]-[.X86])^2+[.U86]^2)" office:value-type="float" office:value="1.0841535869054717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8999999999999999">
            <text:p>2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6]+[.G86]*2" office:value-type="float" office:value="6410">
            <text:p>6410</text:p>
          </table:table-cell>
          <table:table-cell table:style-name="ACE-0" table:formula="of:=[.F86]-[.G86]*2" office:value-type="float" office:value="5890">
            <text:p>5890</text:p>
          </table:table-cell>
          <table:table-cell table:style-name="ACE-0" table:formula="of:=[.S86]-[.V86]*([.R$2]+[.R$3])" office:value-type="float" office:value="-8.6379999999999999">
            <text:p>−8.638</text:p>
          </table:table-cell>
          <table:table-cell table:style-name="ACE-0" table:formula="of:=[.S86]-[.W86]*([.R$2]-[.R$3])" office:value-type="float" office:value="-6.5239999999999991">
            <text:p>−6.52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1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7]-[.F87]*[.R$2]" office:value-type="float" office:value="-7.1150000000000002">
            <text:p>−7.1</text:p>
          </table:table-cell>
          <table:table-cell table:style-name="ACE-4" table:formula="of:=SQRT(([.Y87]-[.M87])^2+[.T87]^2)" office:value-type="float" office:value="0.94831903914241955">
            <text:p>0.9</text:p>
          </table:table-cell>
          <table:table-cell table:style-name="ACE-4" table:formula="of:=SQRT(([.M87]-[.X87])^2+[.U87]^2)" office:value-type="float" office:value="0.99226055046041173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7]+[.G87]*2" office:value-type="float" office:value="6170">
            <text:p>6170</text:p>
          </table:table-cell>
          <table:table-cell table:style-name="ACE-0" table:formula="of:=[.F87]-[.G87]*2" office:value-type="float" office:value="5730">
            <text:p>5730</text:p>
          </table:table-cell>
          <table:table-cell table:style-name="ACE-0" table:formula="of:=[.S87]-[.V87]*([.R$2]+[.R$3])" office:value-type="float" office:value="-8.1059999999999999">
            <text:p>−8.106</text:p>
          </table:table-cell>
          <table:table-cell table:style-name="ACE-0" table:formula="of:=[.S87]-[.W87]*([.R$2]-[.R$3])" office:value-type="float" office:value="-6.1679999999999993">
            <text:p>−6.1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8]-[.F88]*[.R$2]" office:value-type="float" office:value="-7.2259999999999991">
            <text:p>−7.2</text:p>
          </table:table-cell>
          <table:table-cell table:style-name="ACE-4" table:formula="of:=SQRT(([.Y88]-[.M88])^2+[.T88]^2)" office:value-type="float" office:value="0.96329849994692685">
            <text:p>1.0</text:p>
          </table:table-cell>
          <table:table-cell table:style-name="ACE-4" table:formula="of:=SQRT(([.M88]-[.X88])^2+[.U88]^2)" office:value-type="float" office:value="1.0112368664165696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8]+[.G88]*2" office:value-type="float" office:value="6020">
            <text:p>6020</text:p>
          </table:table-cell>
          <table:table-cell table:style-name="ACE-0" table:formula="of:=[.F88]-[.G88]*2" office:value-type="float" office:value="5540">
            <text:p>5540</text:p>
          </table:table-cell>
          <table:table-cell table:style-name="ACE-0" table:formula="of:=[.S88]-[.V88]*([.R$2]+[.R$3])" office:value-type="float" office:value="-8.2360000000000007">
            <text:p>−8.236</text:p>
          </table:table-cell>
          <table:table-cell table:style-name="ACE-0" table:formula="of:=[.S88]-[.W88]*([.R$2]-[.R$3])" office:value-type="float" office:value="-6.2639999999999993">
            <text:p>−6.26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9]-[.F89]*[.R$2]" office:value-type="float" office:value="-5.75">
            <text:p>−5.8</text:p>
          </table:table-cell>
          <table:table-cell table:style-name="ACE-4" table:formula="of:=SQRT(([.Y89]-[.M89])^2+[.T89]^2)" office:value-type="float" office:value="0.90338474638439725">
            <text:p>0.9</text:p>
          </table:table-cell>
          <table:table-cell table:style-name="ACE-4" table:formula="of:=SQRT(([.M89]-[.X89])^2+[.U89]^2)" office:value-type="float" office:value="0.94732043153306866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9]+[.G89]*2" office:value-type="float" office:value="5720">
            <text:p>5720</text:p>
          </table:table-cell>
          <table:table-cell table:style-name="ACE-0" table:formula="of:=[.F89]-[.G89]*2" office:value-type="float" office:value="5280">
            <text:p>5280</text:p>
          </table:table-cell>
          <table:table-cell table:style-name="ACE-0" table:formula="of:=[.S89]-[.V89]*([.R$2]+[.R$3])" office:value-type="float" office:value="-6.6959999999999997">
            <text:p>−6.696</text:p>
          </table:table-cell>
          <table:table-cell table:style-name="ACE-0" table:formula="of:=[.S89]-[.W89]*([.R$2]-[.R$3])" office:value-type="float" office:value="-4.847999999999999">
            <text:p>−4.84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0]-[.F90]*[.R$2]" office:value-type="float" office:value="-5.5120000000000005">
            <text:p>−5.5</text:p>
          </table:table-cell>
          <table:table-cell table:style-name="ACE-4" table:formula="of:=SQRT(([.Y90]-[.M90])^2+[.T90]^2)" office:value-type="float" office:value="0.92135769384099664">
            <text:p>0.9</text:p>
          </table:table-cell>
          <table:table-cell table:style-name="ACE-4" table:formula="of:=SQRT(([.M90]-[.X90])^2+[.U90]^2)" office:value-type="float" office:value="0.96929046214228265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0]+[.G90]*2" office:value-type="float" office:value="5600">
            <text:p>5600</text:p>
          </table:table-cell>
          <table:table-cell table:style-name="ACE-0" table:formula="of:=[.F90]-[.G90]*2" office:value-type="float" office:value="5120">
            <text:p>5120</text:p>
          </table:table-cell>
          <table:table-cell table:style-name="ACE-0" table:formula="of:=[.S90]-[.V90]*([.R$2]+[.R$3])" office:value-type="float" office:value="-6.4800000000000004">
            <text:p>−6.48</text:p>
          </table:table-cell>
          <table:table-cell table:style-name="ACE-0" table:formula="of:=[.S90]-[.W90]*([.R$2]-[.R$3])" office:value-type="float" office:value="-4.5920000000000005">
            <text:p>−4.59200000000000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vona minu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1]-[.F91]*[.R$2]" office:value-type="float" office:value="-5.0439999999999987">
            <text:p>−5.0</text:p>
          </table:table-cell>
          <table:table-cell table:style-name="ACE-4" table:formula="of:=SQRT(([.Y91]-[.M91])^2+[.T91]^2)" office:value-type="float" office:value="0.88541289803119394">
            <text:p>0.9</text:p>
          </table:table-cell>
          <table:table-cell table:style-name="ACE-4" table:formula="of:=SQRT(([.M91]-[.X91])^2+[.U91]^2)" office:value-type="float" office:value="0.92934600660894939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1]+[.G91]*2" office:value-type="float" office:value="5540">
            <text:p>5540</text:p>
          </table:table-cell>
          <table:table-cell table:style-name="ACE-0" table:formula="of:=[.F91]-[.G91]*2" office:value-type="float" office:value="5100">
            <text:p>5100</text:p>
          </table:table-cell>
          <table:table-cell table:style-name="ACE-0" table:formula="of:=[.S91]-[.V91]*([.R$2]+[.R$3])" office:value-type="float" office:value="-5.9719999999999995">
            <text:p>−5.972</text:p>
          </table:table-cell>
          <table:table-cell table:style-name="ACE-0" table:formula="of:=[.S91]-[.W91]*([.R$2]-[.R$3])" office:value-type="float" office:value="-4.1600000000000001">
            <text:p>−4.1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2]-[.F92]*[.R$2]" office:value-type="float" office:value="-6.8269999999999991">
            <text:p>−6.8</text:p>
          </table:table-cell>
          <table:table-cell table:style-name="ACE-4" table:formula="of:=SQRT(([.Y92]-[.M92])^2+[.T92]^2)" office:value-type="float" office:value="0.88441449558450724">
            <text:p>0.9</text:p>
          </table:table-cell>
          <table:table-cell table:style-name="ACE-4" table:formula="of:=SQRT(([.M92]-[.X92])^2+[.U92]^2)" office:value-type="float" office:value="0.92834745650537498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2]+[.G92]*2" office:value-type="float" office:value="5530">
            <text:p>5530</text:p>
          </table:table-cell>
          <table:table-cell table:style-name="ACE-0" table:formula="of:=[.F92]-[.G92]*2" office:value-type="float" office:value="5090">
            <text:p>5090</text:p>
          </table:table-cell>
          <table:table-cell table:style-name="ACE-0" table:formula="of:=[.S92]-[.V92]*([.R$2]+[.R$3])" office:value-type="float" office:value="-7.7539999999999987">
            <text:p>−7.753999999999999</text:p>
          </table:table-cell>
          <table:table-cell table:style-name="ACE-0" table:formula="of:=[.S92]-[.W92]*([.R$2]-[.R$3])" office:value-type="float" office:value="-5.944">
            <text:p>−5.94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3]-[.F93]*[.R$2]" office:value-type="float" office:value="-5.177999999999999">
            <text:p>−5.2</text:p>
          </table:table-cell>
          <table:table-cell table:style-name="ACE-4" table:formula="of:=SQRT(([.Y93]-[.M93])^2+[.T93]^2)" office:value-type="float" office:value="0.72372923113551191">
            <text:p>0.7</text:p>
          </table:table-cell>
          <table:table-cell table:style-name="ACE-4" table:formula="of:=SQRT(([.M93]-[.X93])^2+[.U93]^2)" office:value-type="float" office:value="0.75964728657449965">
            <text:p>0.8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3]+[.G93]*2" office:value-type="float" office:value="4520">
            <text:p>4520</text:p>
          </table:table-cell>
          <table:table-cell table:style-name="ACE-0" table:formula="of:=[.F93]-[.G93]*2" office:value-type="float" office:value="4160">
            <text:p>4160</text:p>
          </table:table-cell>
          <table:table-cell table:style-name="ACE-0" table:formula="of:=[.S93]-[.V93]*([.R$2]+[.R$3])" office:value-type="float" office:value="-5.9359999999999991">
            <text:p>−5.935999999999999</text:p>
          </table:table-cell>
          <table:table-cell table:style-name="ACE-0" table:formula="of:=[.S93]-[.W93]*([.R$2]-[.R$3])" office:value-type="float" office:value="-4.4559999999999995">
            <text:p>−4.45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4]-[.F94]*[.R$2]" office:value-type="float" office:value="-3.153">
            <text:p>−3.2</text:p>
          </table:table-cell>
          <table:table-cell table:style-name="ACE-4" table:formula="of:=SQRT(([.Y94]-[.M94])^2+[.T94]^2)" office:value-type="float" office:value="0.53534007882840262">
            <text:p>0.5</text:p>
          </table:table-cell>
          <table:table-cell table:style-name="ACE-4" table:formula="of:=SQRT(([.M94]-[.X94])^2+[.U94]^2)" office:value-type="float" office:value="0.56322375660122859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4]+[.G94]*2" office:value-type="float" office:value="3230">
            <text:p>3230</text:p>
          </table:table-cell>
          <table:table-cell table:style-name="ACE-0" table:formula="of:=[.F94]-[.G94]*2" office:value-type="float" office:value="2950">
            <text:p>2950</text:p>
          </table:table-cell>
          <table:table-cell table:style-name="ACE-0" table:formula="of:=[.S94]-[.V94]*([.R$2]+[.R$3])" office:value-type="float" office:value="-3.714">
            <text:p>−3.714</text:p>
          </table:table-cell>
          <table:table-cell table:style-name="ACE-0" table:formula="of:=[.S94]-[.W94]*([.R$2]-[.R$3])" office:value-type="float" office:value="-2.6199999999999997">
            <text:p>−2.6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5]-[.F95]*[.R$2]" office:value-type="float" office:value="-7.2049999999999992">
            <text:p>−7.2</text:p>
          </table:table-cell>
          <table:table-cell table:style-name="ACE-4" table:formula="of:=SQRT(([.Y95]-[.M95])^2+[.T95]^2)" office:value-type="float" office:value="0.78659074492394088">
            <text:p>0.8</text:p>
          </table:table-cell>
          <table:table-cell table:style-name="ACE-4" table:formula="of:=SQRT(([.M95]-[.X95])^2+[.U95]^2)" office:value-type="float" office:value="0.82651376274082888">
            <text:p>0.8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5]+[.G95]*2" office:value-type="float" office:value="4850">
            <text:p>4850</text:p>
          </table:table-cell>
          <table:table-cell table:style-name="ACE-0" table:formula="of:=[.F95]-[.G95]*2" office:value-type="float" office:value="4450">
            <text:p>4450</text:p>
          </table:table-cell>
          <table:table-cell table:style-name="ACE-0" table:formula="of:=[.S95]-[.V95]*([.R$2]+[.R$3])" office:value-type="float" office:value="-8.0300000000000011">
            <text:p>−8.030000000000001</text:p>
          </table:table-cell>
          <table:table-cell table:style-name="ACE-0" table:formula="of:=[.S95]-[.W95]*([.R$2]-[.R$3])" office:value-type="float" office:value="-6.419999999999999">
            <text:p>−6.4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6]-[.F96]*[.R$2]" office:value-type="float" office:value="-3.6029999999999998">
            <text:p>−3.6</text:p>
          </table:table-cell>
          <table:table-cell table:style-name="ACE-4" table:formula="of:=SQRT(([.Y96]-[.M96])^2+[.T96]^2)" office:value-type="float" office:value="0.48558109518390491">
            <text:p>0.5</text:p>
          </table:table-cell>
          <table:table-cell table:style-name="ACE-4" table:formula="of:=SQRT(([.M96]-[.X96])^2+[.U96]^2)" office:value-type="float" office:value="0.51344035680885092">
            <text:p>0.5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6]+[.G96]*2" office:value-type="float" office:value="2730">
            <text:p>2730</text:p>
          </table:table-cell>
          <table:table-cell table:style-name="ACE-0" table:formula="of:=[.F96]-[.G96]*2" office:value-type="float" office:value="2450">
            <text:p>2450</text:p>
          </table:table-cell>
          <table:table-cell table:style-name="ACE-0" table:formula="of:=[.S96]-[.V96]*([.R$2]+[.R$3])" office:value-type="float" office:value="-4.1139999999999999">
            <text:p>−4.114</text:p>
          </table:table-cell>
          <table:table-cell table:style-name="ACE-0" table:formula="of:=[.S96]-[.W96]*([.R$2]-[.R$3])" office:value-type="float" office:value="-3.1199999999999992">
            <text:p>−3.1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0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30">
            <text:p>533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7]-[.F97]*[.R$2]" office:value-type="float" office:value="-7.8609999999999998">
            <text:p>−7.9</text:p>
          </table:table-cell>
          <table:table-cell table:style-name="ACE-4" table:formula="of:=SQRT(([.Y97]-[.M97])^2+[.T97]^2)" office:value-type="float" office:value="1.1729113350974154">
            <text:p>1.2</text:p>
          </table:table-cell>
          <table:table-cell table:style-name="ACE-4" table:formula="of:=SQRT(([.M97]-[.X97])^2+[.U97]^2)" office:value-type="float" office:value="1.232935115892154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7]+[.G97]*2" office:value-type="float" office:value="5660">
            <text:p>5660</text:p>
          </table:table-cell>
          <table:table-cell table:style-name="ACE-0" table:formula="of:=[.F97]-[.G97]*2" office:value-type="float" office:value="5000">
            <text:p>5000</text:p>
          </table:table-cell>
          <table:table-cell table:style-name="ACE-0" table:formula="of:=[.S97]-[.V97]*([.R$2]+[.R$3])" office:value-type="float" office:value="-8.9879999999999995">
            <text:p>−8.988</text:p>
          </table:table-cell>
          <table:table-cell table:style-name="ACE-0" table:formula="of:=[.S97]-[.W97]*([.R$2]-[.R$3])" office:value-type="float" office:value="-6.7999999999999989">
            <text:p>−6.7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2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35">
            <text:p>503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8]-[.F98]*[.R$2]" office:value-type="float" office:value="-6.0594999999999999">
            <text:p>−6.1</text:p>
          </table:table-cell>
          <table:table-cell table:style-name="ACE-4" table:formula="of:=SQRT(([.Y98]-[.M98])^2+[.T98]^2)" office:value-type="float" office:value="1.1462950100214171">
            <text:p>1.1</text:p>
          </table:table-cell>
          <table:table-cell table:style-name="ACE-4" table:formula="of:=SQRT(([.M98]-[.X98])^2+[.U98]^2)" office:value-type="float" office:value="1.206029124855615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8]+[.G98]*2" office:value-type="float" office:value="5365">
            <text:p>5365</text:p>
          </table:table-cell>
          <table:table-cell table:style-name="ACE-0" table:formula="of:=[.F98]-[.G98]*2" office:value-type="float" office:value="4705">
            <text:p>4705</text:p>
          </table:table-cell>
          <table:table-cell table:style-name="ACE-0" table:formula="of:=[.S98]-[.V98]*([.R$2]+[.R$3])" office:value-type="float" office:value="-7.157">
            <text:p>−7.157</text:p>
          </table:table-cell>
          <table:table-cell table:style-name="ACE-0" table:formula="of:=[.S98]-[.W98]*([.R$2]-[.R$3])" office:value-type="float" office:value="-5.0279999999999996">
            <text:p>−5.02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9]-[.F99]*[.R$2]" office:value-type="float" office:value="-7.3294999999999995">
            <text:p>−7.3</text:p>
          </table:table-cell>
          <table:table-cell table:style-name="ACE-4" table:formula="of:=SQRT(([.Y99]-[.M99])^2+[.T99]^2)" office:value-type="float" office:value="1.1408988780781575">
            <text:p>1.1</text:p>
          </table:table-cell>
          <table:table-cell table:style-name="ACE-4" table:formula="of:=SQRT(([.M99]-[.X99])^2+[.U99]^2)" office:value-type="float" office:value="1.1987536235607374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9]+[.G99]*2" office:value-type="float" office:value="5455">
            <text:p>5455</text:p>
          </table:table-cell>
          <table:table-cell table:style-name="ACE-0" table:formula="of:=[.F99]-[.G99]*2" office:value-type="float" office:value="4815">
            <text:p>4815</text:p>
          </table:table-cell>
          <table:table-cell table:style-name="ACE-0" table:formula="of:=[.S99]-[.V99]*([.R$2]+[.R$3])" office:value-type="float" office:value="-8.4189999999999987">
            <text:p>−8.418999999999999</text:p>
          </table:table-cell>
          <table:table-cell table:style-name="ACE-0" table:formula="of:=[.S99]-[.W99]*([.R$2]-[.R$3])" office:value-type="float" office:value="-6.3040000000000003">
            <text:p>−6.30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0]-[.F100]*[.R$2]" office:value-type="float" office:value="-2.5629999999999988">
            <text:p>−2.6</text:p>
          </table:table-cell>
          <table:table-cell table:style-name="ACE-4" table:formula="of:=SQRT(([.Y100]-[.M100])^2+[.T100]^2)" office:value-type="float" office:value="1.0462126934806322">
            <text:p>1.0</text:p>
          </table:table-cell>
          <table:table-cell table:style-name="ACE-4" table:formula="of:=SQRT(([.M100]-[.X100])^2+[.U100]^2)" office:value-type="float" office:value="1.0992911352321557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0]+[.G100]*2" office:value-type="float" office:value="4690">
            <text:p>4690</text:p>
          </table:table-cell>
          <table:table-cell table:style-name="ACE-0" table:formula="of:=[.F100]-[.G100]*2" office:value-type="float" office:value="4090">
            <text:p>4090</text:p>
          </table:table-cell>
          <table:table-cell table:style-name="ACE-0" table:formula="of:=[.S100]-[.V100]*([.R$2]+[.R$3])" office:value-type="float" office:value="-3.5419999999999998">
            <text:p>−3.542</text:p>
          </table:table-cell>
          <table:table-cell table:style-name="ACE-0" table:formula="of:=[.S100]-[.W100]*([.R$2]-[.R$3])" office:value-type="float" office:value="-1.6439999999999992">
            <text:p>−1.64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1]-[.F101]*[.R$2]" office:value-type="float" office:value="-2.7579999999999996">
            <text:p>−2.8</text:p>
          </table:table-cell>
          <table:table-cell table:style-name="ACE-4" table:formula="of:=SQRT(([.Y101]-[.M101])^2+[.T101]^2)" office:value-type="float" office:value="0.77642514127248563">
            <text:p>0.8</text:p>
          </table:table-cell>
          <table:table-cell table:style-name="ACE-4" table:formula="of:=SQRT(([.M101]-[.X101])^2+[.U101]^2)" office:value-type="float" office:value="1.3571867962811901">
            <text:p>1.4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01]+[.G101]*2" office:value-type="float" office:value="2940">
            <text:p>2940</text:p>
          </table:table-cell>
          <table:table-cell table:style-name="ACE-0" table:formula="of:=[.F101]-[.G101]*2" office:value-type="float" office:value="2540">
            <text:p>2540</text:p>
          </table:table-cell>
          <table:table-cell table:style-name="ACE-0" table:formula="of:=[.S101]-[.V101]*([.R$2]+[.R$3])" office:value-type="float" office:value="-3.3919999999999999">
            <text:p>−3.392</text:p>
          </table:table-cell>
          <table:table-cell table:style-name="ACE-0" table:formula="of:=[.S101]-[.W101]*([.R$2]-[.R$3])" office:value-type="float" office:value="-2.1640000000000001">
            <text:p>−2.16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2]-[.F102]*[.R$2]" office:value-type="float" office:value="-3.1929999999999996">
            <text:p>−3.2</text:p>
          </table:table-cell>
          <table:table-cell table:style-name="ACE-4" table:formula="of:=SQRT(([.Y102]-[.M102])^2+[.T102]^2)" office:value-type="float" office:value="0.78333198581444352">
            <text:p>0.8</text:p>
          </table:table-cell>
          <table:table-cell table:style-name="ACE-4" table:formula="of:=SQRT(([.M102]-[.X102])^2+[.U102]^2)" office:value-type="float" office:value="0.80508446761815011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3.25">
            <text:p>3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2]+[.G102]*2" office:value-type="float" office:value="3930">
            <text:p>3930</text:p>
          </table:table-cell>
          <table:table-cell table:style-name="ACE-0" table:formula="of:=[.F102]-[.G102]*2" office:value-type="float" office:value="3650">
            <text:p>3650</text:p>
          </table:table-cell>
          <table:table-cell table:style-name="ACE-0" table:formula="of:=[.S102]-[.V102]*([.R$2]+[.R$3])" office:value-type="float" office:value="-3.8239999999999998">
            <text:p>−3.824</text:p>
          </table:table-cell>
          <table:table-cell table:style-name="ACE-0" table:formula="of:=[.S102]-[.W102]*([.R$2]-[.R$3])" office:value-type="float" office:value="-2.5899999999999999">
            <text:p>−2.5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3]-[.F103]*[.R$2]" office:value-type="float" office:value="-3.7549999999999999">
            <text:p>−3.8</text:p>
          </table:table-cell>
          <table:table-cell table:style-name="ACE-4" table:formula="of:=SQRT(([.Y103]-[.M103])^2+[.T103]^2)" office:value-type="float" office:value="0.77260662694543369">
            <text:p>0.8</text:p>
          </table:table-cell>
          <table:table-cell table:style-name="ACE-4" table:formula="of:=SQRT(([.M103]-[.X103])^2+[.U103]^2)" office:value-type="float" office:value="0.79415930391830081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3]+[.G103]*2" office:value-type="float" office:value="3790">
            <text:p>3790</text:p>
          </table:table-cell>
          <table:table-cell table:style-name="ACE-0" table:formula="of:=[.F103]-[.G103]*2" office:value-type="float" office:value="3510">
            <text:p>3510</text:p>
          </table:table-cell>
          <table:table-cell table:style-name="ACE-0" table:formula="of:=[.S103]-[.V103]*([.R$2]+[.R$3])" office:value-type="float" office:value="-4.3719999999999999">
            <text:p>−4.372</text:p>
          </table:table-cell>
          <table:table-cell table:style-name="ACE-0" table:formula="of:=[.S103]-[.W103]*([.R$2]-[.R$3])" office:value-type="float" office:value="-3.1659999999999995">
            <text:p>−3.16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4]-[.F104]*[.R$2]" office:value-type="float" office:value="-3.3329999999999997">
            <text:p>−3.3</text:p>
          </table:table-cell>
          <table:table-cell table:style-name="ACE-4" table:formula="of:=SQRT(([.Y104]-[.M104])^2+[.T104]^2)" office:value-type="float" office:value="0.73666885369207813">
            <text:p>0.7</text:p>
          </table:table-cell>
          <table:table-cell table:style-name="ACE-4" table:formula="of:=SQRT(([.M104]-[.X104])^2+[.U104]^2)" office:value-type="float" office:value="0.75447001265789249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4]+[.G104]*2" office:value-type="float" office:value="3610">
            <text:p>3610</text:p>
          </table:table-cell>
          <table:table-cell table:style-name="ACE-0" table:formula="of:=[.F104]-[.G104]*2" office:value-type="float" office:value="3370">
            <text:p>3370</text:p>
          </table:table-cell>
          <table:table-cell table:style-name="ACE-0" table:formula="of:=[.S104]-[.V104]*([.R$2]+[.R$3])" office:value-type="float" office:value="-3.8980000000000001">
            <text:p>−3.898</text:p>
          </table:table-cell>
          <table:table-cell table:style-name="ACE-0" table:formula="of:=[.S104]-[.W104]*([.R$2]-[.R$3])" office:value-type="float" office:value="-2.7919999999999994">
            <text:p>−2.79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400">
            <text:p>34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5]-[.F105]*[.R$2]" office:value-type="float" office:value="-3.1299999999999994">
            <text:p>−3.1</text:p>
          </table:table-cell>
          <table:table-cell table:style-name="ACE-4" table:formula="of:=SQRT(([.Y105]-[.M105])^2+[.T105]^2)" office:value-type="float" office:value="0.7537214339528896">
            <text:p>0.8</text:p>
          </table:table-cell>
          <table:table-cell table:style-name="ACE-4" table:formula="of:=SQRT(([.M105]-[.X105])^2+[.U105]^2)" office:value-type="float" office:value="0.77489612207056535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499999999999999">
            <text:p>2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5]+[.G105]*2" office:value-type="float" office:value="3540">
            <text:p>3540</text:p>
          </table:table-cell>
          <table:table-cell table:style-name="ACE-0" table:formula="of:=[.F105]-[.G105]*2" office:value-type="float" office:value="3260">
            <text:p>3260</text:p>
          </table:table-cell>
          <table:table-cell table:style-name="ACE-0" table:formula="of:=[.S105]-[.V105]*([.R$2]+[.R$3])" office:value-type="float" office:value="-3.722">
            <text:p>−3.722</text:p>
          </table:table-cell>
          <table:table-cell table:style-name="ACE-0" table:formula="of:=[.S105]-[.W105]*([.R$2]-[.R$3])" office:value-type="float" office:value="-2.5659999999999994">
            <text:p>−2.56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6]-[.F106]*[.R$2]" office:value-type="float" office:value="-3.6119999999999997">
            <text:p>−3.6</text:p>
          </table:table-cell>
          <table:table-cell table:style-name="ACE-4" table:formula="of:=SQRT(([.Y106]-[.M106])^2+[.T106]^2)" office:value-type="float" office:value="0.70428403361144032">
            <text:p>0.7</text:p>
          </table:table-cell>
          <table:table-cell table:style-name="ACE-4" table:formula="of:=SQRT(([.M106]-[.X106])^2+[.U106]^2)" office:value-type="float" office:value="0.7185095684818682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6]+[.G106]*2" office:value-type="float" office:value="3460">
            <text:p>3460</text:p>
          </table:table-cell>
          <table:table-cell table:style-name="ACE-0" table:formula="of:=[.F106]-[.G106]*2" office:value-type="float" office:value="3260">
            <text:p>3260</text:p>
          </table:table-cell>
          <table:table-cell table:style-name="ACE-0" table:formula="of:=[.S106]-[.V106]*([.R$2]+[.R$3])" office:value-type="float" office:value="-4.1280000000000001">
            <text:p>−4.128</text:p>
          </table:table-cell>
          <table:table-cell table:style-name="ACE-0" table:formula="of:=[.S106]-[.W106]*([.R$2]-[.R$3])" office:value-type="float" office:value="-3.1159999999999992">
            <text:p>−3.11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7]-[.F107]*[.R$2]" office:value-type="float" office:value="-3.8730000000000002">
            <text:p>−3.9</text:p>
          </table:table-cell>
          <table:table-cell table:style-name="ACE-4" table:formula="of:=SQRT(([.Y107]-[.M107])^2+[.T107]^2)" office:value-type="float" office:value="0.71492726902811599">
            <text:p>0.7</text:p>
          </table:table-cell>
          <table:table-cell table:style-name="ACE-4" table:formula="of:=SQRT(([.M107]-[.X107])^2+[.U107]^2)" office:value-type="float" office:value="0.7322738558763382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55">
            <text:p>1.5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7]+[.G107]*2" office:value-type="float" office:value="3310">
            <text:p>3310</text:p>
          </table:table-cell>
          <table:table-cell table:style-name="ACE-0" table:formula="of:=[.F107]-[.G107]*2" office:value-type="float" office:value="3070">
            <text:p>3070</text:p>
          </table:table-cell>
          <table:table-cell table:style-name="ACE-0" table:formula="of:=[.S107]-[.V107]*([.R$2]+[.R$3])" office:value-type="float" office:value="-4.4080000000000004">
            <text:p>−4.408</text:p>
          </table:table-cell>
          <table:table-cell table:style-name="ACE-0" table:formula="of:=[.S107]-[.W107]*([.R$2]-[.R$3])" office:value-type="float" office:value="-3.3620000000000001">
            <text:p>−3.36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8]-[.F108]*[.R$2]" office:value-type="float" office:value="-2.6469999999999994">
            <text:p>−2.6</text:p>
          </table:table-cell>
          <table:table-cell table:style-name="ACE-4" table:formula="of:=SQRT(([.Y108]-[.M108])^2+[.T108]^2)" office:value-type="float" office:value="0.64093759446610699">
            <text:p>0.6</text:p>
          </table:table-cell>
          <table:table-cell table:style-name="ACE-4" table:formula="of:=SQRT(([.M108]-[.X108])^2+[.U108]^2)" office:value-type="float" office:value="0.65363674927286652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45">
            <text:p>1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8]+[.G108]*2" office:value-type="float" office:value="2510">
            <text:p>2510</text:p>
          </table:table-cell>
          <table:table-cell table:style-name="ACE-0" table:formula="of:=[.F108]-[.G108]*2" office:value-type="float" office:value="2310">
            <text:p>2310</text:p>
          </table:table-cell>
          <table:table-cell table:style-name="ACE-0" table:formula="of:=[.S108]-[.V108]*([.R$2]+[.R$3])" office:value-type="float" office:value="-3.0679999999999996">
            <text:p>−3.068</text:p>
          </table:table-cell>
          <table:table-cell table:style-name="ACE-0" table:formula="of:=[.S108]-[.W108]*([.R$2]-[.R$3])" office:value-type="float" office:value="-2.2459999999999996">
            <text:p>−2.24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9]-[.F109]*[.R$2]" office:value-type="float" office:value="-1.681">
            <text:p>−1.7</text:p>
          </table:table-cell>
          <table:table-cell table:style-name="ACE-4" table:formula="of:=SQRT(([.Y109]-[.M109])^2+[.T109]^2)" office:value-type="float" office:value="0.93746946616943216">
            <text:p>0.9</text:p>
          </table:table-cell>
          <table:table-cell table:style-name="ACE-4" table:formula="of:=SQRT(([.M109]-[.X109])^2+[.U109]^2)" office:value-type="float" office:value="0.98012703258302181">
            <text:p>1.0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9]+[.G109]*2" office:value-type="float" office:value="4180">
            <text:p>4180</text:p>
          </table:table-cell>
          <table:table-cell table:style-name="ACE-0" table:formula="of:=[.F109]-[.G109]*2" office:value-type="float" office:value="3680">
            <text:p>3680</text:p>
          </table:table-cell>
          <table:table-cell table:style-name="ACE-0" table:formula="of:=[.S109]-[.V109]*([.R$2]+[.R$3])" office:value-type="float" office:value="-2.524">
            <text:p>−2.524</text:p>
          </table:table-cell>
          <table:table-cell table:style-name="ACE-0" table:formula="of:=[.S109]-[.W109]*([.R$2]-[.R$3])" office:value-type="float" office:value="-0.8879999999999999">
            <text:p>−0.8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0]-[.F110]*[.R$2]" office:value-type="float" office:value="-3.024">
            <text:p>−3.0</text:p>
          </table:table-cell>
          <table:table-cell table:style-name="ACE-4" table:formula="of:=SQRT(([.Y110]-[.M110])^2+[.T110]^2)" office:value-type="float" office:value="0.85373532198217039">
            <text:p>0.9</text:p>
          </table:table-cell>
          <table:table-cell table:style-name="ACE-4" table:formula="of:=SQRT(([.M110]-[.X110])^2+[.U110]^2)" office:value-type="float" office:value="0.88646714547128047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2999999999999998">
            <text:p>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0]+[.G110]*2" office:value-type="float" office:value="3920">
            <text:p>3920</text:p>
          </table:table-cell>
          <table:table-cell table:style-name="ACE-0" table:formula="of:=[.F110]-[.G110]*2" office:value-type="float" office:value="3520">
            <text:p>3520</text:p>
          </table:table-cell>
          <table:table-cell table:style-name="ACE-0" table:formula="of:=[.S110]-[.V110]*([.R$2]+[.R$3])" office:value-type="float" office:value="-3.7560000000000002">
            <text:p>−3.756</text:p>
          </table:table-cell>
          <table:table-cell table:style-name="ACE-0" table:formula="of:=[.S110]-[.W110]*([.R$2]-[.R$3])" office:value-type="float" office:value="-2.3319999999999999">
            <text:p>−2.33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1]-[.F111]*[.R$2]" office:value-type="float" office:value="-1.617">
            <text:p>−1.6</text:p>
          </table:table-cell>
          <table:table-cell table:style-name="ACE-4" table:formula="of:=SQRT(([.Y111]-[.M111])^2+[.T111]^2)" office:value-type="float" office:value="0.92734082192039879">
            <text:p>0.9</text:p>
          </table:table-cell>
          <table:table-cell table:style-name="ACE-4" table:formula="of:=SQRT(([.M111]-[.X111])^2+[.U111]^2)" office:value-type="float" office:value="0.97840737936710198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5">
            <text:p>3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1]+[.G111]*2" office:value-type="float" office:value="3310">
            <text:p>3310</text:p>
          </table:table-cell>
          <table:table-cell table:style-name="ACE-0" table:formula="of:=[.F111]-[.G111]*2" office:value-type="float" office:value="2710">
            <text:p>2710</text:p>
          </table:table-cell>
          <table:table-cell table:style-name="ACE-0" table:formula="of:=[.S111]-[.V111]*([.R$2]+[.R$3])" office:value-type="float" office:value="-2.4580000000000002">
            <text:p>−2.458</text:p>
          </table:table-cell>
          <table:table-cell table:style-name="ACE-0" table:formula="of:=[.S111]-[.W111]*([.R$2]-[.R$3])" office:value-type="float" office:value="-0.83599999999999941">
            <text:p>−0.83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2]-[.F112]*[.R$2]" office:value-type="float" office:value="-2.3099999999999996">
            <text:p>−2.3</text:p>
          </table:table-cell>
          <table:table-cell table:style-name="ACE-4" table:formula="of:=SQRT(([.Y112]-[.M112])^2+[.T112]^2)" office:value-type="float" office:value="0.71994722028770952">
            <text:p>0.7</text:p>
          </table:table-cell>
          <table:table-cell table:style-name="ACE-4" table:formula="of:=SQRT(([.M112]-[.X112])^2+[.U112]^2)" office:value-type="float" office:value="0.74626804835796079">
            <text:p>0.7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2]+[.G112]*2" office:value-type="float" office:value="2480">
            <text:p>2480</text:p>
          </table:table-cell>
          <table:table-cell table:style-name="ACE-0" table:formula="of:=[.F112]-[.G112]*2" office:value-type="float" office:value="2120">
            <text:p>2120</text:p>
          </table:table-cell>
          <table:table-cell table:style-name="ACE-0" table:formula="of:=[.S112]-[.V112]*([.R$2]+[.R$3])" office:value-type="float" office:value="-2.8639999999999994">
            <text:p>−2.863999999999999</text:p>
          </table:table-cell>
          <table:table-cell table:style-name="ACE-0" table:formula="of:=[.S112]-[.W112]*([.R$2]-[.R$3])" office:value-type="float" office:value="-1.7919999999999998">
            <text:p>−1.79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3]-[.F113]*[.R$2]" office:value-type="float" office:value="-2.7370000000000001">
            <text:p>−2.7</text:p>
          </table:table-cell>
          <table:table-cell table:style-name="ACE-4" table:formula="of:=SQRT(([.Y113]-[.M113])^2+[.T113]^2)" office:value-type="float" office:value="1.3194093375446472">
            <text:p>1.3</text:p>
          </table:table-cell>
          <table:table-cell table:style-name="ACE-4" table:formula="of:=SQRT(([.M113]-[.X113])^2+[.U113]^2)" office:value-type="float" office:value="1.3844424870683509">
            <text:p>1.4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3]+[.G113]*2" office:value-type="float" office:value="6960">
            <text:p>6960</text:p>
          </table:table-cell>
          <table:table-cell table:style-name="ACE-0" table:formula="of:=[.F113]-[.G113]*2" office:value-type="float" office:value="6260">
            <text:p>6260</text:p>
          </table:table-cell>
          <table:table-cell table:style-name="ACE-0" table:formula="of:=[.S113]-[.V113]*([.R$2]+[.R$3])" office:value-type="float" office:value="-4.0280000000000005">
            <text:p>−4.028</text:p>
          </table:table-cell>
          <table:table-cell table:style-name="ACE-0" table:formula="of:=[.S113]-[.W113]*([.R$2]-[.R$3])" office:value-type="float" office:value="-1.5159999999999982">
            <text:p>−1.515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4]-[.F114]*[.R$2]" office:value-type="float" office:value="-4.0259999999999989">
            <text:p>−4.0</text:p>
          </table:table-cell>
          <table:table-cell table:style-name="ACE-4" table:formula="of:=SQRT(([.Y114]-[.M114])^2+[.T114]^2)" office:value-type="float" office:value="1.3018463811064653">
            <text:p>1.3</text:p>
          </table:table-cell>
          <table:table-cell table:style-name="ACE-4" table:formula="of:=SQRT(([.M114]-[.X114])^2+[.U114]^2)" office:value-type="float" office:value="1.3741906709041518">
            <text:p>1.4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4]+[.G114]*2" office:value-type="float" office:value="6170">
            <text:p>6170</text:p>
          </table:table-cell>
          <table:table-cell table:style-name="ACE-0" table:formula="of:=[.F114]-[.G114]*2" office:value-type="float" office:value="5390">
            <text:p>5390</text:p>
          </table:table-cell>
          <table:table-cell table:style-name="ACE-0" table:formula="of:=[.S114]-[.V114]*([.R$2]+[.R$3])" office:value-type="float" office:value="-5.306">
            <text:p>−5.306</text:p>
          </table:table-cell>
          <table:table-cell table:style-name="ACE-0" table:formula="of:=[.S114]-[.W114]*([.R$2]-[.R$3])" office:value-type="float" office:value="-2.823999999999999">
            <text:p>−2.82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5]-[.F115]*[.R$2]" office:value-type="float" office:value="-3.754999999999999">
            <text:p>−3.8</text:p>
          </table:table-cell>
          <table:table-cell table:style-name="ACE-4" table:formula="of:=SQRT(([.Y115]-[.M115])^2+[.T115]^2)" office:value-type="float" office:value="1.056769132781612">
            <text:p>1.1</text:p>
          </table:table-cell>
          <table:table-cell table:style-name="ACE-4" table:formula="of:=SQRT(([.M115]-[.X115])^2+[.U115]^2)" office:value-type="float" office:value="1.1028549315299818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5]+[.G115]*2" office:value-type="float" office:value="5410">
            <text:p>5410</text:p>
          </table:table-cell>
          <table:table-cell table:style-name="ACE-0" table:formula="of:=[.F115]-[.G115]*2" office:value-type="float" office:value="4890">
            <text:p>4890</text:p>
          </table:table-cell>
          <table:table-cell table:style-name="ACE-0" table:formula="of:=[.S115]-[.V115]*([.R$2]+[.R$3])" office:value-type="float" office:value="-4.7379999999999995">
            <text:p>−4.738</text:p>
          </table:table-cell>
          <table:table-cell table:style-name="ACE-0" table:formula="of:=[.S115]-[.W115]*([.R$2]-[.R$3])" office:value-type="float" office:value="-2.823999999999999">
            <text:p>−2.82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20">
            <text:p>5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6]-[.F116]*[.R$2]" office:value-type="float" office:value="-2.7339999999999991">
            <text:p>−2.7</text:p>
          </table:table-cell>
          <table:table-cell table:style-name="ACE-4" table:formula="of:=SQRT(([.Y116]-[.M116])^2+[.T116]^2)" office:value-type="float" office:value="1.0173475315741414">
            <text:p>1.0</text:p>
          </table:table-cell>
          <table:table-cell table:style-name="ACE-4" table:formula="of:=SQRT(([.M116]-[.X116])^2+[.U116]^2)" office:value-type="float" office:value="1.0594130450395645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6]+[.G116]*2" office:value-type="float" office:value="5260">
            <text:p>5260</text:p>
          </table:table-cell>
          <table:table-cell table:style-name="ACE-0" table:formula="of:=[.F116]-[.G116]*2" office:value-type="float" office:value="4780">
            <text:p>4780</text:p>
          </table:table-cell>
          <table:table-cell table:style-name="ACE-0" table:formula="of:=[.S116]-[.V116]*([.R$2]+[.R$3])" office:value-type="float" office:value="-3.6680000000000001">
            <text:p>−3.668</text:p>
          </table:table-cell>
          <table:table-cell table:style-name="ACE-0" table:formula="of:=[.S116]-[.W116]*([.R$2]-[.R$3])" office:value-type="float" office:value="-1.8479999999999999">
            <text:p>−1.84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40">
            <text:p>38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7]-[.F117]*[.R$2]" office:value-type="float" office:value="-0.72799999999999976">
            <text:p>−0.7</text:p>
          </table:table-cell>
          <table:table-cell table:style-name="ACE-4" table:formula="of:=SQRT(([.Y117]-[.M117])^2+[.T117]^2)" office:value-type="float" office:value="0.83760611268065588">
            <text:p>0.8</text:p>
          </table:table-cell>
          <table:table-cell table:style-name="ACE-4" table:formula="of:=SQRT(([.M117]-[.X117])^2+[.U117]^2)" office:value-type="float" office:value="0.86675486730678375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7]+[.G117]*2" office:value-type="float" office:value="4020">
            <text:p>4020</text:p>
          </table:table-cell>
          <table:table-cell table:style-name="ACE-0" table:formula="of:=[.F117]-[.G117]*2" office:value-type="float" office:value="3660">
            <text:p>3660</text:p>
          </table:table-cell>
          <table:table-cell table:style-name="ACE-0" table:formula="of:=[.S117]-[.V117]*([.R$2]+[.R$3])" office:value-type="float" office:value="-1.4359999999999999">
            <text:p>−1.436</text:p>
          </table:table-cell>
          <table:table-cell table:style-name="ACE-0" table:formula="of:=[.S117]-[.W117]*([.R$2]-[.R$3])" office:value-type="float" office:value="-0.05600000000000005">
            <text:p>−0.05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8]-[.F118]*[.R$2]" office:value-type="float" office:value="-0.18400000000000016">
            <text:p>−0.2</text:p>
          </table:table-cell>
          <table:table-cell table:style-name="ACE-4" table:formula="of:=SQRT(([.Y118]-[.M118])^2+[.T118]^2)" office:value-type="float" office:value="0.88977300476020338">
            <text:p>0.9</text:p>
          </table:table-cell>
          <table:table-cell table:style-name="ACE-4" table:formula="of:=SQRT(([.M118]-[.X118])^2+[.U118]^2)" office:value-type="float" office:value="0.92986880795088489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8]+[.G118]*2" office:value-type="float" office:value="3760">
            <text:p>3760</text:p>
          </table:table-cell>
          <table:table-cell table:style-name="ACE-0" table:formula="of:=[.F118]-[.G118]*2" office:value-type="float" office:value="3280">
            <text:p>3280</text:p>
          </table:table-cell>
          <table:table-cell table:style-name="ACE-0" table:formula="of:=[.S118]-[.V118]*([.R$2]+[.R$3])" office:value-type="float" office:value="-0.96799999999999997">
            <text:p>−0.968</text:p>
          </table:table-cell>
          <table:table-cell table:style-name="ACE-0" table:formula="of:=[.S118]-[.W118]*([.R$2]-[.R$3])" office:value-type="float" office:value="0.55200000000000049">
            <text:p>0.5520000000000005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9]-[.F119]*[.R$2]" office:value-type="float" office:value="-10.798">
            <text:p>−10.8</text:p>
          </table:table-cell>
          <table:table-cell table:style-name="ACE-4" table:formula="of:=SQRT(([.Y119]-[.M119])^2+[.T119]^2)" office:value-type="float" office:value="1.2907749610214798">
            <text:p>1.3</text:p>
          </table:table-cell>
          <table:table-cell table:style-name="ACE-4" table:formula="of:=SQRT(([.M119]-[.X119])^2+[.U119]^2)" office:value-type="float" office:value="1.3481483597883421">
            <text:p>1.3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9]+[.G119]*2" office:value-type="float" office:value="7250">
            <text:p>7250</text:p>
          </table:table-cell>
          <table:table-cell table:style-name="ACE-0" table:formula="of:=[.F119]-[.G119]*2" office:value-type="float" office:value="6630">
            <text:p>6630</text:p>
          </table:table-cell>
          <table:table-cell table:style-name="ACE-0" table:formula="of:=[.S119]-[.V119]*([.R$2]+[.R$3])" office:value-type="float" office:value="-12.049999999999999">
            <text:p>−12.05</text:p>
          </table:table-cell>
          <table:table-cell table:style-name="ACE-0" table:formula="of:=[.S119]-[.W119]*([.R$2]-[.R$3])" office:value-type="float" office:value="-9.6079999999999988">
            <text:p>−9.60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0]-[.F120]*[.R$2]" office:value-type="float" office:value="-6.0559999999999992">
            <text:p>−6.1</text:p>
          </table:table-cell>
          <table:table-cell table:style-name="ACE-4" table:formula="of:=SQRT(([.Y120]-[.M120])^2+[.T120]^2)" office:value-type="float" office:value="0.90638623113990446">
            <text:p>0.9</text:p>
          </table:table-cell>
          <table:table-cell table:style-name="ACE-4" table:formula="of:=SQRT(([.M120]-[.X120])^2+[.U120]^2)" office:value-type="float" office:value="0.93662372380801873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0]+[.G120]*2" office:value-type="float" office:value="4860">
            <text:p>4860</text:p>
          </table:table-cell>
          <table:table-cell table:style-name="ACE-0" table:formula="of:=[.F120]-[.G120]*2" office:value-type="float" office:value="4500">
            <text:p>4500</text:p>
          </table:table-cell>
          <table:table-cell table:style-name="ACE-0" table:formula="of:=[.S120]-[.V120]*([.R$2]+[.R$3])" office:value-type="float" office:value="-6.847999999999999">
            <text:p>−6.847999999999999</text:p>
          </table:table-cell>
          <table:table-cell table:style-name="ACE-0" table:formula="of:=[.S120]-[.W120]*([.R$2]-[.R$3])" office:value-type="float" office:value="-5.2999999999999989">
            <text:p>−5.2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1]-[.F121]*[.R$2]" office:value-type="float" office:value="-3.6589999999999994">
            <text:p>−3.7</text:p>
          </table:table-cell>
          <table:table-cell table:style-name="ACE-4" table:formula="of:=SQRT(([.Y121]-[.M121])^2+[.T121]^2)" office:value-type="float" office:value="0.81768514722966512">
            <text:p>0.8</text:p>
          </table:table-cell>
          <table:table-cell table:style-name="ACE-4" table:formula="of:=SQRT(([.M121]-[.X121])^2+[.U121]^2)" office:value-type="float" office:value="0.84968758964692481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1]+[.G121]*2" office:value-type="float" office:value="3470">
            <text:p>3470</text:p>
          </table:table-cell>
          <table:table-cell table:style-name="ACE-0" table:formula="of:=[.F121]-[.G121]*2" office:value-type="float" office:value="3070">
            <text:p>3070</text:p>
          </table:table-cell>
          <table:table-cell table:style-name="ACE-0" table:formula="of:=[.S121]-[.V121]*([.R$2]+[.R$3])" office:value-type="float" office:value="-4.3460000000000001">
            <text:p>−4.346</text:p>
          </table:table-cell>
          <table:table-cell table:style-name="ACE-0" table:formula="of:=[.S121]-[.W121]*([.R$2]-[.R$3])" office:value-type="float" office:value="-3.012">
            <text:p>−3.01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2]-[.F122]*[.R$2]" office:value-type="float" office:value="-2.5819999999999994">
            <text:p>−2.6</text:p>
          </table:table-cell>
          <table:table-cell table:style-name="ACE-4" table:formula="of:=SQRT(([.Y122]-[.M122])^2+[.T122]^2)" office:value-type="float" office:value="0.70852240613829554">
            <text:p>0.7</text:p>
          </table:table-cell>
          <table:table-cell table:style-name="ACE-4" table:formula="of:=SQRT(([.M122]-[.X122])^2+[.U122]^2)" office:value-type="float" office:value="0.73154357354842559">
            <text:p>0.7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2]+[.G122]*2" office:value-type="float" office:value="2620">
            <text:p>2620</text:p>
          </table:table-cell>
          <table:table-cell table:style-name="ACE-0" table:formula="of:=[.F122]-[.G122]*2" office:value-type="float" office:value="2300">
            <text:p>2300</text:p>
          </table:table-cell>
          <table:table-cell table:style-name="ACE-0" table:formula="of:=[.S122]-[.V122]*([.R$2]+[.R$3])" office:value-type="float" office:value="-3.1160000000000001">
            <text:p>−3.116</text:p>
          </table:table-cell>
          <table:table-cell table:style-name="ACE-0" table:formula="of:=[.S122]-[.W122]*([.R$2]-[.R$3])" office:value-type="float" office:value="-2.0799999999999996">
            <text:p>−2.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30">
            <text:p>66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3]-[.F123]*[.R$2]" office:value-type="float" office:value="-5.270999999999999">
            <text:p>−5.3</text:p>
          </table:table-cell>
          <table:table-cell table:style-name="ACE-4" table:formula="of:=SQRT(([.Y123]-[.M123])^2+[.T123]^2)" office:value-type="float" office:value="1.2622523519486908">
            <text:p>1.3</text:p>
          </table:table-cell>
          <table:table-cell table:style-name="ACE-4" table:formula="of:=SQRT(([.M123]-[.X123])^2+[.U123]^2)" office:value-type="float" office:value="1.711969917960009">
            <text:p>1.7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23]+[.G123]*2" office:value-type="float" office:value="6940">
            <text:p>6940</text:p>
          </table:table-cell>
          <table:table-cell table:style-name="ACE-0" table:formula="of:=[.F123]-[.G123]*2" office:value-type="float" office:value="6320">
            <text:p>6320</text:p>
          </table:table-cell>
          <table:table-cell table:style-name="ACE-0" table:formula="of:=[.S123]-[.V123]*([.R$2]+[.R$3])" office:value-type="float" office:value="-6.4919999999999991">
            <text:p>−6.491999999999999</text:p>
          </table:table-cell>
          <table:table-cell table:style-name="ACE-0" table:formula="of:=[.S123]-[.W123]*([.R$2]-[.R$3])" office:value-type="float" office:value="-4.1119999999999983">
            <text:p>−4.111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4]-[.F124]*[.R$2]" office:value-type="float" office:value="-5.6055000000000001">
            <text:p>−5.6</text:p>
          </table:table-cell>
          <table:table-cell table:style-name="ACE-4" table:formula="of:=SQRT(([.Y124]-[.M124])^2+[.T124]^2)" office:value-type="float" office:value="1.3309854431961317">
            <text:p>1.3</text:p>
          </table:table-cell>
          <table:table-cell table:style-name="ACE-4" table:formula="of:=SQRT(([.M124]-[.X124])^2+[.U124]^2)" office:value-type="float" office:value="1.399841508885916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5.2999999999999998">
            <text:p>5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4]+[.G124]*2" office:value-type="float" office:value="6785">
            <text:p>6785</text:p>
          </table:table-cell>
          <table:table-cell table:style-name="ACE-0" table:formula="of:=[.F124]-[.G124]*2" office:value-type="float" office:value="6045">
            <text:p>6045</text:p>
          </table:table-cell>
          <table:table-cell table:style-name="ACE-0" table:formula="of:=[.S124]-[.V124]*([.R$2]+[.R$3])" office:value-type="float" office:value="-6.9129999999999994">
            <text:p>−6.912999999999999</text:p>
          </table:table-cell>
          <table:table-cell table:style-name="ACE-0" table:formula="of:=[.S124]-[.W124]*([.R$2]-[.R$3])" office:value-type="float" office:value="-4.371999999999999">
            <text:p>−4.37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5]-[.F125]*[.R$2]" office:value-type="float" office:value="-1.8289999999999988">
            <text:p>−1.8</text:p>
          </table:table-cell>
          <table:table-cell table:style-name="ACE-4" table:formula="of:=SQRT(([.Y125]-[.M125])^2+[.T125]^2)" office:value-type="float" office:value="1.3416501034174291">
            <text:p>1.3</text:p>
          </table:table-cell>
          <table:table-cell table:style-name="ACE-4" table:formula="of:=SQRT(([.M125]-[.X125])^2+[.U125]^2)" office:value-type="float" office:value="1.4124592029506566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9">
            <text:p>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5]+[.G125]*2" office:value-type="float" office:value="6750">
            <text:p>6750</text:p>
          </table:table-cell>
          <table:table-cell table:style-name="ACE-0" table:formula="of:=[.F125]-[.G125]*2" office:value-type="float" office:value="5990">
            <text:p>5990</text:p>
          </table:table-cell>
          <table:table-cell table:style-name="ACE-0" table:formula="of:=[.S125]-[.V125]*([.R$2]+[.R$3])" office:value-type="float" office:value="-3.1500000000000004">
            <text:p>−3.15</text:p>
          </table:table-cell>
          <table:table-cell table:style-name="ACE-0" table:formula="of:=[.S125]-[.W125]*([.R$2]-[.R$3])" office:value-type="float" office:value="-0.58399999999999963">
            <text:p>−0.5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6]-[.F126]*[.R$2]" office:value-type="float" office:value="-3.3699999999999992">
            <text:p>−3.4</text:p>
          </table:table-cell>
          <table:table-cell table:style-name="ACE-4" table:formula="of:=SQRT(([.Y126]-[.M126])^2+[.T126]^2)" office:value-type="float" office:value="1.2870881865668724">
            <text:p>1.3</text:p>
          </table:table-cell>
          <table:table-cell table:style-name="ACE-4" table:formula="of:=SQRT(([.M126]-[.X126])^2+[.U126]^2)" office:value-type="float" office:value="1.3537222758010605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6]+[.G126]*2" office:value-type="float" office:value="6460">
            <text:p>6460</text:p>
          </table:table-cell>
          <table:table-cell table:style-name="ACE-0" table:formula="of:=[.F126]-[.G126]*2" office:value-type="float" office:value="5740">
            <text:p>5740</text:p>
          </table:table-cell>
          <table:table-cell table:style-name="ACE-0" table:formula="of:=[.S126]-[.V126]*([.R$2]+[.R$3])" office:value-type="float" office:value="-4.6280000000000001">
            <text:p>−4.628</text:p>
          </table:table-cell>
          <table:table-cell table:style-name="ACE-0" table:formula="of:=[.S126]-[.W126]*([.R$2]-[.R$3])" office:value-type="float" office:value="-2.1839999999999993">
            <text:p>−2.18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humil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7]-[.F127]*[.R$2]" office:value-type="float" office:value="-2.1105">
            <text:p>−2.1</text:p>
          </table:table-cell>
          <table:table-cell table:style-name="ACE-4" table:formula="of:=SQRT(([.Y127]-[.M127])^2+[.T127]^2)" office:value-type="float" office:value="1.2691423285037822">
            <text:p>1.3</text:p>
          </table:table-cell>
          <table:table-cell table:style-name="ACE-4" table:formula="of:=SQRT(([.M127]-[.X127])^2+[.U127]^2)" office:value-type="float" office:value="1.3337661901547808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8.1999999999999993">
            <text:p>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7]+[.G127]*2" office:value-type="float" office:value="6415">
            <text:p>6415</text:p>
          </table:table-cell>
          <table:table-cell table:style-name="ACE-0" table:formula="of:=[.F127]-[.G127]*2" office:value-type="float" office:value="5715">
            <text:p>5715</text:p>
          </table:table-cell>
          <table:table-cell table:style-name="ACE-0" table:formula="of:=[.S127]-[.V127]*([.R$2]+[.R$3])" office:value-type="float" office:value="-3.3469999999999995">
            <text:p>−3.347</text:p>
          </table:table-cell>
          <table:table-cell table:style-name="ACE-0" table:formula="of:=[.S127]-[.W127]*([.R$2]-[.R$3])" office:value-type="float" office:value="-0.94399999999999906">
            <text:p>−0.94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005">
            <text:p>600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8]-[.F128]*[.R$2]" office:value-type="float" office:value="-5.3084999999999987">
            <text:p>−5.3</text:p>
          </table:table-cell>
          <table:table-cell table:style-name="ACE-4" table:formula="of:=SQRT(([.Y128]-[.M128])^2+[.T128]^2)" office:value-type="float" office:value="1.2636297915133203">
            <text:p>1.3</text:p>
          </table:table-cell>
          <table:table-cell table:style-name="ACE-4" table:formula="of:=SQRT(([.M128]-[.X128])^2+[.U128]^2)" office:value-type="float" office:value="1.3282056504924238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8]+[.G128]*2" office:value-type="float" office:value="6355">
            <text:p>6355</text:p>
          </table:table-cell>
          <table:table-cell table:style-name="ACE-0" table:formula="of:=[.F128]-[.G128]*2" office:value-type="float" office:value="5655">
            <text:p>5655</text:p>
          </table:table-cell>
          <table:table-cell table:style-name="ACE-0" table:formula="of:=[.S128]-[.V128]*([.R$2]+[.R$3])" office:value-type="float" office:value="-6.5389999999999997">
            <text:p>−6.539</text:p>
          </table:table-cell>
          <table:table-cell table:style-name="ACE-0" table:formula="of:=[.S128]-[.W128]*([.R$2]-[.R$3])" office:value-type="float" office:value="-4.1479999999999997">
            <text:p>−4.14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2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9]-[.F129]*[.R$2]" office:value-type="float" office:value="-4.3020000000000005">
            <text:p>−4.3</text:p>
          </table:table-cell>
          <table:table-cell table:style-name="ACE-4" table:formula="of:=SQRT(([.Y129]-[.M129])^2+[.T129]^2)" office:value-type="float" office:value="1.1341622458890093">
            <text:p>1.1</text:p>
          </table:table-cell>
          <table:table-cell table:style-name="ACE-4" table:formula="of:=SQRT(([.M129]-[.X129])^2+[.U129]^2)" office:value-type="float" office:value="1.1919412737211501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2999999999999998">
            <text:p>4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9]+[.G129]*2" office:value-type="float" office:value="5380">
            <text:p>5380</text:p>
          </table:table-cell>
          <table:table-cell table:style-name="ACE-0" table:formula="of:=[.F129]-[.G129]*2" office:value-type="float" office:value="4740">
            <text:p>4740</text:p>
          </table:table-cell>
          <table:table-cell table:style-name="ACE-0" table:formula="of:=[.S129]-[.V129]*([.R$2]+[.R$3])" office:value-type="float" office:value="-5.3839999999999995">
            <text:p>−5.383999999999999</text:p>
          </table:table-cell>
          <table:table-cell table:style-name="ACE-0" table:formula="of:=[.S129]-[.W129]*([.R$2]-[.R$3])" office:value-type="float" office:value="-3.2839999999999998">
            <text:p>−3.2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585">
            <text:p>458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0]-[.F130]*[.R$2]" office:value-type="float" office:value="-3.2944999999999993">
            <text:p>−3.3</text:p>
          </table:table-cell>
          <table:table-cell table:style-name="ACE-4" table:formula="of:=SQRT(([.Y130]-[.M130])^2+[.T130]^2)" office:value-type="float" office:value="1.077529697966604">
            <text:p>1.1</text:p>
          </table:table-cell>
          <table:table-cell table:style-name="ACE-4" table:formula="of:=SQRT(([.M130]-[.X130])^2+[.U130]^2)" office:value-type="float" office:value="1.1328160706840282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5">
            <text:p>4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0]+[.G130]*2" office:value-type="float" office:value="4895">
            <text:p>4895</text:p>
          </table:table-cell>
          <table:table-cell table:style-name="ACE-0" table:formula="of:=[.F130]-[.G130]*2" office:value-type="float" office:value="4275">
            <text:p>4275</text:p>
          </table:table-cell>
          <table:table-cell table:style-name="ACE-0" table:formula="of:=[.S130]-[.V130]*([.R$2]+[.R$3])" office:value-type="float" office:value="-4.3109999999999999">
            <text:p>−4.311</text:p>
          </table:table-cell>
          <table:table-cell table:style-name="ACE-0" table:formula="of:=[.S130]-[.W130]*([.R$2]-[.R$3])" office:value-type="float" office:value="-2.339999999999999">
            <text:p>−2.33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1]-[.F131]*[.R$2]" office:value-type="float" office:value="-1.9660000000000002">
            <text:p>−2.0</text:p>
          </table:table-cell>
          <table:table-cell table:style-name="ACE-4" table:formula="of:=SQRT(([.Y131]-[.M131])^2+[.T131]^2)" office:value-type="float" office:value="0.98270850204931148">
            <text:p>1.0</text:p>
          </table:table-cell>
          <table:table-cell table:style-name="ACE-4" table:formula="of:=SQRT(([.M131]-[.X131])^2+[.U131]^2)" office:value-type="float" office:value="1.0313117860278724">
            <text:p>1.0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7999999999999998">
            <text:p>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1]+[.G131]*2" office:value-type="float" office:value="4260">
            <text:p>4260</text:p>
          </table:table-cell>
          <table:table-cell table:style-name="ACE-0" table:formula="of:=[.F131]-[.G131]*2" office:value-type="float" office:value="3700">
            <text:p>3700</text:p>
          </table:table-cell>
          <table:table-cell table:style-name="ACE-0" table:formula="of:=[.S131]-[.V131]*([.R$2]+[.R$3])" office:value-type="float" office:value="-2.8680000000000003">
            <text:p>−2.868</text:p>
          </table:table-cell>
          <table:table-cell table:style-name="ACE-0" table:formula="of:=[.S131]-[.W131]*([.R$2]-[.R$3])" office:value-type="float" office:value="-1.1199999999999992">
            <text:p>−1.1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2]-[.F132]*[.R$2]" office:value-type="float" office:value="-3.8259999999999992">
            <text:p>−3.8</text:p>
          </table:table-cell>
          <table:table-cell table:style-name="ACE-4" table:formula="of:=SQRT(([.Y132]-[.M132])^2+[.T132]^2)" office:value-type="float" office:value="0.96554440602180458">
            <text:p>1.0</text:p>
          </table:table-cell>
          <table:table-cell table:style-name="ACE-4" table:formula="of:=SQRT(([.M132]-[.X132])^2+[.U132]^2)" office:value-type="float" office:value="1.0138658688406479">
            <text:p>1.0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2]+[.G132]*2" office:value-type="float" office:value="4060">
            <text:p>4060</text:p>
          </table:table-cell>
          <table:table-cell table:style-name="ACE-0" table:formula="of:=[.F132]-[.G132]*2" office:value-type="float" office:value="3500">
            <text:p>3500</text:p>
          </table:table-cell>
          <table:table-cell table:style-name="ACE-0" table:formula="of:=[.S132]-[.V132]*([.R$2]+[.R$3])" office:value-type="float" office:value="-4.7080000000000002">
            <text:p>−4.708</text:p>
          </table:table-cell>
          <table:table-cell table:style-name="ACE-0" table:formula="of:=[.S132]-[.W132]*([.R$2]-[.R$3])" office:value-type="float" office:value="-2.9999999999999996">
            <text:p>−3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3]-[.F133]*[.R$2]" office:value-type="float" office:value="-6.0229999999999997">
            <text:p>−6.0</text:p>
          </table:table-cell>
          <table:table-cell table:style-name="ACE-4" table:formula="of:=SQRT(([.Y133]-[.M133])^2+[.T133]^2)" office:value-type="float" office:value="0.95785646106292999">
            <text:p>1.0</text:p>
          </table:table-cell>
          <table:table-cell table:style-name="ACE-4" table:formula="of:=SQRT(([.M133]-[.X133])^2+[.U133]^2)" office:value-type="float" office:value="1.0060462216021688">
            <text:p>1.0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3]+[.G133]*2" office:value-type="float" office:value="3970">
            <text:p>3970</text:p>
          </table:table-cell>
          <table:table-cell table:style-name="ACE-0" table:formula="of:=[.F133]-[.G133]*2" office:value-type="float" office:value="3410">
            <text:p>3410</text:p>
          </table:table-cell>
          <table:table-cell table:style-name="ACE-0" table:formula="of:=[.S133]-[.V133]*([.R$2]+[.R$3])" office:value-type="float" office:value="-6.8959999999999999">
            <text:p>−6.896</text:p>
          </table:table-cell>
          <table:table-cell table:style-name="ACE-0" table:formula="of:=[.S133]-[.W133]*([.R$2]-[.R$3])" office:value-type="float" office:value="-5.2059999999999995">
            <text:p>−5.20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4]-[.F134]*[.R$2]" office:value-type="float" office:value="-3.2569999999999997">
            <text:p>−3.3</text:p>
          </table:table-cell>
          <table:table-cell table:style-name="ACE-4" table:formula="of:=SQRT(([.Y134]-[.M134])^2+[.T134]^2)" office:value-type="float" office:value="0.78487260112708745">
            <text:p>0.8</text:p>
          </table:table-cell>
          <table:table-cell table:style-name="ACE-4" table:formula="of:=SQRT(([.M134]-[.X134])^2+[.U134]^2)" office:value-type="float" office:value="0.82244087933419296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4]+[.G134]*2" office:value-type="float" office:value="2450">
            <text:p>2450</text:p>
          </table:table-cell>
          <table:table-cell table:style-name="ACE-0" table:formula="of:=[.F134]-[.G134]*2" office:value-type="float" office:value="1970">
            <text:p>1970</text:p>
          </table:table-cell>
          <table:table-cell table:style-name="ACE-0" table:formula="of:=[.S134]-[.V134]*([.R$2]+[.R$3])" office:value-type="float" office:value="-3.9100000000000001">
            <text:p>−3.91</text:p>
          </table:table-cell>
          <table:table-cell table:style-name="ACE-0" table:formula="of:=[.S134]-[.W134]*([.R$2]-[.R$3])" office:value-type="float" office:value="-2.6519999999999997">
            <text:p>−2.65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700">
            <text:p>17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5]-[.F135]*[.R$2]" office:value-type="float" office:value="-1.4899999999999998">
            <text:p>−1.5</text:p>
          </table:table-cell>
          <table:table-cell table:style-name="ACE-4" table:formula="of:=SQRT(([.Y135]-[.M135])^2+[.T135]^2)" office:value-type="float" office:value="0.73446851532247437">
            <text:p>0.7</text:p>
          </table:table-cell>
          <table:table-cell table:style-name="ACE-4" table:formula="of:=SQRT(([.M135]-[.X135])^2+[.U135]^2)" office:value-type="float" office:value="0.76880166493055935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5]+[.G135]*2" office:value-type="float" office:value="1930">
            <text:p>1930</text:p>
          </table:table-cell>
          <table:table-cell table:style-name="ACE-0" table:formula="of:=[.F135]-[.G135]*2" office:value-type="float" office:value="1470">
            <text:p>1470</text:p>
          </table:table-cell>
          <table:table-cell table:style-name="ACE-0" table:formula="of:=[.S135]-[.V135]*([.R$2]+[.R$3])" office:value-type="float" office:value="-2.0739999999999998">
            <text:p>−2.074</text:p>
          </table:table-cell>
          <table:table-cell table:style-name="ACE-0" table:formula="of:=[.S135]-[.W135]*([.R$2]-[.R$3])" office:value-type="float" office:value="-0.95199999999999996">
            <text:p>−0.95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6]-[.F136]*[.R$2]" office:value-type="float" office:value="-1.9349999999999998">
            <text:p>−1.9</text:p>
          </table:table-cell>
          <table:table-cell table:style-name="ACE-4" table:formula="of:=SQRT(([.Y136]-[.M136])^2+[.T136]^2)" office:value-type="float" office:value="0.71207373213733993">
            <text:p>0.7</text:p>
          </table:table-cell>
          <table:table-cell table:style-name="ACE-4" table:formula="of:=SQRT(([.M136]-[.X136])^2+[.U136]^2)" office:value-type="float" office:value="0.74404368151339073">
            <text:p>0.7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6]+[.G136]*2" office:value-type="float" office:value="1770">
            <text:p>1770</text:p>
          </table:table-cell>
          <table:table-cell table:style-name="ACE-0" table:formula="of:=[.F136]-[.G136]*2" office:value-type="float" office:value="1330">
            <text:p>1330</text:p>
          </table:table-cell>
          <table:table-cell table:style-name="ACE-0" table:formula="of:=[.S136]-[.V136]*([.R$2]+[.R$3])" office:value-type="float" office:value="-2.4859999999999998">
            <text:p>−2.486</text:p>
          </table:table-cell>
          <table:table-cell table:style-name="ACE-0" table:formula="of:=[.S136]-[.W136]*([.R$2]-[.R$3])" office:value-type="float" office:value="-1.4279999999999997">
            <text:p>−1.42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4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7]-[.F137]*[.R$2]" office:value-type="float" office:value="-4.7189999999999994">
            <text:p>−4.7</text:p>
          </table:table-cell>
          <table:table-cell table:style-name="ACE-4" table:formula="of:=SQRT(([.Y137]-[.M137])^2+[.T137]^2)" office:value-type="float" office:value="1.0779726341609974">
            <text:p>1.1</text:p>
          </table:table-cell>
          <table:table-cell table:style-name="ACE-4" table:formula="of:=SQRT(([.M137]-[.X137])^2+[.U137]^2)" office:value-type="float" office:value="1.127883415961064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7]+[.G137]*2" office:value-type="float" office:value="5350">
            <text:p>5350</text:p>
          </table:table-cell>
          <table:table-cell table:style-name="ACE-0" table:formula="of:=[.F137]-[.G137]*2" office:value-type="float" office:value="4790">
            <text:p>4790</text:p>
          </table:table-cell>
          <table:table-cell table:style-name="ACE-0" table:formula="of:=[.S137]-[.V137]*([.R$2]+[.R$3])" office:value-type="float" office:value="-5.7299999999999986">
            <text:p>−5.729999999999999</text:p>
          </table:table-cell>
          <table:table-cell table:style-name="ACE-0" table:formula="of:=[.S137]-[.W137]*([.R$2]-[.R$3])" office:value-type="float" office:value="-3.7639999999999998">
            <text:p>−3.76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8]-[.F138]*[.R$2]" office:value-type="float" office:value="-2.9499999999999993">
            <text:p>−2.9</text:p>
          </table:table-cell>
          <table:table-cell table:style-name="ACE-4" table:formula="of:=SQRT(([.Y138]-[.M138])^2+[.T138]^2)" office:value-type="float" office:value="0.86186077762014446">
            <text:p>0.9</text:p>
          </table:table-cell>
          <table:table-cell table:style-name="ACE-4" table:formula="of:=SQRT(([.M138]-[.X138])^2+[.U138]^2)" office:value-type="float" office:value="0.89806235863663764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8]+[.G138]*2" office:value-type="float" office:value="3720">
            <text:p>3720</text:p>
          </table:table-cell>
          <table:table-cell table:style-name="ACE-0" table:formula="of:=[.F138]-[.G138]*2" office:value-type="float" office:value="3280">
            <text:p>3280</text:p>
          </table:table-cell>
          <table:table-cell table:style-name="ACE-0" table:formula="of:=[.S138]-[.V138]*([.R$2]+[.R$3])" office:value-type="float" office:value="-3.6959999999999997">
            <text:p>−3.696</text:p>
          </table:table-cell>
          <table:table-cell table:style-name="ACE-0" table:formula="of:=[.S138]-[.W138]*([.R$2]-[.R$3])" office:value-type="float" office:value="-2.2479999999999993">
            <text:p>−2.24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406">
            <text:p>740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hyacinthu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9]-[.F139]*[.R$2]" office:value-type="float" office:value="-6.2901999999999996">
            <text:p>−6.3</text:p>
          </table:table-cell>
          <table:table-cell table:style-name="ACE-4" table:formula="of:=SQRT(([.Y139]-[.M139])^2+[.T139]^2)" office:value-type="float" office:value="0.93393937704756902">
            <text:p>0.9</text:p>
          </table:table-cell>
          <table:table-cell table:style-name="ACE-4" table:formula="of:=SQRT(([.M139]-[.X139])^2+[.U139]^2)" office:value-type="float" office:value="0.95790582000528623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6.2999999999999998">
            <text:p>6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39]+[.G139]*2" office:value-type="float" office:value="7526">
            <text:p>7526</text:p>
          </table:table-cell>
          <table:table-cell table:style-name="ACE-0" table:formula="of:=[.F139]-[.G139]*2" office:value-type="float" office:value="7286">
            <text:p>7286</text:p>
          </table:table-cell>
          <table:table-cell table:style-name="ACE-0" table:formula="of:=[.S139]-[.V139]*([.R$2]+[.R$3])" office:value-type="float" office:value="-7.2467999999999995">
            <text:p>−7.246799999999999</text:p>
          </table:table-cell>
          <table:table-cell table:style-name="ACE-0" table:formula="of:=[.S139]-[.W139]*([.R$2]-[.R$3])" office:value-type="float" office:value="-5.3575999999999988">
            <text:p>−5.3575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77">
            <text:p>697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0]-[.F140]*[.R$2]" office:value-type="float" office:value="-3.5208999999999993">
            <text:p>−3.5</text:p>
          </table:table-cell>
          <table:table-cell table:style-name="ACE-4" table:formula="of:=SQRT(([.Y140]-[.M140])^2+[.T140]^2)" office:value-type="float" office:value="0.92305519336603004">
            <text:p>0.9</text:p>
          </table:table-cell>
          <table:table-cell table:style-name="ACE-4" table:formula="of:=SQRT(([.M140]-[.X140])^2+[.U140]^2)" office:value-type="float" office:value="0.95101529430393494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3399999999999999">
            <text:p>8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0]+[.G140]*2" office:value-type="float" office:value="7117">
            <text:p>7117</text:p>
          </table:table-cell>
          <table:table-cell table:style-name="ACE-0" table:formula="of:=[.F140]-[.G140]*2" office:value-type="float" office:value="6837">
            <text:p>6837</text:p>
          </table:table-cell>
          <table:table-cell table:style-name="ACE-0" table:formula="of:=[.S140]-[.V140]*([.R$2]+[.R$3])" office:value-type="float" office:value="-4.4705999999999992">
            <text:p>−4.470599999999999</text:p>
          </table:table-cell>
          <table:table-cell table:style-name="ACE-0" table:formula="of:=[.S140]-[.W140]*([.R$2]-[.R$3])" office:value-type="float" office:value="-2.5991999999999997">
            <text:p>−2.599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63">
            <text:p>566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1]-[.F141]*[.R$2]" office:value-type="float" office:value="-1.5070999999999994">
            <text:p>−1.5</text:p>
          </table:table-cell>
          <table:table-cell table:style-name="ACE-4" table:formula="of:=SQRT(([.Y141]-[.M141])^2+[.T141]^2)" office:value-type="float" office:value="0.75994663628441717">
            <text:p>0.8</text:p>
          </table:table-cell>
          <table:table-cell table:style-name="ACE-4" table:formula="of:=SQRT(([.M141]-[.X141])^2+[.U141]^2)" office:value-type="float" office:value="0.783896223999071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1199999999999992">
            <text:p>8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1]+[.G141]*2" office:value-type="float" office:value="5783">
            <text:p>5783</text:p>
          </table:table-cell>
          <table:table-cell table:style-name="ACE-0" table:formula="of:=[.F141]-[.G141]*2" office:value-type="float" office:value="5543">
            <text:p>5543</text:p>
          </table:table-cell>
          <table:table-cell table:style-name="ACE-0" table:formula="of:=[.S141]-[.V141]*([.R$2]+[.R$3])" office:value-type="float" office:value="-2.2894000000000005">
            <text:p>−2.289400000000001</text:p>
          </table:table-cell>
          <table:table-cell table:style-name="ACE-0" table:formula="of:=[.S141]-[.W141]*([.R$2]-[.R$3])" office:value-type="float" office:value="-0.74879999999999924">
            <text:p>−0.7487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2]-[.F142]*[.R$2]" office:value-type="float" office:value="-0.1330000000000009">
            <text:p>−0.1</text:p>
          </table:table-cell>
          <table:table-cell table:style-name="ACE-4" table:formula="of:=SQRT(([.Y142]-[.M142])^2+[.T142]^2)" office:value-type="float" office:value="0.78459479988080594">
            <text:p>0.8</text:p>
          </table:table-cell>
          <table:table-cell table:style-name="ACE-4" table:formula="of:=SQRT(([.M142]-[.X142])^2+[.U142]^2)" office:value-type="float" office:value="0.81253984517683797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9.3699999999999992">
            <text:p>9.3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2]+[.G142]*2" office:value-type="float" office:value="5730">
            <text:p>5730</text:p>
          </table:table-cell>
          <table:table-cell table:style-name="ACE-0" table:formula="of:=[.F142]-[.G142]*2" office:value-type="float" office:value="5450">
            <text:p>5450</text:p>
          </table:table-cell>
          <table:table-cell table:style-name="ACE-0" table:formula="of:=[.S142]-[.V142]*([.R$2]+[.R$3])" office:value-type="float" office:value="-0.94400000000000084">
            <text:p>−0.944000000000001</text:p>
          </table:table-cell>
          <table:table-cell table:style-name="ACE-0" table:formula="of:=[.S142]-[.W142]*([.R$2]-[.R$3])" office:value-type="float" office:value="0.65000000000000036">
            <text:p>0.650000000000000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3]-[.F143]*[.R$2]" office:value-type="float" office:value="-1.681">
            <text:p>−1.7</text:p>
          </table:table-cell>
          <table:table-cell table:style-name="ACE-4" table:formula="of:=SQRT(([.Y143]-[.M143])^2+[.T143]^2)" office:value-type="float" office:value="0.84484377254022602">
            <text:p>0.8</text:p>
          </table:table-cell>
          <table:table-cell table:style-name="ACE-4" table:formula="of:=SQRT(([.M143]-[.X143])^2+[.U143]^2)" office:value-type="float" office:value="0.8741218450536512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3]+[.G143]*2" office:value-type="float" office:value="4110">
            <text:p>4110</text:p>
          </table:table-cell>
          <table:table-cell table:style-name="ACE-0" table:formula="of:=[.F143]-[.G143]*2" office:value-type="float" office:value="3750">
            <text:p>3750</text:p>
          </table:table-cell>
          <table:table-cell table:style-name="ACE-0" table:formula="of:=[.S143]-[.V143]*([.R$2]+[.R$3])" office:value-type="float" office:value="-2.3979999999999997">
            <text:p>−2.398</text:p>
          </table:table-cell>
          <table:table-cell table:style-name="ACE-0" table:formula="of:=[.S143]-[.W143]*([.R$2]-[.R$3])" office:value-type="float" office:value="-0.99999999999999911">
            <text:p>−0.9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4]-[.F144]*[.R$2]" office:value-type="float" office:value="-1.2389999999999999">
            <text:p>−1.2</text:p>
          </table:table-cell>
          <table:table-cell table:style-name="ACE-4" table:formula="of:=SQRT(([.Y144]-[.M144])^2+[.T144]^2)" office:value-type="float" office:value="0.82402973247328903">
            <text:p>0.8</text:p>
          </table:table-cell>
          <table:table-cell table:style-name="ACE-4" table:formula="of:=SQRT(([.M144]-[.X144])^2+[.U144]^2)" office:value-type="float" office:value="0.85292496739162227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4]+[.G144]*2" office:value-type="float" office:value="3850">
            <text:p>3850</text:p>
          </table:table-cell>
          <table:table-cell table:style-name="ACE-0" table:formula="of:=[.F144]-[.G144]*2" office:value-type="float" office:value="3490">
            <text:p>3490</text:p>
          </table:table-cell>
          <table:table-cell table:style-name="ACE-0" table:formula="of:=[.S144]-[.V144]*([.R$2]+[.R$3])" office:value-type="float" office:value="-1.9299999999999997">
            <text:p>−1.93</text:p>
          </table:table-cell>
          <table:table-cell table:style-name="ACE-0" table:formula="of:=[.S144]-[.W144]*([.R$2]-[.R$3])" office:value-type="float" office:value="-0.58399999999999963">
            <text:p>−0.5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5]-[.F145]*[.R$2]" office:value-type="float" office:value="-2.9519999999999995">
            <text:p>−3.0</text:p>
          </table:table-cell>
          <table:table-cell table:style-name="ACE-4" table:formula="of:=SQRT(([.Y145]-[.M145])^2+[.T145]^2)" office:value-type="float" office:value="0.8153134366610183">
            <text:p>0.8</text:p>
          </table:table-cell>
          <table:table-cell table:style-name="ACE-4" table:formula="of:=SQRT(([.M145]-[.X145])^2+[.U145]^2)" office:value-type="float" office:value="0.84403791384036819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1000000000000001">
            <text:p>3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5]+[.G145]*2" office:value-type="float" office:value="3740">
            <text:p>3740</text:p>
          </table:table-cell>
          <table:table-cell table:style-name="ACE-0" table:formula="of:=[.F145]-[.G145]*2" office:value-type="float" office:value="3380">
            <text:p>3380</text:p>
          </table:table-cell>
          <table:table-cell table:style-name="ACE-0" table:formula="of:=[.S145]-[.V145]*([.R$2]+[.R$3])" office:value-type="float" office:value="-3.6320000000000001">
            <text:p>−3.632</text:p>
          </table:table-cell>
          <table:table-cell table:style-name="ACE-0" table:formula="of:=[.S145]-[.W145]*([.R$2]-[.R$3])" office:value-type="float" office:value="-2.3079999999999994">
            <text:p>−2.30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6]-[.F146]*[.R$2]" office:value-type="float" office:value="-2.984">
            <text:p>−3.0</text:p>
          </table:table-cell>
          <table:table-cell table:style-name="ACE-4" table:formula="of:=SQRT(([.Y146]-[.M146])^2+[.T146]^2)" office:value-type="float" office:value="0.79960990489112915">
            <text:p>0.8</text:p>
          </table:table-cell>
          <table:table-cell table:style-name="ACE-4" table:formula="of:=SQRT(([.M146]-[.X146])^2+[.U146]^2)" office:value-type="float" office:value="0.82641635995422991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6]+[.G146]*2" office:value-type="float" office:value="3690">
            <text:p>3690</text:p>
          </table:table-cell>
          <table:table-cell table:style-name="ACE-0" table:formula="of:=[.F146]-[.G146]*2" office:value-type="float" office:value="3350">
            <text:p>3350</text:p>
          </table:table-cell>
          <table:table-cell table:style-name="ACE-0" table:formula="of:=[.S146]-[.V146]*([.R$2]+[.R$3])" office:value-type="float" office:value="-3.6419999999999995">
            <text:p>−3.641999999999999</text:p>
          </table:table-cell>
          <table:table-cell table:style-name="ACE-0" table:formula="of:=[.S146]-[.W146]*([.R$2]-[.R$3])" office:value-type="float" office:value="-2.3599999999999994">
            <text:p>−2.35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870">
            <text:p>2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7]-[.F147]*[.R$2]" office:value-type="float" office:value="-3.8789999999999996">
            <text:p>−3.9</text:p>
          </table:table-cell>
          <table:table-cell table:style-name="ACE-4" table:formula="of:=SQRT(([.Y147]-[.M147])^2+[.T147]^2)" office:value-type="float" office:value="0.73813887582215865">
            <text:p>0.7</text:p>
          </table:table-cell>
          <table:table-cell table:style-name="ACE-4" table:formula="of:=SQRT(([.M147]-[.X147])^2+[.U147]^2)" office:value-type="float" office:value="0.76198753270640862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7]+[.G147]*2" office:value-type="float" office:value="3030">
            <text:p>3030</text:p>
          </table:table-cell>
          <table:table-cell table:style-name="ACE-0" table:formula="of:=[.F147]-[.G147]*2" office:value-type="float" office:value="2710">
            <text:p>2710</text:p>
          </table:table-cell>
          <table:table-cell table:style-name="ACE-0" table:formula="of:=[.S147]-[.V147]*([.R$2]+[.R$3])" office:value-type="float" office:value="-4.4539999999999997">
            <text:p>−4.454</text:p>
          </table:table-cell>
          <table:table-cell table:style-name="ACE-0" table:formula="of:=[.S147]-[.W147]*([.R$2]-[.R$3])" office:value-type="float" office:value="-3.3359999999999994">
            <text:p>−3.33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8]-[.F148]*[.R$2]" office:value-type="float" office:value="-2.7869999999999999">
            <text:p>−2.8</text:p>
          </table:table-cell>
          <table:table-cell table:style-name="ACE-4" table:formula="of:=SQRT(([.Y148]-[.M148])^2+[.T148]^2)" office:value-type="float" office:value="0.68417030043696025">
            <text:p>0.7</text:p>
          </table:table-cell>
          <table:table-cell table:style-name="ACE-4" table:formula="of:=SQRT(([.M148]-[.X148])^2+[.U148]^2)" office:value-type="float" office:value="0.70640002831257065">
            <text:p>0.7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8]+[.G148]*2" office:value-type="float" office:value="2270">
            <text:p>2270</text:p>
          </table:table-cell>
          <table:table-cell table:style-name="ACE-0" table:formula="of:=[.F148]-[.G148]*2" office:value-type="float" office:value="1950">
            <text:p>1950</text:p>
          </table:table-cell>
          <table:table-cell table:style-name="ACE-0" table:formula="of:=[.S148]-[.V148]*([.R$2]+[.R$3])" office:value-type="float" office:value="-3.2860000000000005">
            <text:p>−3.286</text:p>
          </table:table-cell>
          <table:table-cell table:style-name="ACE-0" table:formula="of:=[.S148]-[.W148]*([.R$2]-[.R$3])" office:value-type="float" office:value="-2.3199999999999994">
            <text:p>−2.3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9]-[.F149]*[.R$2]" office:value-type="float" office:value="-3.7149999999999999">
            <text:p>−3.7</text:p>
          </table:table-cell>
          <table:table-cell table:style-name="ACE-4" table:formula="of:=SQRT(([.Y149]-[.M149])^2+[.T149]^2)" office:value-type="float" office:value="0.93916186038403482">
            <text:p>0.9</text:p>
          </table:table-cell>
          <table:table-cell table:style-name="ACE-4" table:formula="of:=SQRT(([.M149]-[.X149])^2+[.U149]^2)" office:value-type="float" office:value="0.98184774787132834">
            <text:p>1.0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9]+[.G149]*2" office:value-type="float" office:value="4200">
            <text:p>4200</text:p>
          </table:table-cell>
          <table:table-cell table:style-name="ACE-0" table:formula="of:=[.F149]-[.G149]*2" office:value-type="float" office:value="3700">
            <text:p>3700</text:p>
          </table:table-cell>
          <table:table-cell table:style-name="ACE-0" table:formula="of:=[.S149]-[.V149]*([.R$2]+[.R$3])" office:value-type="float" office:value="-4.5599999999999996">
            <text:p>−4.56</text:p>
          </table:table-cell>
          <table:table-cell table:style-name="ACE-0" table:formula="of:=[.S149]-[.W149]*([.R$2]-[.R$3])" office:value-type="float" office:value="-2.919999999999999">
            <text:p>−2.9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4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16">
            <text:p>6416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0]-[.F150]*[.R$2]" office:value-type="float" office:value="-2.1771999999999991">
            <text:p>−2.2</text:p>
          </table:table-cell>
          <table:table-cell table:style-name="ACE-4" table:formula="of:=SQRT(([.Y150]-[.M150])^2+[.T150]^2)" office:value-type="float" office:value="0.87023757675706026">
            <text:p>0.9</text:p>
          </table:table-cell>
          <table:table-cell table:style-name="ACE-4" table:formula="of:=SQRT(([.M150]-[.X150])^2+[.U150]^2)" office:value-type="float" office:value="0.89859214329972836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7300000000000004">
            <text:p>8.7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0]+[.G150]*2" office:value-type="float" office:value="6558">
            <text:p>6558</text:p>
          </table:table-cell>
          <table:table-cell table:style-name="ACE-0" table:formula="of:=[.F150]-[.G150]*2" office:value-type="float" office:value="6274">
            <text:p>6274</text:p>
          </table:table-cell>
          <table:table-cell table:style-name="ACE-0" table:formula="of:=[.S150]-[.V150]*([.R$2]+[.R$3])" office:value-type="float" office:value="-3.0743999999999989">
            <text:p>−3.074399999999999</text:p>
          </table:table-cell>
          <table:table-cell table:style-name="ACE-0" table:formula="of:=[.S150]-[.W150]*([.R$2]-[.R$3])" office:value-type="float" office:value="-1.3083999999999989">
            <text:p>−1.3083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3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1]-[.F151]*[.R$2]" office:value-type="float" office:value="-1.6789999999999985">
            <text:p>−1.7</text:p>
          </table:table-cell>
          <table:table-cell table:style-name="ACE-4" table:formula="of:=SQRT(([.Y151]-[.M151])^2+[.T151]^2)" office:value-type="float" office:value="0.81733080206242015">
            <text:p>0.8</text:p>
          </table:table-cell>
          <table:table-cell table:style-name="ACE-4" table:formula="of:=SQRT(([.M151]-[.X151])^2+[.U151]^2)" office:value-type="float" office:value="0.84088784032117037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9800000000000004">
            <text:p>8.9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1]+[.G151]*2" office:value-type="float" office:value="6388">
            <text:p>6388</text:p>
          </table:table-cell>
          <table:table-cell table:style-name="ACE-0" table:formula="of:=[.F151]-[.G151]*2" office:value-type="float" office:value="6152">
            <text:p>6152</text:p>
          </table:table-cell>
          <table:table-cell table:style-name="ACE-0" table:formula="of:=[.S151]-[.V151]*([.R$2]+[.R$3])" office:value-type="float" office:value="-2.5183999999999997">
            <text:p>−2.5184</text:p>
          </table:table-cell>
          <table:table-cell table:style-name="ACE-0" table:formula="of:=[.S151]-[.W151]*([.R$2]-[.R$3])" office:value-type="float" office:value="-0.86319999999999908">
            <text:p>−0.8631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29">
            <text:p>652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2]-[.F152]*[.R$2]" office:value-type="float" office:value="-5.4892999999999992">
            <text:p>−5.5</text:p>
          </table:table-cell>
          <table:table-cell table:style-name="ACE-4" table:formula="of:=SQRT(([.Y152]-[.M152])^2+[.T152]^2)" office:value-type="float" office:value="0.84318378186490395">
            <text:p>0.8</text:p>
          </table:table-cell>
          <table:table-cell table:style-name="ACE-4" table:formula="of:=SQRT(([.M152]-[.X152])^2+[.U152]^2)" office:value-type="float" office:value="0.8667433818610899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5.6100000000000003">
            <text:p>5.6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2]+[.G152]*2" office:value-type="float" office:value="6647">
            <text:p>6647</text:p>
          </table:table-cell>
          <table:table-cell table:style-name="ACE-0" table:formula="of:=[.F152]-[.G152]*2" office:value-type="float" office:value="6411">
            <text:p>6411</text:p>
          </table:table-cell>
          <table:table-cell table:style-name="ACE-0" table:formula="of:=[.S152]-[.V152]*([.R$2]+[.R$3])" office:value-type="float" office:value="-6.3545999999999987">
            <text:p>−6.354599999999999</text:p>
          </table:table-cell>
          <table:table-cell table:style-name="ACE-0" table:formula="of:=[.S152]-[.W152]*([.R$2]-[.R$3])" office:value-type="float" office:value="-4.647599999999998">
            <text:p>−4.6475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3]-[.F153]*[.R$2]" office:value-type="float" office:value="-3.4879999999999987">
            <text:p>−3.5</text:p>
          </table:table-cell>
          <table:table-cell table:style-name="ACE-4" table:formula="of:=SQRT(([.Y153]-[.M153])^2+[.T153]^2)" office:value-type="float" office:value="0.82072446046160985">
            <text:p>0.8</text:p>
          </table:table-cell>
          <table:table-cell table:style-name="ACE-4" table:formula="of:=SQRT(([.M153]-[.X153])^2+[.U153]^2)" office:value-type="float" office:value="0.84508044587482944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7.1200000000000001">
            <text:p>7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3]+[.G153]*2" office:value-type="float" office:value="6362">
            <text:p>6362</text:p>
          </table:table-cell>
          <table:table-cell table:style-name="ACE-0" table:formula="of:=[.F153]-[.G153]*2" office:value-type="float" office:value="6118">
            <text:p>6118</text:p>
          </table:table-cell>
          <table:table-cell table:style-name="ACE-0" table:formula="of:=[.S153]-[.V153]*([.R$2]+[.R$3])" office:value-type="float" office:value="-4.331599999999999">
            <text:p>−4.331599999999999</text:p>
          </table:table-cell>
          <table:table-cell table:style-name="ACE-0" table:formula="of:=[.S153]-[.W153]*([.R$2]-[.R$3])" office:value-type="float" office:value="-2.6687999999999983">
            <text:p>−2.6687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35">
            <text:p>56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4]-[.F154]*[.R$2]" office:value-type="float" office:value="-7.5794999999999995">
            <text:p>−7.6</text:p>
          </table:table-cell>
          <table:table-cell table:style-name="ACE-4" table:formula="of:=SQRT(([.Y154]-[.M154])^2+[.T154]^2)" office:value-type="float" office:value="1.1140108841479062">
            <text:p>1.1</text:p>
          </table:table-cell>
          <table:table-cell table:style-name="ACE-4" table:formula="of:=SQRT(([.M154]-[.X154])^2+[.U154]^2)" office:value-type="float" office:value="1.1625189245771443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54]+[.G154]*2" office:value-type="float" office:value="5905">
            <text:p>5905</text:p>
          </table:table-cell>
          <table:table-cell table:style-name="ACE-0" table:formula="of:=[.F154]-[.G154]*2" office:value-type="float" office:value="5365">
            <text:p>5365</text:p>
          </table:table-cell>
          <table:table-cell table:style-name="ACE-0" table:formula="of:=[.S154]-[.V154]*([.R$2]+[.R$3])" office:value-type="float" office:value="-8.6289999999999996">
            <text:p>−8.629</text:p>
          </table:table-cell>
          <table:table-cell table:style-name="ACE-0" table:formula="of:=[.S154]-[.W154]*([.R$2]-[.R$3])" office:value-type="float" office:value="-6.5839999999999996">
            <text:p>−6.5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92">
            <text:p>59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5]-[.F155]*[.R$2]" office:value-type="float" office:value="-7.9263999999999992">
            <text:p>−7.9</text:p>
          </table:table-cell>
          <table:table-cell table:style-name="ACE-4" table:formula="of:=SQRT(([.Y155]-[.M155])^2+[.T155]^2)" office:value-type="float" office:value="0.79916566492811658">
            <text:p>0.8</text:p>
          </table:table-cell>
          <table:table-cell table:style-name="ACE-4" table:formula="of:=SQRT(([.M155]-[.X155])^2+[.U155]^2)" office:value-type="float" office:value="0.82391853966275086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599999999999998">
            <text:p>2.2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5]+[.G155]*2" office:value-type="float" office:value="6116">
            <text:p>6116</text:p>
          </table:table-cell>
          <table:table-cell table:style-name="ACE-0" table:formula="of:=[.F155]-[.G155]*2" office:value-type="float" office:value="5868">
            <text:p>5868</text:p>
          </table:table-cell>
          <table:table-cell table:style-name="ACE-0" table:formula="of:=[.S155]-[.V155]*([.R$2]+[.R$3])" office:value-type="float" office:value="-8.7487999999999992">
            <text:p>−8.7488</text:p>
          </table:table-cell>
          <table:table-cell table:style-name="ACE-0" table:formula="of:=[.S155]-[.W155]*([.R$2]-[.R$3])" office:value-type="float" office:value="-7.1288">
            <text:p>−7.12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898">
            <text:p>589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6]-[.F156]*[.R$2]" office:value-type="float" office:value="-6.1066000000000003">
            <text:p>−6.1</text:p>
          </table:table-cell>
          <table:table-cell table:style-name="ACE-4" table:formula="of:=SQRT(([.Y156]-[.M156])^2+[.T156]^2)" office:value-type="float" office:value="0.8121406035902905">
            <text:p>0.8</text:p>
          </table:table-cell>
          <table:table-cell table:style-name="ACE-4" table:formula="of:=SQRT(([.M156]-[.X156])^2+[.U156]^2)" office:value-type="float" office:value="0.83968996659481276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9199999999999999">
            <text:p>3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6]+[.G156]*2" office:value-type="float" office:value="6036">
            <text:p>6036</text:p>
          </table:table-cell>
          <table:table-cell table:style-name="ACE-0" table:formula="of:=[.F156]-[.G156]*2" office:value-type="float" office:value="5760">
            <text:p>5760</text:p>
          </table:table-cell>
          <table:table-cell table:style-name="ACE-0" table:formula="of:=[.S156]-[.V156]*([.R$2]+[.R$3])" office:value-type="float" office:value="-6.944799999999999">
            <text:p>−6.944799999999999</text:p>
          </table:table-cell>
          <table:table-cell table:style-name="ACE-0" table:formula="of:=[.S156]-[.W156]*([.R$2]-[.R$3])" office:value-type="float" office:value="-5.2959999999999994">
            <text:p>−5.29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7]-[.F157]*[.R$2]" office:value-type="float" office:value="-5.3889999999999993">
            <text:p>−5.4</text:p>
          </table:table-cell>
          <table:table-cell table:style-name="ACE-4" table:formula="of:=SQRT(([.Y157]-[.M157])^2+[.T157]^2)" office:value-type="float" office:value="0.76703139440312307">
            <text:p>0.8</text:p>
          </table:table-cell>
          <table:table-cell table:style-name="ACE-4" table:formula="of:=SQRT(([.M157]-[.X157])^2+[.U157]^2)" office:value-type="float" office:value="0.79178029780994219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5">
            <text:p>4.2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7]+[.G157]*2" office:value-type="float" office:value="5794">
            <text:p>5794</text:p>
          </table:table-cell>
          <table:table-cell table:style-name="ACE-0" table:formula="of:=[.F157]-[.G157]*2" office:value-type="float" office:value="5546">
            <text:p>5546</text:p>
          </table:table-cell>
          <table:table-cell table:style-name="ACE-0" table:formula="of:=[.S157]-[.V157]*([.R$2]+[.R$3])" office:value-type="float" office:value="-6.1791999999999998">
            <text:p>−6.1792</text:p>
          </table:table-cell>
          <table:table-cell table:style-name="ACE-0" table:formula="of:=[.S157]-[.W157]*([.R$2]-[.R$3])" office:value-type="float" office:value="-4.6235999999999997">
            <text:p>−4.623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886">
            <text:p>4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8]-[.F158]*[.R$2]" office:value-type="float" office:value="-5.7061999999999991">
            <text:p>−5.7</text:p>
          </table:table-cell>
          <table:table-cell table:style-name="ACE-4" table:formula="of:=SQRT(([.Y158]-[.M158])^2+[.T158]^2)" office:value-type="float" office:value="0.68881710199442581">
            <text:p>0.7</text:p>
          </table:table-cell>
          <table:table-cell table:style-name="ACE-4" table:formula="of:=SQRT(([.M158]-[.X158])^2+[.U158]^2)" office:value-type="float" office:value="0.71355395030789381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8]+[.G158]*2" office:value-type="float" office:value="5010">
            <text:p>5010</text:p>
          </table:table-cell>
          <table:table-cell table:style-name="ACE-0" table:formula="of:=[.F158]-[.G158]*2" office:value-type="float" office:value="4762">
            <text:p>4762</text:p>
          </table:table-cell>
          <table:table-cell table:style-name="ACE-0" table:formula="of:=[.S158]-[.V158]*([.R$2]+[.R$3])" office:value-type="float" office:value="-6.4179999999999993">
            <text:p>−6.417999999999999</text:p>
          </table:table-cell>
          <table:table-cell table:style-name="ACE-0" table:formula="of:=[.S158]-[.W158]*([.R$2]-[.R$3])" office:value-type="float" office:value="-5.0191999999999997">
            <text:p>−5.019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259">
            <text:p>425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9]-[.F159]*[.R$2]" office:value-type="float" office:value="-4.0702999999999996">
            <text:p>−4.1</text:p>
          </table:table-cell>
          <table:table-cell table:style-name="ACE-4" table:formula="of:=SQRT(([.Y159]-[.M159])^2+[.T159]^2)" office:value-type="float" office:value="0.62310930822769794">
            <text:p>0.6</text:p>
          </table:table-cell>
          <table:table-cell table:style-name="ACE-4" table:formula="of:=SQRT(([.M159]-[.X159])^2+[.U159]^2)" office:value-type="float" office:value="0.64743358732768896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1699999999999999">
            <text:p>3.1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9]+[.G159]*2" office:value-type="float" office:value="4381">
            <text:p>4381</text:p>
          </table:table-cell>
          <table:table-cell table:style-name="ACE-0" table:formula="of:=[.F159]-[.G159]*2" office:value-type="float" office:value="4137">
            <text:p>4137</text:p>
          </table:table-cell>
          <table:table-cell table:style-name="ACE-0" table:formula="of:=[.S159]-[.V159]*([.R$2]+[.R$3])" office:value-type="float" office:value="-4.7157999999999998">
            <text:p>−4.7158</text:p>
          </table:table-cell>
          <table:table-cell table:style-name="ACE-0" table:formula="of:=[.S159]-[.W159]*([.R$2]-[.R$3])" office:value-type="float" office:value="-3.4491999999999994">
            <text:p>−3.4491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12">
            <text:p>38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0]-[.F160]*[.R$2]" office:value-type="float" office:value="-2.2703999999999995">
            <text:p>−2.3</text:p>
          </table:table-cell>
          <table:table-cell table:style-name="ACE-4" table:formula="of:=SQRT(([.Y160]-[.M160])^2+[.T160]^2)" office:value-type="float" office:value="0.58175266221995081">
            <text:p>0.6</text:p>
          </table:table-cell>
          <table:table-cell table:style-name="ACE-4" table:formula="of:=SQRT(([.M160]-[.X160])^2+[.U160]^2)" office:value-type="float" office:value="0.60646464035424197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1">
            <text:p>4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0]+[.G160]*2" office:value-type="float" office:value="3936">
            <text:p>3936</text:p>
          </table:table-cell>
          <table:table-cell table:style-name="ACE-0" table:formula="of:=[.F160]-[.G160]*2" office:value-type="float" office:value="3688">
            <text:p>3688</text:p>
          </table:table-cell>
          <table:table-cell table:style-name="ACE-0" table:formula="of:=[.S160]-[.V160]*([.R$2]+[.R$3])" office:value-type="float" office:value="-2.8747999999999996">
            <text:p>−2.8748</text:p>
          </table:table-cell>
          <table:table-cell table:style-name="ACE-0" table:formula="of:=[.S160]-[.W160]*([.R$2]-[.R$3])" office:value-type="float" office:value="-1.6907999999999994">
            <text:p>−1.6907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GA862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356">
            <text:p>335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1]-[.F161]*[.R$2]" office:value-type="float" office:value="-3.6251999999999995">
            <text:p>−3.6</text:p>
          </table:table-cell>
          <table:table-cell table:style-name="ACE-4" table:formula="of:=SQRT(([.Y161]-[.M161])^2+[.T161]^2)" office:value-type="float" office:value="0.52677828353112655">
            <text:p>0.5</text:p>
          </table:table-cell>
          <table:table-cell table:style-name="ACE-4" table:formula="of:=SQRT(([.M161]-[.X161])^2+[.U161]^2)" office:value-type="float" office:value="0.55027629423772206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0800000000000001">
            <text:p>2.0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1]+[.G161]*2" office:value-type="float" office:value="3474">
            <text:p>3474</text:p>
          </table:table-cell>
          <table:table-cell table:style-name="ACE-0" table:formula="of:=[.F161]-[.G161]*2" office:value-type="float" office:value="3238">
            <text:p>3238</text:p>
          </table:table-cell>
          <table:table-cell table:style-name="ACE-0" table:formula="of:=[.S161]-[.V161]*([.R$2]+[.R$3])" office:value-type="float" office:value="-4.1731999999999996">
            <text:p>−4.1732</text:p>
          </table:table-cell>
          <table:table-cell table:style-name="ACE-0" table:formula="of:=[.S161]-[.W161]*([.R$2]-[.R$3])" office:value-type="float" office:value="-3.1007999999999996">
            <text:p>−3.10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268">
            <text:p>326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2]-[.F162]*[.R$2]" office:value-type="float" office:value="-3.3456000000000001">
            <text:p>−3.3</text:p>
          </table:table-cell>
          <table:table-cell table:style-name="ACE-4" table:formula="of:=SQRT(([.Y162]-[.M162])^2+[.T162]^2)" office:value-type="float" office:value="0.52438916846174488">
            <text:p>0.5</text:p>
          </table:table-cell>
          <table:table-cell table:style-name="ACE-4" table:formula="of:=SQRT(([.M162]-[.X162])^2+[.U162]^2)" office:value-type="float" office:value="0.54868293212018104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1">
            <text:p>2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2]+[.G162]*2" office:value-type="float" office:value="3390">
            <text:p>3390</text:p>
          </table:table-cell>
          <table:table-cell table:style-name="ACE-0" table:formula="of:=[.F162]-[.G162]*2" office:value-type="float" office:value="3146">
            <text:p>3146</text:p>
          </table:table-cell>
          <table:table-cell table:style-name="ACE-0" table:formula="of:=[.S162]-[.V162]*([.R$2]+[.R$3])" office:value-type="float" office:value="-3.8919999999999995">
            <text:p>−3.891999999999999</text:p>
          </table:table-cell>
          <table:table-cell table:style-name="ACE-0" table:formula="of:=[.S162]-[.W162]*([.R$2]-[.R$3])" office:value-type="float" office:value="-2.8235999999999999">
            <text:p>−2.823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3]-[.F163]*[.R$2]" office:value-type="float" office:value="-2.0899999999999999">
            <text:p>−2.1</text:p>
          </table:table-cell>
          <table:table-cell table:style-name="ACE-4" table:formula="of:=SQRT(([.Y163]-[.M163])^2+[.T163]^2)" office:value-type="float" office:value="0.60805920764346655">
            <text:p>0.6</text:p>
          </table:table-cell>
          <table:table-cell table:style-name="ACE-4" table:formula="of:=SQRT(([.M163]-[.X163])^2+[.U163]^2)" office:value-type="float" office:value="0.64992614965086581">
            <text:p>0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3]+[.G163]*2" office:value-type="float" office:value="2910">
            <text:p>2910</text:p>
          </table:table-cell>
          <table:table-cell table:style-name="ACE-0" table:formula="of:=[.F163]-[.G163]*2" office:value-type="float" office:value="2490">
            <text:p>2490</text:p>
          </table:table-cell>
          <table:table-cell table:style-name="ACE-0" table:formula="of:=[.S163]-[.V163]*([.R$2]+[.R$3])" office:value-type="float" office:value="-2.7379999999999995">
            <text:p>−2.738</text:p>
          </table:table-cell>
          <table:table-cell table:style-name="ACE-0" table:formula="of:=[.S163]-[.W163]*([.R$2]-[.R$3])" office:value-type="float" office:value="-1.4839999999999995">
            <text:p>−1.4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033">
            <text:p>303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4]-[.F164]*[.R$2]" office:value-type="float" office:value="-3.5860999999999992">
            <text:p>−3.6</text:p>
          </table:table-cell>
          <table:table-cell table:style-name="ACE-4" table:formula="of:=SQRT(([.Y164]-[.M164])^2+[.T164]^2)" office:value-type="float" office:value="0.51373893175425234">
            <text:p>0.5</text:p>
          </table:table-cell>
          <table:table-cell table:style-name="ACE-4" table:formula="of:=SQRT(([.M164]-[.X164])^2+[.U164]^2)" office:value-type="float" office:value="0.5396214321169982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4]+[.G164]*2" office:value-type="float" office:value="3163">
            <text:p>3163</text:p>
          </table:table-cell>
          <table:table-cell table:style-name="ACE-0" table:formula="of:=[.F164]-[.G164]*2" office:value-type="float" office:value="2903">
            <text:p>2903</text:p>
          </table:table-cell>
          <table:table-cell table:style-name="ACE-0" table:formula="of:=[.S164]-[.V164]*([.R$2]+[.R$3])" office:value-type="float" office:value="-4.1233999999999993">
            <text:p>−4.123399999999999</text:p>
          </table:table-cell>
          <table:table-cell table:style-name="ACE-0" table:formula="of:=[.S164]-[.W164]*([.R$2]-[.R$3])" office:value-type="float" office:value="-3.0747999999999989">
            <text:p>−3.0747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7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865">
            <text:p>18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5]-[.F165]*[.R$2]" office:value-type="float" office:value="-2.4704999999999995">
            <text:p>−2.5</text:p>
          </table:table-cell>
          <table:table-cell table:style-name="ACE-4" table:formula="of:=SQRT(([.Y165]-[.M165])^2+[.T165]^2)" office:value-type="float" office:value="0.49304183392487066">
            <text:p>0.5</text:p>
          </table:table-cell>
          <table:table-cell table:style-name="ACE-4" table:formula="of:=SQRT(([.M165]-[.X165])^2+[.U165]^2)" office:value-type="float" office:value="0.53085991560862855">
            <text:p>0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5]+[.G165]*2" office:value-type="float" office:value="2055">
            <text:p>2055</text:p>
          </table:table-cell>
          <table:table-cell table:style-name="ACE-0" table:formula="of:=[.F165]-[.G165]*2" office:value-type="float" office:value="1675">
            <text:p>1675</text:p>
          </table:table-cell>
          <table:table-cell table:style-name="ACE-0" table:formula="of:=[.S165]-[.V165]*([.R$2]+[.R$3])" office:value-type="float" office:value="-2.9989999999999997">
            <text:p>−2.999</text:p>
          </table:table-cell>
          <table:table-cell table:style-name="ACE-0" table:formula="of:=[.S165]-[.W165]*([.R$2]-[.R$3])" office:value-type="float" office:value="-1.9799999999999998">
            <text:p>−1.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543">
            <text:p>2543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Pocillopora damicorn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6]-[.F166]*[.R$2]" office:value-type="float" office:value="-3.6431">
            <text:p>−3.6</text:p>
          </table:table-cell>
          <table:table-cell table:style-name="ACE-4" table:formula="of:=SQRT(([.Y166]-[.M166])^2+[.T166]^2)" office:value-type="float" office:value="0.45545284058835389">
            <text:p>0.5</text:p>
          </table:table-cell>
          <table:table-cell table:style-name="ACE-4" table:formula="of:=SQRT(([.M166]-[.X166])^2+[.U166]^2)" office:value-type="float" office:value="0.48011066432646593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68000000000000005">
            <text:p>0.6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6]+[.G166]*2" office:value-type="float" office:value="2667">
            <text:p>2667</text:p>
          </table:table-cell>
          <table:table-cell table:style-name="ACE-0" table:formula="of:=[.F166]-[.G166]*2" office:value-type="float" office:value="2419">
            <text:p>2419</text:p>
          </table:table-cell>
          <table:table-cell table:style-name="ACE-0" table:formula="of:=[.S166]-[.V166]*([.R$2]+[.R$3])" office:value-type="float" office:value="-4.1206000000000005">
            <text:p>−4.1206</text:p>
          </table:table-cell>
          <table:table-cell table:style-name="ACE-0" table:formula="of:=[.S166]-[.W166]*([.R$2]-[.R$3])" office:value-type="float" office:value="-3.1903999999999995">
            <text:p>−3.1903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612">
            <text:p>16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7]-[.F167]*[.R$2]" office:value-type="float" office:value="-2.4003999999999999">
            <text:p>−2.4</text:p>
          </table:table-cell>
          <table:table-cell table:style-name="ACE-4" table:formula="of:=SQRT(([.Y167]-[.M167])^2+[.T167]^2)" office:value-type="float" office:value="0.36305944416858232">
            <text:p>0.4</text:p>
          </table:table-cell>
          <table:table-cell table:style-name="ACE-4" table:formula="of:=SQRT(([.M167]-[.X167])^2+[.U167]^2)" office:value-type="float" office:value="0.38763818181391813">
            <text:p>0.4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34000000000000002">
            <text:p>0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7]+[.G167]*2" office:value-type="float" office:value="1736">
            <text:p>1736</text:p>
          </table:table-cell>
          <table:table-cell table:style-name="ACE-0" table:formula="of:=[.F167]-[.G167]*2" office:value-type="float" office:value="1488">
            <text:p>1488</text:p>
          </table:table-cell>
          <table:table-cell table:style-name="ACE-0" table:formula="of:=[.S167]-[.V167]*([.R$2]+[.R$3])" office:value-type="float" office:value="-2.7848000000000002">
            <text:p>−2.7848</text:p>
          </table:table-cell>
          <table:table-cell table:style-name="ACE-0" table:formula="of:=[.S167]-[.W167]*([.R$2]-[.R$3])" office:value-type="float" office:value="-2.0407999999999999">
            <text:p>−2.04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70">
            <text:p>43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8]-[.F168]*[.R$2]" office:value-type="float" office:value="-4.4289999999999994">
            <text:p>−4.4</text:p>
          </table:table-cell>
          <table:table-cell table:style-name="ACE-4" table:formula="of:=SQRT(([.Y168]-[.M168])^2+[.T168]^2)" office:value-type="float" office:value="0.98874111879702853">
            <text:p>1.0</text:p>
          </table:table-cell>
          <table:table-cell table:style-name="ACE-4" table:formula="of:=SQRT(([.M168]-[.X168])^2+[.U168]^2)" office:value-type="float" office:value="1.0339366518312427">
            <text:p>1.0</text:p>
          </table:table-cell>
          <table:table-cell table:style-name="ACE-0" office:value-type="string">
            <text:p>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68]+[.G168]*2" office:value-type="float" office:value="4630">
            <text:p>4630</text:p>
          </table:table-cell>
          <table:table-cell table:style-name="ACE-0" table:formula="of:=[.F168]-[.G168]*2" office:value-type="float" office:value="4110">
            <text:p>4110</text:p>
          </table:table-cell>
          <table:table-cell table:style-name="ACE-0" table:formula="of:=[.S168]-[.V168]*([.R$2]+[.R$3])" office:value-type="float" office:value="-5.3339999999999996">
            <text:p>−5.334</text:p>
          </table:table-cell>
          <table:table-cell table:style-name="ACE-0" table:formula="of:=[.S168]-[.W168]*([.R$2]-[.R$3])" office:value-type="float" office:value="-3.5759999999999996">
            <text:p>−3.57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700">
            <text:p>56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9]-[.F169]*[.R$2]" office:value-type="float" office:value="-76.390000000000001">
            <text:p>−76.4</text:p>
          </table:table-cell>
          <table:table-cell table:style-name="ACE-4" table:formula="of:=SQRT(([.Y169]-[.M169])^2+[.T169]^2)" office:value-type="float" office:value="9.2442468595337832">
            <text:p>9.2</text:p>
          </table:table-cell>
          <table:table-cell table:style-name="ACE-4" table:formula="of:=SQRT(([.M169]-[.X169])^2+[.U169]^2)" office:value-type="float" office:value="9.6817818607940094">
            <text:p>9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9]+[.G169]*2" office:value-type="float" office:value="58900">
            <text:p>58900</text:p>
          </table:table-cell>
          <table:table-cell table:style-name="ACE-0" table:formula="of:=[.F169]-[.G169]*2" office:value-type="float" office:value="54500">
            <text:p>54500</text:p>
          </table:table-cell>
          <table:table-cell table:style-name="ACE-0" table:formula="of:=[.S169]-[.V169]*([.R$2]+[.R$3])" office:value-type="float" office:value="-86.019999999999996">
            <text:p>−86.02</text:p>
          </table:table-cell>
          <table:table-cell table:style-name="ACE-0" table:formula="of:=[.S169]-[.W169]*([.R$2]-[.R$3])" office:value-type="float" office:value="-67.199999999999989">
            <text:p>−67.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300">
            <text:p>593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0]-[.F170]*[.R$2]" office:value-type="float" office:value="-82.809999999999988">
            <text:p>−82.8</text:p>
          </table:table-cell>
          <table:table-cell table:style-name="ACE-4" table:formula="of:=SQRT(([.Y170]-[.M170])^2+[.T170]^2)" office:value-type="float" office:value="10.457920443376873">
            <text:p>10.5</text:p>
          </table:table-cell>
          <table:table-cell table:style-name="ACE-4" table:formula="of:=SQRT(([.M170]-[.X170])^2+[.U170]^2)" office:value-type="float" office:value="11.015484555842303">
            <text:p>11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0]+[.G170]*2" office:value-type="float" office:value="62100">
            <text:p>62100</text:p>
          </table:table-cell>
          <table:table-cell table:style-name="ACE-0" table:formula="of:=[.F170]-[.G170]*2" office:value-type="float" office:value="56500">
            <text:p>56500</text:p>
          </table:table-cell>
          <table:table-cell table:style-name="ACE-0" table:formula="of:=[.S170]-[.V170]*([.R$2]+[.R$3])" office:value-type="float" office:value="-93.780000000000001">
            <text:p>−93.78</text:p>
          </table:table-cell>
          <table:table-cell table:style-name="ACE-0" table:formula="of:=[.S170]-[.W170]*([.R$2]-[.R$3])" office:value-type="float" office:value="-72.399999999999991">
            <text:p>−72.3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900">
            <text:p>599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1]-[.F171]*[.R$2]" office:value-type="float" office:value="-81.829999999999998">
            <text:p>−81.8</text:p>
          </table:table-cell>
          <table:table-cell table:style-name="ACE-4" table:formula="of:=SQRT(([.Y171]-[.M171])^2+[.T171]^2)" office:value-type="float" office:value="8.6082808969038762">
            <text:p>8.6</text:p>
          </table:table-cell>
          <table:table-cell table:style-name="ACE-4" table:formula="of:=SQRT(([.M171]-[.X171])^2+[.U171]^2)" office:value-type="float" office:value="8.9261917971775659">
            <text:p>8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1]+[.G171]*2" office:value-type="float" office:value="61500">
            <text:p>61500</text:p>
          </table:table-cell>
          <table:table-cell table:style-name="ACE-0" table:formula="of:=[.F171]-[.G171]*2" office:value-type="float" office:value="58300">
            <text:p>58300</text:p>
          </table:table-cell>
          <table:table-cell table:style-name="ACE-0" table:formula="of:=[.S171]-[.V171]*([.R$2]+[.R$3])" office:value-type="float" office:value="-90.700000000000003">
            <text:p>−90.7</text:p>
          </table:table-cell>
          <table:table-cell table:style-name="ACE-0" table:formula="of:=[.S171]-[.W171]*([.R$2]-[.R$3])" office:value-type="float" office:value="-73.279999999999987">
            <text:p>−73.2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500">
            <text:p>61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2]-[.F172]*[.R$2]" office:value-type="float" office:value="-86.549999999999997">
            <text:p>−86.5</text:p>
          </table:table-cell>
          <table:table-cell table:style-name="ACE-4" table:formula="of:=SQRT(([.Y172]-[.M172])^2+[.T172]^2)" office:value-type="float" office:value="8.7672173464560661">
            <text:p>8.8</text:p>
          </table:table-cell>
          <table:table-cell table:style-name="ACE-4" table:formula="of:=SQRT(([.M172]-[.X172])^2+[.U172]^2)" office:value-type="float" office:value="9.0852022542153694">
            <text:p>9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2]+[.G172]*2" office:value-type="float" office:value="63100">
            <text:p>63100</text:p>
          </table:table-cell>
          <table:table-cell table:style-name="ACE-0" table:formula="of:=[.F172]-[.G172]*2" office:value-type="float" office:value="59900">
            <text:p>59900</text:p>
          </table:table-cell>
          <table:table-cell table:style-name="ACE-0" table:formula="of:=[.S172]-[.V172]*([.R$2]+[.R$3])" office:value-type="float" office:value="-95.579999999999998">
            <text:p>−95.58</text:p>
          </table:table-cell>
          <table:table-cell table:style-name="ACE-0" table:formula="of:=[.S172]-[.W172]*([.R$2]-[.R$3])" office:value-type="float" office:value="-77.839999999999989">
            <text:p>−77.8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400">
            <text:p>63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3]-[.F173]*[.R$2]" office:value-type="float" office:value="-89.779999999999987">
            <text:p>−89.8</text:p>
          </table:table-cell>
          <table:table-cell table:style-name="ACE-4" table:formula="of:=SQRT(([.Y173]-[.M173])^2+[.T173]^2)" office:value-type="float" office:value="8.9560035730229508">
            <text:p>9.0</text:p>
          </table:table-cell>
          <table:table-cell table:style-name="ACE-4" table:formula="of:=SQRT(([.M173]-[.X173])^2+[.U173]^2)" office:value-type="float" office:value="9.2740713820845819">
            <text:p>9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3]+[.G173]*2" office:value-type="float" office:value="65000">
            <text:p>65000</text:p>
          </table:table-cell>
          <table:table-cell table:style-name="ACE-0" table:formula="of:=[.F173]-[.G173]*2" office:value-type="float" office:value="61800">
            <text:p>61800</text:p>
          </table:table-cell>
          <table:table-cell table:style-name="ACE-0" table:formula="of:=[.S173]-[.V173]*([.R$2]+[.R$3])" office:value-type="float" office:value="-99">
            <text:p>−99</text:p>
          </table:table-cell>
          <table:table-cell table:style-name="ACE-0" table:formula="of:=[.S173]-[.W173]*([.R$2]-[.R$3])" office:value-type="float" office:value="-80.879999999999995">
            <text:p>−80.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8500">
            <text:p>685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Cycloseri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4]-[.F174]*[.R$2]" office:value-type="float" office:value="-100.44999999999999">
            <text:p>−100.4</text:p>
          </table:table-cell>
          <table:table-cell table:style-name="ACE-4" table:formula="of:=SQRT(([.Y174]-[.M174])^2+[.T174]^2)" office:value-type="float" office:value="10.736670806167057">
            <text:p>10.7</text:p>
          </table:table-cell>
          <table:table-cell table:style-name="ACE-4" table:formula="of:=SQRT(([.M174]-[.X174])^2+[.U174]^2)" office:value-type="float" office:value="11.214673423689165">
            <text:p>11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4]+[.G174]*2" office:value-type="float" office:value="70900">
            <text:p>70900</text:p>
          </table:table-cell>
          <table:table-cell table:style-name="ACE-0" table:formula="of:=[.F174]-[.G174]*2" office:value-type="float" office:value="66100">
            <text:p>66100</text:p>
          </table:table-cell>
          <table:table-cell table:style-name="ACE-0" table:formula="of:=[.S174]-[.V174]*([.R$2]+[.R$3])" office:value-type="float" office:value="-111.61999999999999">
            <text:p>−111.62</text:p>
          </table:table-cell>
          <table:table-cell table:style-name="ACE-0" table:formula="of:=[.S174]-[.W174]*([.R$2]-[.R$3])" office:value-type="float" office:value="-89.759999999999991">
            <text:p>−89.7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0400">
            <text:p>704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5]-[.F175]*[.R$2]" office:value-type="float" office:value="-89.679999999999993">
            <text:p>−89.7</text:p>
          </table:table-cell>
          <table:table-cell table:style-name="ACE-4" table:formula="of:=SQRT(([.Y175]-[.M175])^2+[.T175]^2)" office:value-type="float" office:value="10.288712261502903">
            <text:p>10.3</text:p>
          </table:table-cell>
          <table:table-cell table:style-name="ACE-4" table:formula="of:=SQRT(([.M175]-[.X175])^2+[.U175]^2)" office:value-type="float" office:value="10.686889163830605">
            <text:p>10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5]+[.G175]*2" office:value-type="float" office:value="72400">
            <text:p>72400</text:p>
          </table:table-cell>
          <table:table-cell table:style-name="ACE-0" table:formula="of:=[.F175]-[.G175]*2" office:value-type="float" office:value="68400">
            <text:p>68400</text:p>
          </table:table-cell>
          <table:table-cell table:style-name="ACE-0" table:formula="of:=[.S175]-[.V175]*([.R$2]+[.R$3])" office:value-type="float" office:value="-100.31999999999999">
            <text:p>−100.32</text:p>
          </table:table-cell>
          <table:table-cell table:style-name="ACE-0" table:formula="of:=[.S175]-[.W175]*([.R$2]-[.R$3])" office:value-type="float" office:value="-79.439999999999984">
            <text:p>−79.43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6100">
            <text:p>761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6]-[.F176]*[.R$2]" office:value-type="float" office:value="-89.370000000000005">
            <text:p>−89.4</text:p>
          </table:table-cell>
          <table:table-cell table:style-name="ACE-4" table:formula="of:=SQRT(([.Y176]-[.M176])^2+[.T176]^2)" office:value-type="float" office:value="10.856154936256223">
            <text:p>10.9</text:p>
          </table:table-cell>
          <table:table-cell table:style-name="ACE-4" table:formula="of:=SQRT(([.M176]-[.X176])^2+[.U176]^2)" office:value-type="float" office:value="11.254514649686122">
            <text:p>11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6]+[.G176]*2" office:value-type="float" office:value="78100">
            <text:p>78100</text:p>
          </table:table-cell>
          <table:table-cell table:style-name="ACE-0" table:formula="of:=[.F176]-[.G176]*2" office:value-type="float" office:value="74100">
            <text:p>74100</text:p>
          </table:table-cell>
          <table:table-cell table:style-name="ACE-0" table:formula="of:=[.S176]-[.V176]*([.R$2]+[.R$3])" office:value-type="float" office:value="-100.57999999999998">
            <text:p>−100.58</text:p>
          </table:table-cell>
          <table:table-cell table:style-name="ACE-0" table:formula="of:=[.S176]-[.W176]*([.R$2]-[.R$3])" office:value-type="float" office:value="-78.559999999999988">
            <text:p>−78.5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7200">
            <text:p>772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7]-[.F177]*[.R$2]" office:value-type="float" office:value="-91.239999999999981">
            <text:p>−91.2</text:p>
          </table:table-cell>
          <table:table-cell table:style-name="ACE-4" table:formula="of:=SQRT(([.Y177]-[.M177])^2+[.T177]^2)" office:value-type="float" office:value="11.284396306404693">
            <text:p>11.3</text:p>
          </table:table-cell>
          <table:table-cell table:style-name="ACE-4" table:formula="of:=SQRT(([.M177]-[.X177])^2+[.U177]^2)" office:value-type="float" office:value="11.72273005745676">
            <text:p>11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7]+[.G177]*2" office:value-type="float" office:value="79400">
            <text:p>79400</text:p>
          </table:table-cell>
          <table:table-cell table:style-name="ACE-0" table:formula="of:=[.F177]-[.G177]*2" office:value-type="float" office:value="75000">
            <text:p>75000</text:p>
          </table:table-cell>
          <table:table-cell table:style-name="ACE-0" table:formula="of:=[.S177]-[.V177]*([.R$2]+[.R$3])" office:value-type="float" office:value="-102.91999999999999">
            <text:p>−102.92</text:p>
          </table:table-cell>
          <table:table-cell table:style-name="ACE-0" table:formula="of:=[.S177]-[.W177]*([.R$2]-[.R$3])" office:value-type="float" office:value="-79.999999999999986">
            <text:p>−79.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87600">
            <text:p>876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8]-[.F178]*[.R$2]" office:value-type="float" office:value="-108.91999999999999">
            <text:p>−108.9</text:p>
          </table:table-cell>
          <table:table-cell table:style-name="ACE-4" table:formula="of:=SQRT(([.Y178]-[.M178])^2+[.T178]^2)" office:value-type="float" office:value="13.277710646041367">
            <text:p>13.3</text:p>
          </table:table-cell>
          <table:table-cell table:style-name="ACE-4" table:formula="of:=SQRT(([.M178]-[.X178])^2+[.U178]^2)" office:value-type="float" office:value="13.836184445142393">
            <text:p>13.8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8]+[.G178]*2" office:value-type="float" office:value="90400">
            <text:p>90400</text:p>
          </table:table-cell>
          <table:table-cell table:style-name="ACE-0" table:formula="of:=[.F178]-[.G178]*2" office:value-type="float" office:value="84800">
            <text:p>84800</text:p>
          </table:table-cell>
          <table:table-cell table:style-name="ACE-0" table:formula="of:=[.S178]-[.V178]*([.R$2]+[.R$3])" office:value-type="float" office:value="-122.72">
            <text:p>−122.72</text:p>
          </table:table-cell>
          <table:table-cell table:style-name="ACE-0" table:formula="of:=[.S178]-[.W178]*([.R$2]-[.R$3])" office:value-type="float" office:value="-95.679999999999978">
            <text:p>−95.67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88900">
            <text:p>889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9]-[.F179]*[.R$2]" office:value-type="float" office:value="-111.13">
            <text:p>−111.1</text:p>
          </table:table-cell>
          <table:table-cell table:style-name="ACE-4" table:formula="of:=SQRT(([.Y179]-[.M179])^2+[.T179]^2)" office:value-type="float" office:value="13.088258096477174">
            <text:p>13.1</text:p>
          </table:table-cell>
          <table:table-cell table:style-name="ACE-4" table:formula="of:=SQRT(([.M179]-[.X179])^2+[.U179]^2)" office:value-type="float" office:value="13.606796096069045">
            <text:p>13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9]+[.G179]*2" office:value-type="float" office:value="91500">
            <text:p>91500</text:p>
          </table:table-cell>
          <table:table-cell table:style-name="ACE-0" table:formula="of:=[.F179]-[.G179]*2" office:value-type="float" office:value="86300">
            <text:p>86300</text:p>
          </table:table-cell>
          <table:table-cell table:style-name="ACE-0" table:formula="of:=[.S179]-[.V179]*([.R$2]+[.R$3])" office:value-type="float" office:value="-124.69999999999999">
            <text:p>−124.7</text:p>
          </table:table-cell>
          <table:table-cell table:style-name="ACE-0" table:formula="of:=[.S179]-[.W179]*([.R$2]-[.R$3])" office:value-type="float" office:value="-98.079999999999984">
            <text:p>−98.079999999999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93900">
            <text:p>939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0]-[.F180]*[.R$2]" office:value-type="float" office:value="-119.63">
            <text:p>−119.6</text:p>
          </table:table-cell>
          <table:table-cell table:style-name="ACE-4" table:formula="of:=SQRT(([.Y180]-[.M180])^2+[.T180]^2)" office:value-type="float" office:value="13.906002301164779">
            <text:p>13.9</text:p>
          </table:table-cell>
          <table:table-cell table:style-name="ACE-4" table:formula="of:=SQRT(([.M180]-[.X180])^2+[.U180]^2)" office:value-type="float" office:value="14.464608532552832">
            <text:p>14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0]+[.G180]*2" office:value-type="float" office:value="96700">
            <text:p>96700</text:p>
          </table:table-cell>
          <table:table-cell table:style-name="ACE-0" table:formula="of:=[.F180]-[.G180]*2" office:value-type="float" office:value="91100">
            <text:p>91100</text:p>
          </table:table-cell>
          <table:table-cell table:style-name="ACE-0" table:formula="of:=[.S180]-[.V180]*([.R$2]+[.R$3])" office:value-type="float" office:value="-134.06">
            <text:p>−134.06</text:p>
          </table:table-cell>
          <table:table-cell table:style-name="ACE-0" table:formula="of:=[.S180]-[.W180]*([.R$2]-[.R$3])" office:value-type="float" office:value="-105.75999999999999">
            <text:p>−105.7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0700">
            <text:p>4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1]-[.F181]*[.R$2]" office:value-type="float" office:value="-44.189999999999998">
            <text:p>−44.2</text:p>
          </table:table-cell>
          <table:table-cell table:style-name="ACE-4" table:formula="of:=SQRT(([.Y181]-[.M181])^2+[.T181]^2)" office:value-type="float" office:value="6.0728988135815358">
            <text:p>6.1</text:p>
          </table:table-cell>
          <table:table-cell table:style-name="ACE-4" table:formula="of:=SQRT(([.M181]-[.X181])^2+[.U181]^2)" office:value-type="float" office:value="6.3097464291364398">
            <text:p>6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1]+[.G181]*2" office:value-type="float" office:value="41900">
            <text:p>41900</text:p>
          </table:table-cell>
          <table:table-cell table:style-name="ACE-0" table:formula="of:=[.F181]-[.G181]*2" office:value-type="float" office:value="39500">
            <text:p>39500</text:p>
          </table:table-cell>
          <table:table-cell table:style-name="ACE-0" table:formula="of:=[.S181]-[.V181]*([.R$2]+[.R$3])" office:value-type="float" office:value="-50.420000000000002">
            <text:p>−50.42</text:p>
          </table:table-cell>
          <table:table-cell table:style-name="ACE-0" table:formula="of:=[.S181]-[.W181]*([.R$2]-[.R$3])" office:value-type="float" office:value="-38.199999999999996">
            <text:p>−38.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0900">
            <text:p>409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2]-[.F182]*[.R$2]" office:value-type="float" office:value="-44.530000000000001">
            <text:p>−44.5</text:p>
          </table:table-cell>
          <table:table-cell table:style-name="ACE-4" table:formula="of:=SQRT(([.Y182]-[.M182])^2+[.T182]^2)" office:value-type="float" office:value="5.7772052066721722">
            <text:p>5.8</text:p>
          </table:table-cell>
          <table:table-cell table:style-name="ACE-4" table:formula="of:=SQRT(([.M182]-[.X182])^2+[.U182]^2)" office:value-type="float" office:value="5.9742865682857902">
            <text:p>6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2]+[.G182]*2" office:value-type="float" office:value="41900">
            <text:p>41900</text:p>
          </table:table-cell>
          <table:table-cell table:style-name="ACE-0" table:formula="of:=[.F182]-[.G182]*2" office:value-type="float" office:value="39900">
            <text:p>39900</text:p>
          </table:table-cell>
          <table:table-cell table:style-name="ACE-0" table:formula="of:=[.S182]-[.V182]*([.R$2]+[.R$3])" office:value-type="float" office:value="-50.420000000000002">
            <text:p>−50.42</text:p>
          </table:table-cell>
          <table:table-cell table:style-name="ACE-0" table:formula="of:=[.S182]-[.W182]*([.R$2]-[.R$3])" office:value-type="float" office:value="-38.839999999999996">
            <text:p>−38.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6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3]-[.F183]*[.R$2]" office:value-type="float" office:value="-44.700000000000003">
            <text:p>−44.7</text:p>
          </table:table-cell>
          <table:table-cell table:style-name="ACE-4" table:formula="of:=SQRT(([.Y183]-[.M183])^2+[.T183]^2)" office:value-type="float" office:value="5.7870545184921243">
            <text:p>5.8</text:p>
          </table:table-cell>
          <table:table-cell table:style-name="ACE-4" table:formula="of:=SQRT(([.M183]-[.X183])^2+[.U183]^2)" office:value-type="float" office:value="5.9841457201508641">
            <text:p>6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3]+[.G183]*2" office:value-type="float" office:value="42000">
            <text:p>42000</text:p>
          </table:table-cell>
          <table:table-cell table:style-name="ACE-0" table:formula="of:=[.F183]-[.G183]*2" office:value-type="float" office:value="40000">
            <text:p>40000</text:p>
          </table:table-cell>
          <table:table-cell table:style-name="ACE-0" table:formula="of:=[.S183]-[.V183]*([.R$2]+[.R$3])" office:value-type="float" office:value="-50.599999999999994">
            <text:p>−50.59999999999999</text:p>
          </table:table-cell>
          <table:table-cell table:style-name="ACE-0" table:formula="of:=[.S183]-[.W183]*([.R$2]-[.R$3])" office:value-type="float" office:value="-38.999999999999993">
            <text:p>−38.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4]-[.F184]*[.R$2]" office:value-type="float" office:value="-45.719999999999999">
            <text:p>−45.7</text:p>
          </table:table-cell>
          <table:table-cell table:style-name="ACE-4" table:formula="of:=SQRT(([.Y184]-[.M184])^2+[.T184]^2)" office:value-type="float" office:value="5.8461611335987023">
            <text:p>5.8</text:p>
          </table:table-cell>
          <table:table-cell table:style-name="ACE-4" table:formula="of:=SQRT(([.M184]-[.X184])^2+[.U184]^2)" office:value-type="float" office:value="6.0433103511237887">
            <text:p>6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4]+[.G184]*2" office:value-type="float" office:value="42600">
            <text:p>42600</text:p>
          </table:table-cell>
          <table:table-cell table:style-name="ACE-0" table:formula="of:=[.F184]-[.G184]*2" office:value-type="float" office:value="40600">
            <text:p>40600</text:p>
          </table:table-cell>
          <table:table-cell table:style-name="ACE-0" table:formula="of:=[.S184]-[.V184]*([.R$2]+[.R$3])" office:value-type="float" office:value="-51.679999999999993">
            <text:p>−51.67999999999999</text:p>
          </table:table-cell>
          <table:table-cell table:style-name="ACE-0" table:formula="of:=[.S184]-[.W184]*([.R$2]-[.R$3])" office:value-type="float" office:value="-39.959999999999994">
            <text:p>−39.9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oni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5]-[.F185]*[.R$2]" office:value-type="float" office:value="-45.719999999999999">
            <text:p>−45.7</text:p>
          </table:table-cell>
          <table:table-cell table:style-name="ACE-4" table:formula="of:=SQRT(([.Y185]-[.M185])^2+[.T185]^2)" office:value-type="float" office:value="5.8461611335987023">
            <text:p>5.8</text:p>
          </table:table-cell>
          <table:table-cell table:style-name="ACE-4" table:formula="of:=SQRT(([.M185]-[.X185])^2+[.U185]^2)" office:value-type="float" office:value="6.0433103511237887">
            <text:p>6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5]+[.G185]*2" office:value-type="float" office:value="42600">
            <text:p>42600</text:p>
          </table:table-cell>
          <table:table-cell table:style-name="ACE-0" table:formula="of:=[.F185]-[.G185]*2" office:value-type="float" office:value="40600">
            <text:p>40600</text:p>
          </table:table-cell>
          <table:table-cell table:style-name="ACE-0" table:formula="of:=[.S185]-[.V185]*([.R$2]+[.R$3])" office:value-type="float" office:value="-51.679999999999993">
            <text:p>−51.67999999999999</text:p>
          </table:table-cell>
          <table:table-cell table:style-name="ACE-0" table:formula="of:=[.S185]-[.W185]*([.R$2]-[.R$3])" office:value-type="float" office:value="-39.959999999999994">
            <text:p>−39.9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5100">
            <text:p>451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alax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6]-[.F186]*[.R$2]" office:value-type="float" office:value="-56.670000000000002">
            <text:p>−56.7</text:p>
          </table:table-cell>
          <table:table-cell table:style-name="ACE-4" table:formula="of:=SQRT(([.Y186]-[.M186])^2+[.T186]^2)" office:value-type="float" office:value="6.1912922722158878">
            <text:p>6.2</text:p>
          </table:table-cell>
          <table:table-cell table:style-name="ACE-4" table:formula="of:=SQRT(([.M186]-[.X186])^2+[.U186]^2)" office:value-type="float" office:value="6.3887479211501237">
            <text:p>6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6]+[.G186]*2" office:value-type="float" office:value="46100">
            <text:p>46100</text:p>
          </table:table-cell>
          <table:table-cell table:style-name="ACE-0" table:formula="of:=[.F186]-[.G186]*2" office:value-type="float" office:value="44100">
            <text:p>44100</text:p>
          </table:table-cell>
          <table:table-cell table:style-name="ACE-0" table:formula="of:=[.S186]-[.V186]*([.R$2]+[.R$3])" office:value-type="float" office:value="-62.980000000000004">
            <text:p>−62.98</text:p>
          </table:table-cell>
          <table:table-cell table:style-name="ACE-0" table:formula="of:=[.S186]-[.W186]*([.R$2]-[.R$3])" office:value-type="float" office:value="-50.559999999999988">
            <text:p>−50.5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200">
            <text:p>462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Cyp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7]-[.F187]*[.R$2]" office:value-type="float" office:value="-63.539999999999992">
            <text:p>−63.5</text:p>
          </table:table-cell>
          <table:table-cell table:style-name="ACE-4" table:formula="of:=SQRT(([.Y187]-[.M187])^2+[.T187]^2)" office:value-type="float" office:value="6.6160108826996264">
            <text:p>6.6</text:p>
          </table:table-cell>
          <table:table-cell table:style-name="ACE-4" table:formula="of:=SQRT(([.M187]-[.X187])^2+[.U187]^2)" office:value-type="float" office:value="6.8533495460249227">
            <text:p>6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7]+[.G187]*2" office:value-type="float" office:value="47400">
            <text:p>47400</text:p>
          </table:table-cell>
          <table:table-cell table:style-name="ACE-0" table:formula="of:=[.F187]-[.G187]*2" office:value-type="float" office:value="45000">
            <text:p>45000</text:p>
          </table:table-cell>
          <table:table-cell table:style-name="ACE-0" table:formula="of:=[.S187]-[.V187]*([.R$2]+[.R$3])" office:value-type="float" office:value="-70.319999999999993">
            <text:p>−70.32</text:p>
          </table:table-cell>
          <table:table-cell table:style-name="ACE-0" table:formula="of:=[.S187]-[.W187]*([.R$2]-[.R$3])" office:value-type="float" office:value="-57">
            <text:p>−5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800">
            <text:p>46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8]-[.F188]*[.R$2]" office:value-type="float" office:value="-54.560000000000002">
            <text:p>−54.6</text:p>
          </table:table-cell>
          <table:table-cell table:style-name="ACE-4" table:formula="of:=SQRT(([.Y188]-[.M188])^2+[.T188]^2)" office:value-type="float" office:value="6.3591194358967806">
            <text:p>6.4</text:p>
          </table:table-cell>
          <table:table-cell table:style-name="ACE-4" table:formula="of:=SQRT(([.M188]-[.X188])^2+[.U188]^2)" office:value-type="float" office:value="6.5567064903044017">
            <text:p>6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8]+[.G188]*2" office:value-type="float" office:value="47800">
            <text:p>47800</text:p>
          </table:table-cell>
          <table:table-cell table:style-name="ACE-0" table:formula="of:=[.F188]-[.G188]*2" office:value-type="float" office:value="45800">
            <text:p>45800</text:p>
          </table:table-cell>
          <table:table-cell table:style-name="ACE-0" table:formula="of:=[.S188]-[.V188]*([.R$2]+[.R$3])" office:value-type="float" office:value="-61.039999999999992">
            <text:p>−61.03999999999999</text:p>
          </table:table-cell>
          <table:table-cell table:style-name="ACE-0" table:formula="of:=[.S188]-[.W188]*([.R$2]-[.R$3])" office:value-type="float" office:value="-48.279999999999987">
            <text:p>−48.2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600">
            <text:p>496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9]-[.F189]*[.R$2]" office:value-type="float" office:value="-56.319999999999993">
            <text:p>−56.3</text:p>
          </table:table-cell>
          <table:table-cell table:style-name="ACE-4" table:formula="of:=SQRT(([.Y189]-[.M189])^2+[.T189]^2)" office:value-type="float" office:value="6.9522945852430578">
            <text:p>7.0</text:p>
          </table:table-cell>
          <table:table-cell table:style-name="ACE-4" table:formula="of:=SQRT(([.M189]-[.X189])^2+[.U189]^2)" office:value-type="float" office:value="7.1898817792784371">
            <text:p>7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9]+[.G189]*2" office:value-type="float" office:value="50800">
            <text:p>50800</text:p>
          </table:table-cell>
          <table:table-cell table:style-name="ACE-0" table:formula="of:=[.F189]-[.G189]*2" office:value-type="float" office:value="48400">
            <text:p>48400</text:p>
          </table:table-cell>
          <table:table-cell table:style-name="ACE-0" table:formula="of:=[.S189]-[.V189]*([.R$2]+[.R$3])" office:value-type="float" office:value="-63.439999999999998">
            <text:p>−63.44</text:p>
          </table:table-cell>
          <table:table-cell table:style-name="ACE-0" table:formula="of:=[.S189]-[.W189]*([.R$2]-[.R$3])" office:value-type="float" office:value="-49.439999999999998">
            <text:p>−49.4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0]-[.F190]*[.R$2]" office:value-type="float" office:value="-59.489999999999995">
            <text:p>−59.5</text:p>
          </table:table-cell>
          <table:table-cell table:style-name="ACE-4" table:formula="of:=SQRT(([.Y190]-[.M190])^2+[.T190]^2)" office:value-type="float" office:value="6.9621907471714684">
            <text:p>7.0</text:p>
          </table:table-cell>
          <table:table-cell table:style-name="ACE-4" table:formula="of:=SQRT(([.M190]-[.X190])^2+[.U190]^2)" office:value-type="float" office:value="7.199784719003766">
            <text:p>7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0]+[.G190]*2" office:value-type="float" office:value="50900">
            <text:p>50900</text:p>
          </table:table-cell>
          <table:table-cell table:style-name="ACE-0" table:formula="of:=[.F190]-[.G190]*2" office:value-type="float" office:value="48500">
            <text:p>48500</text:p>
          </table:table-cell>
          <table:table-cell table:style-name="ACE-0" table:formula="of:=[.S190]-[.V190]*([.R$2]+[.R$3])" office:value-type="float" office:value="-66.620000000000005">
            <text:p>−66.62</text:p>
          </table:table-cell>
          <table:table-cell table:style-name="ACE-0" table:formula="of:=[.S190]-[.W190]*([.R$2]-[.R$3])" office:value-type="float" office:value="-52.599999999999994">
            <text:p>−52.5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1]-[.F191]*[.R$2]" office:value-type="float" office:value="-56.659999999999997">
            <text:p>−56.7</text:p>
          </table:table-cell>
          <table:table-cell table:style-name="ACE-4" table:formula="of:=SQRT(([.Y191]-[.M191])^2+[.T191]^2)" office:value-type="float" office:value="7.2889231029007284">
            <text:p>7.3</text:p>
          </table:table-cell>
          <table:table-cell table:style-name="ACE-4" table:formula="of:=SQRT(([.M191]-[.X191])^2+[.U191]^2)" office:value-type="float" office:value="7.5663729752107782">
            <text:p>7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1]+[.G191]*2" office:value-type="float" office:value="51200">
            <text:p>51200</text:p>
          </table:table-cell>
          <table:table-cell table:style-name="ACE-0" table:formula="of:=[.F191]-[.G191]*2" office:value-type="float" office:value="48400">
            <text:p>48400</text:p>
          </table:table-cell>
          <table:table-cell table:style-name="ACE-0" table:formula="of:=[.S191]-[.V191]*([.R$2]+[.R$3])" office:value-type="float" office:value="-64.159999999999997">
            <text:p>−64.16</text:p>
          </table:table-cell>
          <table:table-cell table:style-name="ACE-0" table:formula="of:=[.S191]-[.W191]*([.R$2]-[.R$3])" office:value-type="float" office:value="-49.439999999999998">
            <text:p>−49.4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Mon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2]-[.F192]*[.R$2]" office:value-type="float" office:value="-59.659999999999997">
            <text:p>−59.7</text:p>
          </table:table-cell>
          <table:table-cell table:style-name="ACE-4" table:formula="of:=SQRT(([.Y192]-[.M192])^2+[.T192]^2)" office:value-type="float" office:value="6.9720872054213494">
            <text:p>7.0</text:p>
          </table:table-cell>
          <table:table-cell table:style-name="ACE-4" table:formula="of:=SQRT(([.M192]-[.X192])^2+[.U192]^2)" office:value-type="float" office:value="7.2096879266720002">
            <text:p>7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2]+[.G192]*2" office:value-type="float" office:value="51000">
            <text:p>51000</text:p>
          </table:table-cell>
          <table:table-cell table:style-name="ACE-0" table:formula="of:=[.F192]-[.G192]*2" office:value-type="float" office:value="48600">
            <text:p>48600</text:p>
          </table:table-cell>
          <table:table-cell table:style-name="ACE-0" table:formula="of:=[.S192]-[.V192]*([.R$2]+[.R$3])" office:value-type="float" office:value="-66.799999999999997">
            <text:p>−66.8</text:p>
          </table:table-cell>
          <table:table-cell table:style-name="ACE-0" table:formula="of:=[.S192]-[.W192]*([.R$2]-[.R$3])" office:value-type="float" office:value="-52.759999999999991">
            <text:p>−52.7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3]-[.F193]*[.R$2]" office:value-type="float" office:value="-60.339999999999989">
            <text:p>−60.3</text:p>
          </table:table-cell>
          <table:table-cell table:style-name="ACE-4" table:formula="of:=SQRT(([.Y193]-[.M193])^2+[.T193]^2)" office:value-type="float" office:value="7.3285469228217313">
            <text:p>7.3</text:p>
          </table:table-cell>
          <table:table-cell table:style-name="ACE-4" table:formula="of:=SQRT(([.M193]-[.X193])^2+[.U193]^2)" office:value-type="float" office:value="7.6060239284398845">
            <text:p>7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3]+[.G193]*2" office:value-type="float" office:value="51600">
            <text:p>51600</text:p>
          </table:table-cell>
          <table:table-cell table:style-name="ACE-0" table:formula="of:=[.F193]-[.G193]*2" office:value-type="float" office:value="48800">
            <text:p>48800</text:p>
          </table:table-cell>
          <table:table-cell table:style-name="ACE-0" table:formula="of:=[.S193]-[.V193]*([.R$2]+[.R$3])" office:value-type="float" office:value="-67.879999999999995">
            <text:p>−67.88</text:p>
          </table:table-cell>
          <table:table-cell table:style-name="ACE-0" table:formula="of:=[.S193]-[.W193]*([.R$2]-[.R$3])" office:value-type="float" office:value="-53.079999999999998">
            <text:p>−53.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700">
            <text:p>5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4]-[.F194]*[.R$2]" office:value-type="float" office:value="-58.189999999999998">
            <text:p>−58.2</text:p>
          </table:table-cell>
          <table:table-cell table:style-name="ACE-4" table:formula="of:=SQRT(([.Y194]-[.M194])^2+[.T194]^2)" office:value-type="float" office:value="7.0611684585484955">
            <text:p>7.1</text:p>
          </table:table-cell>
          <table:table-cell table:style-name="ACE-4" table:formula="of:=SQRT(([.M194]-[.X194])^2+[.U194]^2)" office:value-type="float" office:value="7.2988286731502372">
            <text:p>7.3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4]+[.G194]*2" office:value-type="float" office:value="51900">
            <text:p>51900</text:p>
          </table:table-cell>
          <table:table-cell table:style-name="ACE-0" table:formula="of:=[.F194]-[.G194]*2" office:value-type="float" office:value="49500">
            <text:p>49500</text:p>
          </table:table-cell>
          <table:table-cell table:style-name="ACE-0" table:formula="of:=[.S194]-[.V194]*([.R$2]+[.R$3])" office:value-type="float" office:value="-65.420000000000002">
            <text:p>−65.42</text:p>
          </table:table-cell>
          <table:table-cell table:style-name="ACE-0" table:formula="of:=[.S194]-[.W194]*([.R$2]-[.R$3])" office:value-type="float" office:value="-51.199999999999989">
            <text:p>−51.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200">
            <text:p>53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5]-[.F195]*[.R$2]" office:value-type="float" office:value="-65.439999999999998">
            <text:p>−65.4</text:p>
          </table:table-cell>
          <table:table-cell table:style-name="ACE-4" table:formula="of:=SQRT(([.Y195]-[.M195])^2+[.T195]^2)" office:value-type="float" office:value="7.6258507722089623">
            <text:p>7.6</text:p>
          </table:table-cell>
          <table:table-cell table:style-name="ACE-4" table:formula="of:=SQRT(([.M195]-[.X195])^2+[.U195]^2)" office:value-type="float" office:value="7.9035182039393099">
            <text:p>7.9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5]+[.G195]*2" office:value-type="float" office:value="54600">
            <text:p>54600</text:p>
          </table:table-cell>
          <table:table-cell table:style-name="ACE-0" table:formula="of:=[.F195]-[.G195]*2" office:value-type="float" office:value="51800">
            <text:p>51800</text:p>
          </table:table-cell>
          <table:table-cell table:style-name="ACE-0" table:formula="of:=[.S195]-[.V195]*([.R$2]+[.R$3])" office:value-type="float" office:value="-73.280000000000001">
            <text:p>−73.28</text:p>
          </table:table-cell>
          <table:table-cell table:style-name="ACE-0" table:formula="of:=[.S195]-[.W195]*([.R$2]-[.R$3])" office:value-type="float" office:value="-57.879999999999995">
            <text:p>−57.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500">
            <text:p>59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Platygy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6]-[.F196]*[.R$2]" office:value-type="float" office:value="-87.149999999999991">
            <text:p>−87.1</text:p>
          </table:table-cell>
          <table:table-cell table:style-name="ACE-4" table:formula="of:=SQRT(([.Y196]-[.M196])^2+[.T196]^2)" office:value-type="float" office:value="8.5685529700177554">
            <text:p>8.6</text:p>
          </table:table-cell>
          <table:table-cell table:style-name="ACE-4" table:formula="of:=SQRT(([.M196]-[.X196])^2+[.U196]^2)" office:value-type="float" office:value="8.8864447334128069">
            <text:p>8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4">
            <text:p>1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6]+[.G196]*2" office:value-type="float" office:value="61100">
            <text:p>61100</text:p>
          </table:table-cell>
          <table:table-cell table:style-name="ACE-0" table:formula="of:=[.F196]-[.G196]*2" office:value-type="float" office:value="57900">
            <text:p>57900</text:p>
          </table:table-cell>
          <table:table-cell table:style-name="ACE-0" table:formula="of:=[.S196]-[.V196]*([.R$2]+[.R$3])" office:value-type="float" office:value="-95.980000000000004">
            <text:p>−95.98</text:p>
          </table:table-cell>
          <table:table-cell table:style-name="ACE-0" table:formula="of:=[.S196]-[.W196]*([.R$2]-[.R$3])" office:value-type="float" office:value="-78.639999999999986">
            <text:p>−78.6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900">
            <text:p>619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7]-[.F197]*[.R$2]" office:value-type="float" office:value="-79.22999999999999">
            <text:p>−79.2</text:p>
          </table:table-cell>
          <table:table-cell table:style-name="ACE-4" table:formula="of:=SQRT(([.Y197]-[.M197])^2+[.T197]^2)" office:value-type="float" office:value="8.4891047820132304">
            <text:p>8.5</text:p>
          </table:table-cell>
          <table:table-cell table:style-name="ACE-4" table:formula="of:=SQRT(([.M197]-[.X197])^2+[.U197]^2)" office:value-type="float" office:value="8.7672173464560661">
            <text:p>8.8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7]+[.G197]*2" office:value-type="float" office:value="63300">
            <text:p>63300</text:p>
          </table:table-cell>
          <table:table-cell table:style-name="ACE-0" table:formula="of:=[.F197]-[.G197]*2" office:value-type="float" office:value="60500">
            <text:p>60500</text:p>
          </table:table-cell>
          <table:table-cell table:style-name="ACE-0" table:formula="of:=[.S197]-[.V197]*([.R$2]+[.R$3])" office:value-type="float" office:value="-87.939999999999998">
            <text:p>−87.94</text:p>
          </table:table-cell>
          <table:table-cell table:style-name="ACE-0" table:formula="of:=[.S197]-[.W197]*([.R$2]-[.R$3])" office:value-type="float" office:value="-70.799999999999997">
            <text:p>−70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800">
            <text:p>64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8]-[.F198]*[.R$2]" office:value-type="float" office:value="-82.159999999999997">
            <text:p>−82.2</text:p>
          </table:table-cell>
          <table:table-cell table:style-name="ACE-4" table:formula="of:=SQRT(([.Y198]-[.M198])^2+[.T198]^2)" office:value-type="float" office:value="9.0951415601957564">
            <text:p>9.1</text:p>
          </table:table-cell>
          <table:table-cell table:style-name="ACE-4" table:formula="of:=SQRT(([.M198]-[.X198])^2+[.U198]^2)" office:value-type="float" office:value="9.4132672330068257">
            <text:p>9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8]+[.G198]*2" office:value-type="float" office:value="66400">
            <text:p>66400</text:p>
          </table:table-cell>
          <table:table-cell table:style-name="ACE-0" table:formula="of:=[.F198]-[.G198]*2" office:value-type="float" office:value="63200">
            <text:p>63200</text:p>
          </table:table-cell>
          <table:table-cell table:style-name="ACE-0" table:formula="of:=[.S198]-[.V198]*([.R$2]+[.R$3])" office:value-type="float" office:value="-91.519999999999996">
            <text:p>−91.52</text:p>
          </table:table-cell>
          <table:table-cell table:style-name="ACE-0" table:formula="of:=[.S198]-[.W198]*([.R$2]-[.R$3])" office:value-type="float" office:value="-73.11999999999999">
            <text:p>−73.1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9]-[.F199]*[.R$2]" office:value-type="float" office:value="-87.919999999999987">
            <text:p>−87.9</text:p>
          </table:table-cell>
          <table:table-cell table:style-name="ACE-4" table:formula="of:=SQRT(([.Y199]-[.M199])^2+[.T199]^2)" office:value-type="float" office:value="9.6917284320187189">
            <text:p>9.7</text:p>
          </table:table-cell>
          <table:table-cell table:style-name="ACE-4" table:formula="of:=SQRT(([.M199]-[.X199])^2+[.U199]^2)" office:value-type="float" office:value="10.049875621120904">
            <text:p>10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9]+[.G199]*2" office:value-type="float" office:value="69400">
            <text:p>69400</text:p>
          </table:table-cell>
          <table:table-cell table:style-name="ACE-0" table:formula="of:=[.F199]-[.G199]*2" office:value-type="float" office:value="65800">
            <text:p>65800</text:p>
          </table:table-cell>
          <table:table-cell table:style-name="ACE-0" table:formula="of:=[.S199]-[.V199]*([.R$2]+[.R$3])" office:value-type="float" office:value="-97.920000000000002">
            <text:p>−97.92</text:p>
          </table:table-cell>
          <table:table-cell table:style-name="ACE-0" table:formula="of:=[.S199]-[.W199]*([.R$2]-[.R$3])" office:value-type="float" office:value="-78.279999999999987">
            <text:p>−78.2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9400">
            <text:p>439400</text:p>
          </table:table-cell>
          <table:table-cell table:style-name="ACE-0" office:value-type="float" office:value="31850">
            <text:p>3185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0]-[.F200]*[.R$2]" office:value-type="float" office:value="-704.9799999999999">
            <text:p>−705.0</text:p>
          </table:table-cell>
          <table:table-cell table:style-name="ACE-4" table:formula="of:=SQRT(([.Y200]-[.M200])^2+[.T200]^2)" office:value-type="float" office:value="145.86342790432425">
            <text:p>145.9</text:p>
          </table:table-cell>
          <table:table-cell table:style-name="ACE-4" table:formula="of:=SQRT(([.M200]-[.X200])^2+[.U200]^2)" office:value-type="float" office:value="158.60315255378754">
            <text:p>158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ported error range is +63.7 -40.3</text:p>
          </table:table-cell>
          <table:table-cell table:style-name="ACE-0"/>
          <table:table-cell table:style-name="ACE-0" office:value-type="float" office:value="42">
            <text:p>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0]+[.G200]*2" office:value-type="float" office:value="503100">
            <text:p>503100</text:p>
          </table:table-cell>
          <table:table-cell table:style-name="ACE-0" table:formula="of:=[.F200]-[.G200]*2" office:value-type="float" office:value="375700">
            <text:p>375700</text:p>
          </table:table-cell>
          <table:table-cell table:style-name="ACE-0" table:formula="of:=[.S200]-[.V200]*([.R$2]+[.R$3])" office:value-type="float" office:value="-863.57999999999993">
            <text:p>−863.5799999999999</text:p>
          </table:table-cell>
          <table:table-cell table:style-name="ACE-0" table:formula="of:=[.S200]-[.W200]*([.R$2]-[.R$3])" office:value-type="float" office:value="-559.11999999999989">
            <text:p>−559.1199999999999</text:p>
          </table:table-cell>
          <table:table-cell table:number-columns-repeated="231" table:style-name="Gnumeric-default"/>
        </table:table-row>
        <table:table-row table:style-name="AROW-0" table:number-rows-repeated="6533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0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10-03T09:37:2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